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453.51pt" svg:height="255.09pt" svg:x="266.66pt" svg:y="146.66pt">
            <draw:object draw:notify-on-update-of-ranges="'source_2.sender_i.routed_msg_pub.network'.D1:'source_2.sender_i.routed_msg_pub.network'.D1 'source_2.sender_i.routed_msg_pub.network'.D2:'source_2.sender_i.routed_msg_pub.network'.D170 'source_2.sender_i.routed_msg_pub.network'.E1:'source_2.sender_i.routed_msg_pub.network'.E1 'source_2.sender_i.routed_msg_pub.network'.E2:'source_2.sender_i.routed_msg_pub.network'.E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1220.03999" calcext:value-type="float">
            <text:p>1442891220.03999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1220.79577" calcext:value-type="float">
            <text:p>1442891220.79577</text:p>
          </table:table-cell>
          <table:table-cell table:formula="of:=[.G2]-[.$B2]" office:value-type="float" office:value="0.755779981613159" calcext:value-type="float">
            <text:p>0.7557799816</text:p>
          </table:table-cell>
          <table:table-cell table:formula="of:=MAX([.H2:.H2000])" office:value-type="float" office:value="0.755779981613159" calcext:value-type="float">
            <text:p>0.7557799816</text:p>
          </table:table-cell>
          <table:table-cell office:value-type="float" office:value="1442891220.79656" calcext:value-type="float">
            <text:p>1442891220.79656</text:p>
          </table:table-cell>
          <table:table-cell table:formula="of:=[.J2]-[.$B2]" office:value-type="float" office:value="0.756566524505615" calcext:value-type="float">
            <text:p>0.7565665245</text:p>
          </table:table-cell>
          <table:table-cell table:formula="of:=MAX([.K2:.K2000])" office:value-type="float" office:value="3.22311425209045" calcext:value-type="float">
            <text:p>3.2231142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1220.14244" calcext:value-type="float">
            <text:p>1442891220.14244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102448463439941" calcext:value-type="float">
            <text:p>0.1024484634</text:p>
          </table:table-cell>
          <table:table-cell table:formula="of:=[.C3]/([.D3]-[.D2])" office:value-type="float" office:value="79025.0993344194" calcext:value-type="float">
            <text:p>79025.0993344194</text:p>
          </table:table-cell>
          <table:table-cell/>
          <table:table-cell office:value-type="float" office:value="1442891220.79582" calcext:value-type="float">
            <text:p>1442891220.79582</text:p>
          </table:table-cell>
          <table:table-cell table:formula="of:=[.G3]-[.$B3]" office:value-type="float" office:value="0.653381586074829" calcext:value-type="float">
            <text:p>0.6533815861</text:p>
          </table:table-cell>
          <table:table-cell/>
          <table:table-cell office:value-type="float" office:value="1442891220.83043" calcext:value-type="float">
            <text:p>1442891220.83043</text:p>
          </table:table-cell>
          <table:table-cell table:formula="of:=[.J3]-[.$B3]" office:value-type="float" office:value="0.687991142272949" calcext:value-type="float">
            <text:p>0.68799114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1220.24505" calcext:value-type="float">
            <text:p>1442891220.24505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205059289932251" calcext:value-type="float">
            <text:p>0.2050592899</text:p>
          </table:table-cell>
          <table:table-cell table:formula="of:=[.C4]/([.D4]-[.D3])" office:value-type="float" office:value="78900.0564244239" calcext:value-type="float">
            <text:p>78900.0564244239</text:p>
          </table:table-cell>
          <table:table-cell/>
          <table:table-cell office:value-type="float" office:value="1442891220.79584" calcext:value-type="float">
            <text:p>1442891220.79584</text:p>
          </table:table-cell>
          <table:table-cell table:formula="of:=[.G4]-[.$B4]" office:value-type="float" office:value="0.550789833068848" calcext:value-type="float">
            <text:p>0.5507898331</text:p>
          </table:table-cell>
          <table:table-cell/>
          <table:table-cell office:value-type="float" office:value="1442891220.86434" calcext:value-type="float">
            <text:p>1442891220.86434</text:p>
          </table:table-cell>
          <table:table-cell table:formula="of:=[.J4]-[.$B4]" office:value-type="float" office:value="0.619282960891724" calcext:value-type="float">
            <text:p>0.61928296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1220.34643" calcext:value-type="float">
            <text:p>1442891220.34643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306438446044922" calcext:value-type="float">
            <text:p>0.306438446</text:p>
          </table:table-cell>
          <table:table-cell table:formula="of:=[.C5]/([.D5]-[.D4])" office:value-type="float" office:value="79858.6248932893" calcext:value-type="float">
            <text:p>79858.6248932893</text:p>
          </table:table-cell>
          <table:table-cell/>
          <table:table-cell office:value-type="float" office:value="1442891220.79586" calcext:value-type="float">
            <text:p>1442891220.79586</text:p>
          </table:table-cell>
          <table:table-cell table:formula="of:=[.G5]-[.$B5]" office:value-type="float" office:value="0.449428558349609" calcext:value-type="float">
            <text:p>0.4494285583</text:p>
          </table:table-cell>
          <table:table-cell/>
          <table:table-cell office:value-type="float" office:value="1442891220.89821" calcext:value-type="float">
            <text:p>1442891220.89821</text:p>
          </table:table-cell>
          <table:table-cell table:formula="of:=[.J5]-[.$B5]" office:value-type="float" office:value="0.551778078079224" calcext:value-type="float">
            <text:p>0.55177807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1220.44884" calcext:value-type="float">
            <text:p>1442891220.44884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408843040466309" calcext:value-type="float">
            <text:p>0.4088430405</text:p>
          </table:table-cell>
          <table:table-cell table:formula="of:=[.C6]/([.D6]-[.D5])" office:value-type="float" office:value="79058.952830628" calcext:value-type="float">
            <text:p>79058.952830628</text:p>
          </table:table-cell>
          <table:table-cell/>
          <table:table-cell office:value-type="float" office:value="1442891220.79588" calcext:value-type="float">
            <text:p>1442891220.79588</text:p>
          </table:table-cell>
          <table:table-cell table:formula="of:=[.G6]-[.$B6]" office:value-type="float" office:value="0.347042083740234" calcext:value-type="float">
            <text:p>0.3470420837</text:p>
          </table:table-cell>
          <table:table-cell/>
          <table:table-cell office:value-type="float" office:value="1442891220.93208" calcext:value-type="float">
            <text:p>1442891220.93208</text:p>
          </table:table-cell>
          <table:table-cell table:formula="of:=[.J6]-[.$B6]" office:value-type="float" office:value="0.483245611190796" calcext:value-type="float">
            <text:p>0.48324561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1220.55122" calcext:value-type="float">
            <text:p>1442891220.55122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511228799819946" calcext:value-type="float">
            <text:p>0.5112287998</text:p>
          </table:table-cell>
          <table:table-cell table:formula="of:=[.C7]/([.D7]-[.D6])" office:value-type="float" office:value="79073.4966572512" calcext:value-type="float">
            <text:p>79073.4966572512</text:p>
          </table:table-cell>
          <table:table-cell/>
          <table:table-cell office:value-type="float" office:value="1442891220.84141" calcext:value-type="float">
            <text:p>1442891220.84141</text:p>
          </table:table-cell>
          <table:table-cell table:formula="of:=[.G7]-[.$B7]" office:value-type="float" office:value="0.290187358856201" calcext:value-type="float">
            <text:p>0.2901873589</text:p>
          </table:table-cell>
          <table:table-cell/>
          <table:table-cell office:value-type="float" office:value="1442891220.96597" calcext:value-type="float">
            <text:p>1442891220.96597</text:p>
          </table:table-cell>
          <table:table-cell table:formula="of:=[.J7]-[.$B7]" office:value-type="float" office:value="0.414748668670654" calcext:value-type="float">
            <text:p>0.41474866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1220.65258" calcext:value-type="float">
            <text:p>1442891220.65258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612587690353394" calcext:value-type="float">
            <text:p>0.6125876904</text:p>
          </table:table-cell>
          <table:table-cell table:formula="of:=[.C8]/([.D8]-[.D7])" office:value-type="float" office:value="79874.591734293" calcext:value-type="float">
            <text:p>79874.591734293</text:p>
          </table:table-cell>
          <table:table-cell/>
          <table:table-cell office:value-type="float" office:value="1442891220.95393" calcext:value-type="float">
            <text:p>1442891220.95393</text:p>
          </table:table-cell>
          <table:table-cell table:formula="of:=[.G8]-[.$B8]" office:value-type="float" office:value="0.301347017288208" calcext:value-type="float">
            <text:p>0.3013470173</text:p>
          </table:table-cell>
          <table:table-cell/>
          <table:table-cell office:value-type="float" office:value="1442891220.99989" calcext:value-type="float">
            <text:p>1442891220.99989</text:p>
          </table:table-cell>
          <table:table-cell table:formula="of:=[.J8]-[.$B8]" office:value-type="float" office:value="0.347307920455933" calcext:value-type="float">
            <text:p>0.34730792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1220.75408" calcext:value-type="float">
            <text:p>1442891220.75408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714090824127197" calcext:value-type="float">
            <text:p>0.7140908241</text:p>
          </table:table-cell>
          <table:table-cell table:formula="of:=[.C9]/([.D9]-[.D8])" office:value-type="float" office:value="79761.0842049632" calcext:value-type="float">
            <text:p>79761.0842049632</text:p>
          </table:table-cell>
          <table:table-cell/>
          <table:table-cell office:value-type="float" office:value="1442891221.04209" calcext:value-type="float">
            <text:p>1442891221.04209</text:p>
          </table:table-cell>
          <table:table-cell table:formula="of:=[.G9]-[.$B9]" office:value-type="float" office:value="0.288010597229004" calcext:value-type="float">
            <text:p>0.2880105972</text:p>
          </table:table-cell>
          <table:table-cell/>
          <table:table-cell office:value-type="float" office:value="1442891221.04212" calcext:value-type="float">
            <text:p>1442891221.04212</text:p>
          </table:table-cell>
          <table:table-cell table:formula="of:=[.J9]-[.$B9]" office:value-type="float" office:value="0.28804087638855" calcext:value-type="float">
            <text:p>0.28804087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1220.85551" calcext:value-type="float">
            <text:p>1442891220.85551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815521240234375" calcext:value-type="float">
            <text:p>0.8155212402</text:p>
          </table:table-cell>
          <table:table-cell table:formula="of:=[.C10]/([.D10]-[.D9])" office:value-type="float" office:value="79818.2666572644" calcext:value-type="float">
            <text:p>79818.2666572644</text:p>
          </table:table-cell>
          <table:table-cell/>
          <table:table-cell office:value-type="float" office:value="1442891221.15671" calcext:value-type="float">
            <text:p>1442891221.15671</text:p>
          </table:table-cell>
          <table:table-cell table:formula="of:=[.G10]-[.$B10]" office:value-type="float" office:value="0.301196098327637" calcext:value-type="float">
            <text:p>0.3011960983</text:p>
          </table:table-cell>
          <table:table-cell/>
          <table:table-cell office:value-type="float" office:value="1442891221.15676" calcext:value-type="float">
            <text:p>1442891221.15676</text:p>
          </table:table-cell>
          <table:table-cell table:formula="of:=[.J10]-[.$B10]" office:value-type="float" office:value="0.301241397857666" calcext:value-type="float">
            <text:p>0.30124139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1220.95684" calcext:value-type="float">
            <text:p>1442891220.95684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916842222213745" calcext:value-type="float">
            <text:p>0.9168422222</text:p>
          </table:table-cell>
          <table:table-cell table:formula="of:=[.C11]/([.D11]-[.D10])" office:value-type="float" office:value="79904.4762677924" calcext:value-type="float">
            <text:p>79904.4762677924</text:p>
          </table:table-cell>
          <table:table-cell/>
          <table:table-cell office:value-type="float" office:value="1442891221.24312" calcext:value-type="float">
            <text:p>1442891221.24312</text:p>
          </table:table-cell>
          <table:table-cell table:formula="of:=[.G11]-[.$B11]" office:value-type="float" office:value="0.286285400390625" calcext:value-type="float">
            <text:p>0.2862854004</text:p>
          </table:table-cell>
          <table:table-cell/>
          <table:table-cell office:value-type="float" office:value="1442891221.24319" calcext:value-type="float">
            <text:p>1442891221.24319</text:p>
          </table:table-cell>
          <table:table-cell table:formula="of:=[.J11]-[.$B11]" office:value-type="float" office:value="0.286350965499878" calcext:value-type="float">
            <text:p>0.28635096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1221.05531" calcext:value-type="float">
            <text:p>1442891221.05531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1.01531744003296" calcext:value-type="float">
            <text:p>1.01531744</text:p>
          </table:table-cell>
          <table:table-cell table:formula="of:=[.C12]/([.D12]-[.D11])" office:value-type="float" office:value="82213.5779873376" calcext:value-type="float">
            <text:p>82213.5779873376</text:p>
          </table:table-cell>
          <table:table-cell/>
          <table:table-cell office:value-type="float" office:value="1442891221.3516" calcext:value-type="float">
            <text:p>1442891221.3516</text:p>
          </table:table-cell>
          <table:table-cell table:formula="of:=[.G12]-[.$B12]" office:value-type="float" office:value="0.296288967132568" calcext:value-type="float">
            <text:p>0.2962889671</text:p>
          </table:table-cell>
          <table:table-cell/>
          <table:table-cell office:value-type="float" office:value="1442891221.35164" calcext:value-type="float">
            <text:p>1442891221.35164</text:p>
          </table:table-cell>
          <table:table-cell table:formula="of:=[.J12]-[.$B12]" office:value-type="float" office:value="0.296326160430908" calcext:value-type="float">
            <text:p>0.29632616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1221.15184" calcext:value-type="float">
            <text:p>1442891221.15184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1.11185073852539" calcext:value-type="float">
            <text:p>1.1118507385</text:p>
          </table:table-cell>
          <table:table-cell table:formula="of:=[.C13]/([.D13]-[.D12])" office:value-type="float" office:value="83867.4335844303" calcext:value-type="float">
            <text:p>83867.4335844303</text:p>
          </table:table-cell>
          <table:table-cell/>
          <table:table-cell office:value-type="float" office:value="1442891221.44409" calcext:value-type="float">
            <text:p>1442891221.44409</text:p>
          </table:table-cell>
          <table:table-cell table:formula="of:=[.G13]-[.$B13]" office:value-type="float" office:value="0.29224705696106" calcext:value-type="float">
            <text:p>0.292247057</text:p>
          </table:table-cell>
          <table:table-cell/>
          <table:table-cell office:value-type="float" office:value="1442891221.44418" calcext:value-type="float">
            <text:p>1442891221.44418</text:p>
          </table:table-cell>
          <table:table-cell table:formula="of:=[.J13]-[.$B13]" office:value-type="float" office:value="0.292334794998169" calcext:value-type="float">
            <text:p>0.2923347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1221.24843" calcext:value-type="float">
            <text:p>1442891221.24843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1.20843267440796" calcext:value-type="float">
            <text:p>1.2084326744</text:p>
          </table:table-cell>
          <table:table-cell table:formula="of:=[.C14]/([.D14]-[.D13])" office:value-type="float" office:value="83825.199050097" calcext:value-type="float">
            <text:p>83825.199050097</text:p>
          </table:table-cell>
          <table:table-cell/>
          <table:table-cell office:value-type="float" office:value="1442891221.54478" calcext:value-type="float">
            <text:p>1442891221.54478</text:p>
          </table:table-cell>
          <table:table-cell table:formula="of:=[.G14]-[.$B14]" office:value-type="float" office:value="0.296355724334717" calcext:value-type="float">
            <text:p>0.2963557243</text:p>
          </table:table-cell>
          <table:table-cell/>
          <table:table-cell office:value-type="float" office:value="1442891221.54482" calcext:value-type="float">
            <text:p>1442891221.54482</text:p>
          </table:table-cell>
          <table:table-cell table:formula="of:=[.J14]-[.$B14]" office:value-type="float" office:value="0.296391248703003" calcext:value-type="float">
            <text:p>0.29639124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1221.34496" calcext:value-type="float">
            <text:p>1442891221.34496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1.30496740341187" calcext:value-type="float">
            <text:p>1.3049674034</text:p>
          </table:table-cell>
          <table:table-cell table:formula="of:=[.C15]/([.D15]-[.D14])" office:value-type="float" office:value="83866.1907847941" calcext:value-type="float">
            <text:p>83866.1907847941</text:p>
          </table:table-cell>
          <table:table-cell/>
          <table:table-cell office:value-type="float" office:value="1442891221.64053" calcext:value-type="float">
            <text:p>1442891221.64053</text:p>
          </table:table-cell>
          <table:table-cell table:formula="of:=[.G15]-[.$B15]" office:value-type="float" office:value="0.295572996139526" calcext:value-type="float">
            <text:p>0.2955729961</text:p>
          </table:table-cell>
          <table:table-cell/>
          <table:table-cell office:value-type="float" office:value="1442891221.64058" calcext:value-type="float">
            <text:p>1442891221.64058</text:p>
          </table:table-cell>
          <table:table-cell table:formula="of:=[.J15]-[.$B15]" office:value-type="float" office:value="0.295619487762451" calcext:value-type="float">
            <text:p>0.29561948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1221.44045" calcext:value-type="float">
            <text:p>1442891221.44045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1.40045809745789" calcext:value-type="float">
            <text:p>1.4004580975</text:p>
          </table:table-cell>
          <table:table-cell table:formula="of:=[.C16]/([.D16]-[.D15])" office:value-type="float" office:value="84783.1307634882" calcext:value-type="float">
            <text:p>84783.1307634882</text:p>
          </table:table-cell>
          <table:table-cell/>
          <table:table-cell office:value-type="float" office:value="1442891221.64502" calcext:value-type="float">
            <text:p>1442891221.64502</text:p>
          </table:table-cell>
          <table:table-cell table:formula="of:=[.G16]-[.$B16]" office:value-type="float" office:value="0.204571008682251" calcext:value-type="float">
            <text:p>0.2045710087</text:p>
          </table:table-cell>
          <table:table-cell/>
          <table:table-cell office:value-type="float" office:value="1442891221.67339" calcext:value-type="float">
            <text:p>1442891221.67339</text:p>
          </table:table-cell>
          <table:table-cell table:formula="of:=[.J16]-[.$B16]" office:value-type="float" office:value="0.232936143875122" calcext:value-type="float">
            <text:p>0.23293614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1221.53592" calcext:value-type="float">
            <text:p>1442891221.53592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1.49592471122742" calcext:value-type="float">
            <text:p>1.4959247112</text:p>
          </table:table-cell>
          <table:table-cell table:formula="of:=[.C17]/([.D17]-[.D16])" office:value-type="float" office:value="84804.5162630864" calcext:value-type="float">
            <text:p>84804.5162630864</text:p>
          </table:table-cell>
          <table:table-cell/>
          <table:table-cell office:value-type="float" office:value="1442891221.83254" calcext:value-type="float">
            <text:p>1442891221.83254</text:p>
          </table:table-cell>
          <table:table-cell table:formula="of:=[.G17]-[.$B17]" office:value-type="float" office:value="0.296621322631836" calcext:value-type="float">
            <text:p>0.2966213226</text:p>
          </table:table-cell>
          <table:table-cell/>
          <table:table-cell office:value-type="float" office:value="1442891221.83259" calcext:value-type="float">
            <text:p>1442891221.83259</text:p>
          </table:table-cell>
          <table:table-cell table:formula="of:=[.J17]-[.$B17]" office:value-type="float" office:value="0.296676635742187" calcext:value-type="float">
            <text:p>0.29667663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1221.63248" calcext:value-type="float">
            <text:p>1442891221.63248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1.59249114990234" calcext:value-type="float">
            <text:p>1.5924911499</text:p>
          </table:table-cell>
          <table:table-cell table:formula="of:=[.C18]/([.D18]-[.D17])" office:value-type="float" office:value="83838.6515138422" calcext:value-type="float">
            <text:p>83838.6515138422</text:p>
          </table:table-cell>
          <table:table-cell/>
          <table:table-cell office:value-type="float" office:value="1442891221.84595" calcext:value-type="float">
            <text:p>1442891221.84595</text:p>
          </table:table-cell>
          <table:table-cell table:formula="of:=[.G18]-[.$B18]" office:value-type="float" office:value="0.213467597961426" calcext:value-type="float">
            <text:p>0.213467598</text:p>
          </table:table-cell>
          <table:table-cell/>
          <table:table-cell office:value-type="float" office:value="1442891221.8654" calcext:value-type="float">
            <text:p>1442891221.8654</text:p>
          </table:table-cell>
          <table:table-cell table:formula="of:=[.J18]-[.$B18]" office:value-type="float" office:value="0.232914209365845" calcext:value-type="float">
            <text:p>0.23291420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1221.72801" calcext:value-type="float">
            <text:p>1442891221.72801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1.68802189826965" calcext:value-type="float">
            <text:p>1.6880218983</text:p>
          </table:table-cell>
          <table:table-cell table:formula="of:=[.C19]/([.D19]-[.D18])" office:value-type="float" office:value="84747.5827245841" calcext:value-type="float">
            <text:p>84747.5827245841</text:p>
          </table:table-cell>
          <table:table-cell/>
          <table:table-cell office:value-type="float" office:value="1442891222.02353" calcext:value-type="float">
            <text:p>1442891222.02353</text:p>
          </table:table-cell>
          <table:table-cell table:formula="of:=[.G19]-[.$B19]" office:value-type="float" office:value="0.295518398284912" calcext:value-type="float">
            <text:p>0.2955183983</text:p>
          </table:table-cell>
          <table:table-cell/>
          <table:table-cell office:value-type="float" office:value="1442891222.0236" calcext:value-type="float">
            <text:p>1442891222.0236</text:p>
          </table:table-cell>
          <table:table-cell table:formula="of:=[.J19]-[.$B19]" office:value-type="float" office:value="0.295589923858643" calcext:value-type="float">
            <text:p>0.295589923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1221.82349" calcext:value-type="float">
            <text:p>1442891221.82349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1.78349852561951" calcext:value-type="float">
            <text:p>1.7834985256</text:p>
          </table:table-cell>
          <table:table-cell table:formula="of:=[.C20]/([.D20]-[.D19])" office:value-type="float" office:value="84795.6219728411" calcext:value-type="float">
            <text:p>84795.6219728411</text:p>
          </table:table-cell>
          <table:table-cell/>
          <table:table-cell office:value-type="float" office:value="1442891222.04701" calcext:value-type="float">
            <text:p>1442891222.04701</text:p>
          </table:table-cell>
          <table:table-cell table:formula="of:=[.G20]-[.$B20]" office:value-type="float" office:value="0.223518133163452" calcext:value-type="float">
            <text:p>0.2235181332</text:p>
          </table:table-cell>
          <table:table-cell/>
          <table:table-cell office:value-type="float" office:value="1442891222.05313" calcext:value-type="float">
            <text:p>1442891222.05313</text:p>
          </table:table-cell>
          <table:table-cell table:formula="of:=[.J20]-[.$B20]" office:value-type="float" office:value="0.229637384414673" calcext:value-type="float">
            <text:p>0.22963738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1221.92019" calcext:value-type="float">
            <text:p>1442891221.92019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1.8801953792572" calcext:value-type="float">
            <text:p>1.8801953793</text:p>
          </table:table-cell>
          <table:table-cell table:formula="of:=[.C21]/([.D21]-[.D20])" office:value-type="float" office:value="83725.5783971438" calcext:value-type="float">
            <text:p>83725.5783971438</text:p>
          </table:table-cell>
          <table:table-cell/>
          <table:table-cell office:value-type="float" office:value="1442891222.21387" calcext:value-type="float">
            <text:p>1442891222.21387</text:p>
          </table:table-cell>
          <table:table-cell table:formula="of:=[.G21]-[.$B21]" office:value-type="float" office:value="0.293683767318726" calcext:value-type="float">
            <text:p>0.2936837673</text:p>
          </table:table-cell>
          <table:table-cell/>
          <table:table-cell office:value-type="float" office:value="1442891222.21393" calcext:value-type="float">
            <text:p>1442891222.21393</text:p>
          </table:table-cell>
          <table:table-cell table:formula="of:=[.J21]-[.$B21]" office:value-type="float" office:value="0.293739795684814" calcext:value-type="float">
            <text:p>0.29373979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1222.01382" calcext:value-type="float">
            <text:p>1442891222.01382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1.97382760047913" calcext:value-type="float">
            <text:p>1.9738276005</text:p>
          </table:table-cell>
          <table:table-cell table:formula="of:=[.C22]/([.D22]-[.D21])" office:value-type="float" office:value="86465.9611226262" calcext:value-type="float">
            <text:p>86465.9611226262</text:p>
          </table:table-cell>
          <table:table-cell/>
          <table:table-cell office:value-type="float" office:value="1442891222.24803" calcext:value-type="float">
            <text:p>1442891222.24803</text:p>
          </table:table-cell>
          <table:table-cell table:formula="of:=[.G22]-[.$B22]" office:value-type="float" office:value="0.234209537506104" calcext:value-type="float">
            <text:p>0.2342095375</text:p>
          </table:table-cell>
          <table:table-cell/>
          <table:table-cell office:value-type="float" office:value="1442891222.24807" calcext:value-type="float">
            <text:p>1442891222.24807</text:p>
          </table:table-cell>
          <table:table-cell table:formula="of:=[.J22]-[.$B22]" office:value-type="float" office:value="0.234248161315918" calcext:value-type="float">
            <text:p>0.23424816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1222.09332" calcext:value-type="float">
            <text:p>1442891222.09332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2.05332708358765" calcext:value-type="float">
            <text:p>2.0533270836</text:p>
          </table:table-cell>
          <table:table-cell table:formula="of:=[.C23]/([.D23]-[.D22])" office:value-type="float" office:value="101837.140110063" calcext:value-type="float">
            <text:p>101837.140110063</text:p>
          </table:table-cell>
          <table:table-cell/>
          <table:table-cell office:value-type="float" office:value="1442891222.3727" calcext:value-type="float">
            <text:p>1442891222.3727</text:p>
          </table:table-cell>
          <table:table-cell table:formula="of:=[.G23]-[.$B23]" office:value-type="float" office:value="0.27938175201416" calcext:value-type="float">
            <text:p>0.279381752</text:p>
          </table:table-cell>
          <table:table-cell/>
          <table:table-cell office:value-type="float" office:value="1442891222.37275" calcext:value-type="float">
            <text:p>1442891222.37275</text:p>
          </table:table-cell>
          <table:table-cell table:formula="of:=[.J23]-[.$B23]" office:value-type="float" office:value="0.279425859451294" calcext:value-type="float">
            <text:p>0.279425859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1222.17266" calcext:value-type="float">
            <text:p>1442891222.17266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2.13266801834106" calcext:value-type="float">
            <text:p>2.1326680183</text:p>
          </table:table-cell>
          <table:table-cell table:formula="of:=[.C24]/([.D24]-[.D23])" office:value-type="float" office:value="102040.643019412" calcext:value-type="float">
            <text:p>102040.643019412</text:p>
          </table:table-cell>
          <table:table-cell/>
          <table:table-cell office:value-type="float" office:value="1442891222.44901" calcext:value-type="float">
            <text:p>1442891222.44901</text:p>
          </table:table-cell>
          <table:table-cell table:formula="of:=[.G24]-[.$B24]" office:value-type="float" office:value="0.27634859085083" calcext:value-type="float">
            <text:p>0.2763485909</text:p>
          </table:table-cell>
          <table:table-cell/>
          <table:table-cell office:value-type="float" office:value="1442891222.44908" calcext:value-type="float">
            <text:p>1442891222.44908</text:p>
          </table:table-cell>
          <table:table-cell table:formula="of:=[.J24]-[.$B24]" office:value-type="float" office:value="0.276422262191772" calcext:value-type="float">
            <text:p>0.27642226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1222.25205" calcext:value-type="float">
            <text:p>1442891222.25205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2.21205759048462" calcext:value-type="float">
            <text:p>2.2120575905</text:p>
          </table:table-cell>
          <table:table-cell table:formula="of:=[.C25]/([.D25]-[.D24])" office:value-type="float" office:value="101978.128630805" calcext:value-type="float">
            <text:p>101978.128630805</text:p>
          </table:table-cell>
          <table:table-cell/>
          <table:table-cell office:value-type="float" office:value="1442891222.53146" calcext:value-type="float">
            <text:p>1442891222.53146</text:p>
          </table:table-cell>
          <table:table-cell table:formula="of:=[.G25]-[.$B25]" office:value-type="float" office:value="0.279408931732178" calcext:value-type="float">
            <text:p>0.2794089317</text:p>
          </table:table-cell>
          <table:table-cell/>
          <table:table-cell office:value-type="float" office:value="1442891222.53152" calcext:value-type="float">
            <text:p>1442891222.53152</text:p>
          </table:table-cell>
          <table:table-cell table:formula="of:=[.J25]-[.$B25]" office:value-type="float" office:value="0.279466867446899" calcext:value-type="float">
            <text:p>0.27946686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1222.33138" calcext:value-type="float">
            <text:p>1442891222.33138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2.29138827323914" calcext:value-type="float">
            <text:p>2.2913882732</text:p>
          </table:table-cell>
          <table:table-cell table:formula="of:=[.C26]/([.D26]-[.D25])" office:value-type="float" office:value="102053.829853608" calcext:value-type="float">
            <text:p>102053.829853608</text:p>
          </table:table-cell>
          <table:table-cell/>
          <table:table-cell office:value-type="float" office:value="1442891222.61062" calcext:value-type="float">
            <text:p>1442891222.61062</text:p>
          </table:table-cell>
          <table:table-cell table:formula="of:=[.G26]-[.$B26]" office:value-type="float" office:value="0.279242992401123" calcext:value-type="float">
            <text:p>0.2792429924</text:p>
          </table:table-cell>
          <table:table-cell/>
          <table:table-cell office:value-type="float" office:value="1442891222.61068" calcext:value-type="float">
            <text:p>1442891222.61068</text:p>
          </table:table-cell>
          <table:table-cell table:formula="of:=[.J26]-[.$B26]" office:value-type="float" office:value="0.279298305511475" calcext:value-type="float">
            <text:p>0.27929830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1222.41072" calcext:value-type="float">
            <text:p>1442891222.41072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2.37072420120239" calcext:value-type="float">
            <text:p>2.3707242012</text:p>
          </table:table-cell>
          <table:table-cell table:formula="of:=[.C27]/([.D27]-[.D26])" office:value-type="float" office:value="102047.08267545" calcext:value-type="float">
            <text:p>102047.08267545</text:p>
          </table:table-cell>
          <table:table-cell/>
          <table:table-cell office:value-type="float" office:value="1442891222.64974" calcext:value-type="float">
            <text:p>1442891222.64974</text:p>
          </table:table-cell>
          <table:table-cell table:formula="of:=[.G27]-[.$B27]" office:value-type="float" office:value="0.239022493362427" calcext:value-type="float">
            <text:p>0.2390224934</text:p>
          </table:table-cell>
          <table:table-cell/>
          <table:table-cell office:value-type="float" office:value="1442891222.6498" calcext:value-type="float">
            <text:p>1442891222.6498</text:p>
          </table:table-cell>
          <table:table-cell table:formula="of:=[.J27]-[.$B27]" office:value-type="float" office:value="0.239087104797363" calcext:value-type="float">
            <text:p>0.23908710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1222.49004" calcext:value-type="float">
            <text:p>1442891222.49004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2.45004534721375" calcext:value-type="float">
            <text:p>2.4500453472</text:p>
          </table:table-cell>
          <table:table-cell table:formula="of:=[.C28]/([.D28]-[.D27])" office:value-type="float" office:value="102066.099736397" calcext:value-type="float">
            <text:p>102066.099736397</text:p>
          </table:table-cell>
          <table:table-cell/>
          <table:table-cell office:value-type="float" office:value="1442891222.76934" calcext:value-type="float">
            <text:p>1442891222.76934</text:p>
          </table:table-cell>
          <table:table-cell table:formula="of:=[.G28]-[.$B28]" office:value-type="float" office:value="0.279301881790161" calcext:value-type="float">
            <text:p>0.2793018818</text:p>
          </table:table-cell>
          <table:table-cell/>
          <table:table-cell office:value-type="float" office:value="1442891222.7694" calcext:value-type="float">
            <text:p>1442891222.7694</text:p>
          </table:table-cell>
          <table:table-cell table:formula="of:=[.J28]-[.$B28]" office:value-type="float" office:value="0.279358148574829" calcext:value-type="float">
            <text:p>0.279358148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1222.56936" calcext:value-type="float">
            <text:p>1442891222.56936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2.5293664932251" calcext:value-type="float">
            <text:p>2.5293664932</text:p>
          </table:table-cell>
          <table:table-cell table:formula="of:=[.C29]/([.D29]-[.D28])" office:value-type="float" office:value="102066.099736397" calcext:value-type="float">
            <text:p>102066.099736397</text:p>
          </table:table-cell>
          <table:table-cell/>
          <table:table-cell office:value-type="float" office:value="1442891222.84857" calcext:value-type="float">
            <text:p>1442891222.84857</text:p>
          </table:table-cell>
          <table:table-cell table:formula="of:=[.G29]-[.$B29]" office:value-type="float" office:value="0.279211282730103" calcext:value-type="float">
            <text:p>0.2792112827</text:p>
          </table:table-cell>
          <table:table-cell/>
          <table:table-cell office:value-type="float" office:value="1442891222.84863" calcext:value-type="float">
            <text:p>1442891222.84863</text:p>
          </table:table-cell>
          <table:table-cell table:formula="of:=[.J29]-[.$B29]" office:value-type="float" office:value="0.279273509979248" calcext:value-type="float">
            <text:p>0.2792735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1222.64866" calcext:value-type="float">
            <text:p>1442891222.64866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2.60866379737854" calcext:value-type="float">
            <text:p>2.6086637974</text:p>
          </table:table-cell>
          <table:table-cell table:formula="of:=[.C30]/([.D30]-[.D29])" office:value-type="float" office:value="102096.787355268" calcext:value-type="float">
            <text:p>102096.787355268</text:p>
          </table:table-cell>
          <table:table-cell/>
          <table:table-cell office:value-type="float" office:value="1442891222.85059" calcext:value-type="float">
            <text:p>1442891222.85059</text:p>
          </table:table-cell>
          <table:table-cell table:formula="of:=[.G30]-[.$B30]" office:value-type="float" office:value="0.201934099197388" calcext:value-type="float">
            <text:p>0.2019340992</text:p>
          </table:table-cell>
          <table:table-cell/>
          <table:table-cell office:value-type="float" office:value="1442891222.87814" calcext:value-type="float">
            <text:p>1442891222.87814</text:p>
          </table:table-cell>
          <table:table-cell table:formula="of:=[.J30]-[.$B30]" office:value-type="float" office:value="0.22948169708252" calcext:value-type="float">
            <text:p>0.229481697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1222.72795" calcext:value-type="float">
            <text:p>1442891222.72795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2.68795847892761" calcext:value-type="float">
            <text:p>2.6879584789</text:p>
          </table:table-cell>
          <table:table-cell table:formula="of:=[.C31]/([.D31]-[.D30])" office:value-type="float" office:value="102100.164119957" calcext:value-type="float">
            <text:p>102100.164119957</text:p>
          </table:table-cell>
          <table:table-cell/>
          <table:table-cell office:value-type="float" office:value="1442891223.00719" calcext:value-type="float">
            <text:p>1442891223.00719</text:p>
          </table:table-cell>
          <table:table-cell table:formula="of:=[.G31]-[.$B31]" office:value-type="float" office:value="0.279239892959595" calcext:value-type="float">
            <text:p>0.279239893</text:p>
          </table:table-cell>
          <table:table-cell/>
          <table:table-cell office:value-type="float" office:value="1442891223.00728" calcext:value-type="float">
            <text:p>1442891223.00728</text:p>
          </table:table-cell>
          <table:table-cell table:formula="of:=[.J31]-[.$B31]" office:value-type="float" office:value="0.279325723648071" calcext:value-type="float">
            <text:p>0.27932572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1222.80725" calcext:value-type="float">
            <text:p>1442891222.80725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2.76726198196411" calcext:value-type="float">
            <text:p>2.767261982</text:p>
          </table:table-cell>
          <table:table-cell table:formula="of:=[.C32]/([.D32]-[.D31])" office:value-type="float" office:value="102088.806799289" calcext:value-type="float">
            <text:p>102088.806799289</text:p>
          </table:table-cell>
          <table:table-cell/>
          <table:table-cell office:value-type="float" office:value="1442891223.05149" calcext:value-type="float">
            <text:p>1442891223.05149</text:p>
          </table:table-cell>
          <table:table-cell table:formula="of:=[.G32]-[.$B32]" office:value-type="float" office:value="0.244239091873169" calcext:value-type="float">
            <text:p>0.2442390919</text:p>
          </table:table-cell>
          <table:table-cell/>
          <table:table-cell office:value-type="float" office:value="1442891223.05153" calcext:value-type="float">
            <text:p>1442891223.05153</text:p>
          </table:table-cell>
          <table:table-cell table:formula="of:=[.J32]-[.$B32]" office:value-type="float" office:value="0.244278192520142" calcext:value-type="float">
            <text:p>0.24427819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1222.88661" calcext:value-type="float">
            <text:p>1442891222.88661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2.84661531448364" calcext:value-type="float">
            <text:p>2.8466153145</text:p>
          </table:table-cell>
          <table:table-cell table:formula="of:=[.C33]/([.D33]-[.D32])" office:value-type="float" office:value="102024.700701856" calcext:value-type="float">
            <text:p>102024.700701856</text:p>
          </table:table-cell>
          <table:table-cell/>
          <table:table-cell office:value-type="float" office:value="1442891223.16608" calcext:value-type="float">
            <text:p>1442891223.16608</text:p>
          </table:table-cell>
          <table:table-cell table:formula="of:=[.G33]-[.$B33]" office:value-type="float" office:value="0.279473304748535" calcext:value-type="float">
            <text:p>0.2794733047</text:p>
          </table:table-cell>
          <table:table-cell/>
          <table:table-cell office:value-type="float" office:value="1442891223.16614" calcext:value-type="float">
            <text:p>1442891223.16614</text:p>
          </table:table-cell>
          <table:table-cell table:formula="of:=[.J33]-[.$B33]" office:value-type="float" office:value="0.279530763626099" calcext:value-type="float">
            <text:p>0.27953076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1222.96596" calcext:value-type="float">
            <text:p>1442891222.96596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2.92596960067749" calcext:value-type="float">
            <text:p>2.9259696007</text:p>
          </table:table-cell>
          <table:table-cell table:formula="of:=[.C34]/([.D34]-[.D33])" office:value-type="float" office:value="102023.474576068" calcext:value-type="float">
            <text:p>102023.474576068</text:p>
          </table:table-cell>
          <table:table-cell/>
          <table:table-cell office:value-type="float" office:value="1442891223.24657" calcext:value-type="float">
            <text:p>1442891223.24657</text:p>
          </table:table-cell>
          <table:table-cell table:formula="of:=[.G34]-[.$B34]" office:value-type="float" office:value="0.280606985092163" calcext:value-type="float">
            <text:p>0.2806069851</text:p>
          </table:table-cell>
          <table:table-cell/>
          <table:table-cell office:value-type="float" office:value="1442891223.2466" calcext:value-type="float">
            <text:p>1442891223.2466</text:p>
          </table:table-cell>
          <table:table-cell table:formula="of:=[.J34]-[.$B34]" office:value-type="float" office:value="0.280635595321655" calcext:value-type="float">
            <text:p>0.28063559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1223.04638" calcext:value-type="float">
            <text:p>1442891223.04638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3.00638961791992" calcext:value-type="float">
            <text:p>3.0063896179</text:p>
          </table:table-cell>
          <table:table-cell table:formula="of:=[.C35]/([.D35]-[.D34])" office:value-type="float" office:value="100671.453173083" calcext:value-type="float">
            <text:p>100671.453173083</text:p>
          </table:table-cell>
          <table:table-cell/>
          <table:table-cell office:value-type="float" office:value="1442891223.25215" calcext:value-type="float">
            <text:p>1442891223.25215</text:p>
          </table:table-cell>
          <table:table-cell table:formula="of:=[.G35]-[.$B35]" office:value-type="float" office:value="0.205769777297974" calcext:value-type="float">
            <text:p>0.2057697773</text:p>
          </table:table-cell>
          <table:table-cell/>
          <table:table-cell office:value-type="float" office:value="1442891223.27355" calcext:value-type="float">
            <text:p>1442891223.27355</text:p>
          </table:table-cell>
          <table:table-cell table:formula="of:=[.J35]-[.$B35]" office:value-type="float" office:value="0.22716498374939" calcext:value-type="float">
            <text:p>0.227164983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1223.12781" calcext:value-type="float">
            <text:p>1442891223.12781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3.08781719207764" calcext:value-type="float">
            <text:p>3.0878171921</text:p>
          </table:table-cell>
          <table:table-cell table:formula="of:=[.C36]/([.D36]-[.D35])" office:value-type="float" office:value="99425.7790895143" calcext:value-type="float">
            <text:p>99425.7790895143</text:p>
          </table:table-cell>
          <table:table-cell/>
          <table:table-cell office:value-type="float" office:value="1442891223.40908" calcext:value-type="float">
            <text:p>1442891223.40908</text:p>
          </table:table-cell>
          <table:table-cell table:formula="of:=[.G36]-[.$B36]" office:value-type="float" office:value="0.281270980834961" calcext:value-type="float">
            <text:p>0.2812709808</text:p>
          </table:table-cell>
          <table:table-cell/>
          <table:table-cell office:value-type="float" office:value="1442891223.40914" calcext:value-type="float">
            <text:p>1442891223.40914</text:p>
          </table:table-cell>
          <table:table-cell table:formula="of:=[.J36]-[.$B36]" office:value-type="float" office:value="0.281327962875366" calcext:value-type="float">
            <text:p>0.281327962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1223.20918" calcext:value-type="float">
            <text:p>1442891223.20918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3.16918730735779" calcext:value-type="float">
            <text:p>3.1691873074</text:p>
          </table:table-cell>
          <table:table-cell table:formula="of:=[.C37]/([.D37]-[.D36])" office:value-type="float" office:value="99495.9878344287" calcext:value-type="float">
            <text:p>99495.9878344287</text:p>
          </table:table-cell>
          <table:table-cell/>
          <table:table-cell office:value-type="float" office:value="1442891223.45292" calcext:value-type="float">
            <text:p>1442891223.45292</text:p>
          </table:table-cell>
          <table:table-cell table:formula="of:=[.G37]-[.$B37]" office:value-type="float" office:value="0.243739604949951" calcext:value-type="float">
            <text:p>0.2437396049</text:p>
          </table:table-cell>
          <table:table-cell/>
          <table:table-cell office:value-type="float" office:value="1442891223.45297" calcext:value-type="float">
            <text:p>1442891223.45297</text:p>
          </table:table-cell>
          <table:table-cell table:formula="of:=[.J37]-[.$B37]" office:value-type="float" office:value="0.24378776550293" calcext:value-type="float">
            <text:p>0.243787765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1223.29059" calcext:value-type="float">
            <text:p>1442891223.29059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3.25059628486633" calcext:value-type="float">
            <text:p>3.2505962849</text:p>
          </table:table-cell>
          <table:table-cell table:formula="of:=[.C38]/([.D38]-[.D37])" office:value-type="float" office:value="99448.4914044059" calcext:value-type="float">
            <text:p>99448.4914044059</text:p>
          </table:table-cell>
          <table:table-cell/>
          <table:table-cell office:value-type="float" office:value="1442891223.57177" calcext:value-type="float">
            <text:p>1442891223.57177</text:p>
          </table:table-cell>
          <table:table-cell table:formula="of:=[.G38]-[.$B38]" office:value-type="float" office:value="0.281181335449219" calcext:value-type="float">
            <text:p>0.2811813354</text:p>
          </table:table-cell>
          <table:table-cell/>
          <table:table-cell office:value-type="float" office:value="1442891223.57183" calcext:value-type="float">
            <text:p>1442891223.57183</text:p>
          </table:table-cell>
          <table:table-cell table:formula="of:=[.J38]-[.$B38]" office:value-type="float" office:value="0.28123927116394" calcext:value-type="float">
            <text:p>0.281239271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1223.37197" calcext:value-type="float">
            <text:p>1442891223.37197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3.33198165893555" calcext:value-type="float">
            <text:p>3.3319816589</text:p>
          </table:table-cell>
          <table:table-cell table:formula="of:=[.C39]/([.D39]-[.D38])" office:value-type="float" office:value="99477.3335208214" calcext:value-type="float">
            <text:p>99477.3335208214</text:p>
          </table:table-cell>
          <table:table-cell/>
          <table:table-cell office:value-type="float" office:value="1442891223.65317" calcext:value-type="float">
            <text:p>1442891223.65317</text:p>
          </table:table-cell>
          <table:table-cell table:formula="of:=[.G39]-[.$B39]" office:value-type="float" office:value="0.281199932098389" calcext:value-type="float">
            <text:p>0.2811999321</text:p>
          </table:table-cell>
          <table:table-cell/>
          <table:table-cell office:value-type="float" office:value="1442891223.65321" calcext:value-type="float">
            <text:p>1442891223.65321</text:p>
          </table:table-cell>
          <table:table-cell table:formula="of:=[.J39]-[.$B39]" office:value-type="float" office:value="0.281231164932251" calcext:value-type="float">
            <text:p>0.281231164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1223.4534" calcext:value-type="float">
            <text:p>1442891223.4534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3.41340899467468" calcext:value-type="float">
            <text:p>3.4134089947</text:p>
          </table:table-cell>
          <table:table-cell table:formula="of:=[.C40]/([.D40]-[.D39])" office:value-type="float" office:value="99426.0702073897" calcext:value-type="float">
            <text:p>99426.0702073897</text:p>
          </table:table-cell>
          <table:table-cell/>
          <table:table-cell office:value-type="float" office:value="1442891223.65359" calcext:value-type="float">
            <text:p>1442891223.65359</text:p>
          </table:table-cell>
          <table:table-cell table:formula="of:=[.G40]-[.$B40]" office:value-type="float" office:value="0.20018482208252" calcext:value-type="float">
            <text:p>0.2001848221</text:p>
          </table:table-cell>
          <table:table-cell/>
          <table:table-cell office:value-type="float" office:value="1442891223.68016" calcext:value-type="float">
            <text:p>1442891223.68016</text:p>
          </table:table-cell>
          <table:table-cell table:formula="of:=[.J40]-[.$B40]" office:value-type="float" office:value="0.226753950119019" calcext:value-type="float">
            <text:p>0.226753950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1223.53478" calcext:value-type="float">
            <text:p>1442891223.53478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3.49478220939636" calcext:value-type="float">
            <text:p>3.4947822094</text:p>
          </table:table-cell>
          <table:table-cell table:formula="of:=[.C41]/([.D41]-[.D40])" office:value-type="float" office:value="99492.1981107752" calcext:value-type="float">
            <text:p>99492.1981107752</text:p>
          </table:table-cell>
          <table:table-cell/>
          <table:table-cell office:value-type="float" office:value="1442891223.81609" calcext:value-type="float">
            <text:p>1442891223.81609</text:p>
          </table:table-cell>
          <table:table-cell table:formula="of:=[.G41]-[.$B41]" office:value-type="float" office:value="0.281319141387939" calcext:value-type="float">
            <text:p>0.2813191414</text:p>
          </table:table-cell>
          <table:table-cell/>
          <table:table-cell office:value-type="float" office:value="1442891223.81613" calcext:value-type="float">
            <text:p>1442891223.81613</text:p>
          </table:table-cell>
          <table:table-cell table:formula="of:=[.J41]-[.$B41]" office:value-type="float" office:value="0.2813560962677" calcext:value-type="float">
            <text:p>0.281356096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1223.61612" calcext:value-type="float">
            <text:p>1442891223.61612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3.5761284828186" calcext:value-type="float">
            <text:p>3.5761284828</text:p>
          </table:table-cell>
          <table:table-cell table:formula="of:=[.C42]/([.D42]-[.D41])" office:value-type="float" office:value="99525.1492096802" calcext:value-type="float">
            <text:p>99525.1492096802</text:p>
          </table:table-cell>
          <table:table-cell/>
          <table:table-cell office:value-type="float" office:value="1442891223.85428" calcext:value-type="float">
            <text:p>1442891223.85428</text:p>
          </table:table-cell>
          <table:table-cell table:formula="of:=[.G42]-[.$B42]" office:value-type="float" office:value="0.238160133361816" calcext:value-type="float">
            <text:p>0.2381601334</text:p>
          </table:table-cell>
          <table:table-cell/>
          <table:table-cell office:value-type="float" office:value="1442891223.85431" calcext:value-type="float">
            <text:p>1442891223.85431</text:p>
          </table:table-cell>
          <table:table-cell table:formula="of:=[.J42]-[.$B42]" office:value-type="float" office:value="0.238188982009888" calcext:value-type="float">
            <text:p>0.2381889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1223.69753" calcext:value-type="float">
            <text:p>1442891223.69753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3.65754055976868" calcext:value-type="float">
            <text:p>3.6575405598</text:p>
          </table:table-cell>
          <table:table-cell table:formula="of:=[.C43]/([.D43]-[.D42])" office:value-type="float" office:value="99444.705298023" calcext:value-type="float">
            <text:p>99444.705298023</text:p>
          </table:table-cell>
          <table:table-cell/>
          <table:table-cell office:value-type="float" office:value="1442891223.97895" calcext:value-type="float">
            <text:p>1442891223.97895</text:p>
          </table:table-cell>
          <table:table-cell table:formula="of:=[.G43]-[.$B43]" office:value-type="float" office:value="0.281412601470947" calcext:value-type="float">
            <text:p>0.2814126015</text:p>
          </table:table-cell>
          <table:table-cell/>
          <table:table-cell office:value-type="float" office:value="1442891223.97899" calcext:value-type="float">
            <text:p>1442891223.97899</text:p>
          </table:table-cell>
          <table:table-cell table:formula="of:=[.J43]-[.$B43]" office:value-type="float" office:value="0.28145432472229" calcext:value-type="float">
            <text:p>0.281454324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1223.77898" calcext:value-type="float">
            <text:p>1442891223.77898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3.73898959159851" calcext:value-type="float">
            <text:p>3.7389895916</text:p>
          </table:table-cell>
          <table:table-cell table:formula="of:=[.C44]/([.D44]-[.D43])" office:value-type="float" office:value="99399.5854599528" calcext:value-type="float">
            <text:p>99399.5854599528</text:p>
          </table:table-cell>
          <table:table-cell/>
          <table:table-cell office:value-type="float" office:value="1442891224.05502" calcext:value-type="float">
            <text:p>1442891224.05502</text:p>
          </table:table-cell>
          <table:table-cell table:formula="of:=[.G44]-[.$B44]" office:value-type="float" office:value="0.276037454605103" calcext:value-type="float">
            <text:p>0.2760374546</text:p>
          </table:table-cell>
          <table:table-cell/>
          <table:table-cell office:value-type="float" office:value="1442891224.05506" calcext:value-type="float">
            <text:p>1442891224.05506</text:p>
          </table:table-cell>
          <table:table-cell table:formula="of:=[.J44]-[.$B44]" office:value-type="float" office:value="0.276076793670654" calcext:value-type="float">
            <text:p>0.276076793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1223.86038" calcext:value-type="float">
            <text:p>1442891223.86038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3.82038688659668" calcext:value-type="float">
            <text:p>3.8203868866</text:p>
          </table:table-cell>
          <table:table-cell table:formula="of:=[.C45]/([.D45]-[.D44])" office:value-type="float" office:value="99462.7647046763" calcext:value-type="float">
            <text:p>99462.7647046763</text:p>
          </table:table-cell>
          <table:table-cell/>
          <table:table-cell office:value-type="float" office:value="1442891224.14179" calcext:value-type="float">
            <text:p>1442891224.14179</text:p>
          </table:table-cell>
          <table:table-cell table:formula="of:=[.G45]-[.$B45]" office:value-type="float" office:value="0.281407117843628" calcext:value-type="float">
            <text:p>0.2814071178</text:p>
          </table:table-cell>
          <table:table-cell/>
          <table:table-cell office:value-type="float" office:value="1442891224.14184" calcext:value-type="float">
            <text:p>1442891224.14184</text:p>
          </table:table-cell>
          <table:table-cell table:formula="of:=[.J45]-[.$B45]" office:value-type="float" office:value="0.281463384628296" calcext:value-type="float">
            <text:p>0.281463384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1223.94183" calcext:value-type="float">
            <text:p>1442891223.94183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3.90183472633362" calcext:value-type="float">
            <text:p>3.9018347263</text:p>
          </table:table-cell>
          <table:table-cell table:formula="of:=[.C46]/([.D46]-[.D45])" office:value-type="float" office:value="99401.0402995167" calcext:value-type="float">
            <text:p>99401.0402995167</text:p>
          </table:table-cell>
          <table:table-cell/>
          <table:table-cell office:value-type="float" office:value="1442891224.22311" calcext:value-type="float">
            <text:p>1442891224.22311</text:p>
          </table:table-cell>
          <table:table-cell table:formula="of:=[.G46]-[.$B46]" office:value-type="float" office:value="0.281278371810913" calcext:value-type="float">
            <text:p>0.2812783718</text:p>
          </table:table-cell>
          <table:table-cell/>
          <table:table-cell office:value-type="float" office:value="1442891224.22315" calcext:value-type="float">
            <text:p>1442891224.22315</text:p>
          </table:table-cell>
          <table:table-cell table:formula="of:=[.J46]-[.$B46]" office:value-type="float" office:value="0.281323432922363" calcext:value-type="float">
            <text:p>0.281323432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1224.02322" calcext:value-type="float">
            <text:p>1442891224.02322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3.98322343826294" calcext:value-type="float">
            <text:p>3.9832234383</text:p>
          </table:table-cell>
          <table:table-cell table:formula="of:=[.C47]/([.D47]-[.D46])" office:value-type="float" office:value="99473.2538221104" calcext:value-type="float">
            <text:p>99473.2538221104</text:p>
          </table:table-cell>
          <table:table-cell/>
          <table:table-cell office:value-type="float" office:value="1442891224.25583" calcext:value-type="float">
            <text:p>1442891224.25583</text:p>
          </table:table-cell>
          <table:table-cell table:formula="of:=[.G47]-[.$B47]" office:value-type="float" office:value="0.232615232467651" calcext:value-type="float">
            <text:p>0.2326152325</text:p>
          </table:table-cell>
          <table:table-cell/>
          <table:table-cell office:value-type="float" office:value="1442891224.25588" calcext:value-type="float">
            <text:p>1442891224.25588</text:p>
          </table:table-cell>
          <table:table-cell table:formula="of:=[.J47]-[.$B47]" office:value-type="float" office:value="0.232668399810791" calcext:value-type="float">
            <text:p>0.232668399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1224.10467" calcext:value-type="float">
            <text:p>1442891224.10467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4.06467223167419" calcext:value-type="float">
            <text:p>4.0646722317</text:p>
          </table:table-cell>
          <table:table-cell table:formula="of:=[.C48]/([.D48]-[.D47])" office:value-type="float" office:value="99399.8764244587" calcext:value-type="float">
            <text:p>99399.8764244587</text:p>
          </table:table-cell>
          <table:table-cell/>
          <table:table-cell office:value-type="float" office:value="1442891224.38614" calcext:value-type="float">
            <text:p>1442891224.38614</text:p>
          </table:table-cell>
          <table:table-cell table:formula="of:=[.G48]-[.$B48]" office:value-type="float" office:value="0.281479120254517" calcext:value-type="float">
            <text:p>0.2814791203</text:p>
          </table:table-cell>
          <table:table-cell/>
          <table:table-cell office:value-type="float" office:value="1442891224.38618" calcext:value-type="float">
            <text:p>1442891224.38618</text:p>
          </table:table-cell>
          <table:table-cell table:formula="of:=[.J48]-[.$B48]" office:value-type="float" office:value="0.281518697738647" calcext:value-type="float">
            <text:p>0.281518697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1224.18608" calcext:value-type="float">
            <text:p>1442891224.18608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4.14608597755432" calcext:value-type="float">
            <text:p>4.1460859776</text:p>
          </table:table-cell>
          <table:table-cell table:formula="of:=[.C49]/([.D49]-[.D48])" office:value-type="float" office:value="99442.6667447595" calcext:value-type="float">
            <text:p>99442.6667447595</text:p>
          </table:table-cell>
          <table:table-cell/>
          <table:table-cell office:value-type="float" office:value="1442891224.45683" calcext:value-type="float">
            <text:p>1442891224.45683</text:p>
          </table:table-cell>
          <table:table-cell table:formula="of:=[.G49]-[.$B49]" office:value-type="float" office:value="0.270755529403687" calcext:value-type="float">
            <text:p>0.2707555294</text:p>
          </table:table-cell>
          <table:table-cell/>
          <table:table-cell office:value-type="float" office:value="1442891224.45687" calcext:value-type="float">
            <text:p>1442891224.45687</text:p>
          </table:table-cell>
          <table:table-cell table:formula="of:=[.J49]-[.$B49]" office:value-type="float" office:value="0.270788192749023" calcext:value-type="float">
            <text:p>0.270788192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1224.26747" calcext:value-type="float">
            <text:p>1442891224.26747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4.22747874259949" calcext:value-type="float">
            <text:p>4.2274787426</text:p>
          </table:table-cell>
          <table:table-cell table:formula="of:=[.C50]/([.D50]-[.D49])" office:value-type="float" office:value="99468.3003520941" calcext:value-type="float">
            <text:p>99468.3003520941</text:p>
          </table:table-cell>
          <table:table-cell/>
          <table:table-cell office:value-type="float" office:value="1442891224.54887" calcext:value-type="float">
            <text:p>1442891224.54887</text:p>
          </table:table-cell>
          <table:table-cell table:formula="of:=[.G50]-[.$B50]" office:value-type="float" office:value="0.281397581100464" calcext:value-type="float">
            <text:p>0.2813975811</text:p>
          </table:table-cell>
          <table:table-cell/>
          <table:table-cell office:value-type="float" office:value="1442891224.5489" calcext:value-type="float">
            <text:p>1442891224.5489</text:p>
          </table:table-cell>
          <table:table-cell table:formula="of:=[.J50]-[.$B50]" office:value-type="float" office:value="0.281431198120117" calcext:value-type="float">
            <text:p>0.281431198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1224.34891" calcext:value-type="float">
            <text:p>1442891224.34891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4.30891633033752" calcext:value-type="float">
            <text:p>4.3089163303</text:p>
          </table:table-cell>
          <table:table-cell table:formula="of:=[.C51]/([.D51]-[.D50])" office:value-type="float" office:value="99413.5536779731" calcext:value-type="float">
            <text:p>99413.5536779731</text:p>
          </table:table-cell>
          <table:table-cell/>
          <table:table-cell office:value-type="float" office:value="1442891224.63001" calcext:value-type="float">
            <text:p>1442891224.63001</text:p>
          </table:table-cell>
          <table:table-cell table:formula="of:=[.G51]-[.$B51]" office:value-type="float" office:value="0.281099319458008" calcext:value-type="float">
            <text:p>0.2810993195</text:p>
          </table:table-cell>
          <table:table-cell/>
          <table:table-cell office:value-type="float" office:value="1442891224.63004" calcext:value-type="float">
            <text:p>1442891224.63004</text:p>
          </table:table-cell>
          <table:table-cell table:formula="of:=[.J51]-[.$B51]" office:value-type="float" office:value="0.281127214431763" calcext:value-type="float">
            <text:p>0.28112721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1224.43027" calcext:value-type="float">
            <text:p>1442891224.43027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4.39027738571167" calcext:value-type="float">
            <text:p>4.3902773857</text:p>
          </table:table-cell>
          <table:table-cell table:formula="of:=[.C52]/([.D52]-[.D51])" office:value-type="float" office:value="99507.0671437321" calcext:value-type="float">
            <text:p>99507.0671437321</text:p>
          </table:table-cell>
          <table:table-cell/>
          <table:table-cell office:value-type="float" office:value="1442891224.65776" calcext:value-type="float">
            <text:p>1442891224.65776</text:p>
          </table:table-cell>
          <table:table-cell table:formula="of:=[.G52]-[.$B52]" office:value-type="float" office:value="0.227489471435547" calcext:value-type="float">
            <text:p>0.2274894714</text:p>
          </table:table-cell>
          <table:table-cell/>
          <table:table-cell office:value-type="float" office:value="1442891224.65778" calcext:value-type="float">
            <text:p>1442891224.65778</text:p>
          </table:table-cell>
          <table:table-cell table:formula="of:=[.J52]-[.$B52]" office:value-type="float" office:value="0.227514505386353" calcext:value-type="float">
            <text:p>0.227514505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1224.51166" calcext:value-type="float">
            <text:p>1442891224.51166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4.47166466712952" calcext:value-type="float">
            <text:p>4.4716646671</text:p>
          </table:table-cell>
          <table:table-cell table:formula="of:=[.C53]/([.D53]-[.D52])" office:value-type="float" office:value="99475.0022234396" calcext:value-type="float">
            <text:p>99475.0022234396</text:p>
          </table:table-cell>
          <table:table-cell/>
          <table:table-cell office:value-type="float" office:value="1442891224.79308" calcext:value-type="float">
            <text:p>1442891224.79308</text:p>
          </table:table-cell>
          <table:table-cell table:formula="of:=[.G53]-[.$B53]" office:value-type="float" office:value="0.281420469284058" calcext:value-type="float">
            <text:p>0.2814204693</text:p>
          </table:table-cell>
          <table:table-cell/>
          <table:table-cell office:value-type="float" office:value="1442891224.79312" calcext:value-type="float">
            <text:p>1442891224.79312</text:p>
          </table:table-cell>
          <table:table-cell table:formula="of:=[.J53]-[.$B53]" office:value-type="float" office:value="0.281460046768188" calcext:value-type="float">
            <text:p>0.281460046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1224.59305" calcext:value-type="float">
            <text:p>1442891224.59305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4.55306100845337" calcext:value-type="float">
            <text:p>4.5530610085</text:p>
          </table:table-cell>
          <table:table-cell table:formula="of:=[.C54]/([.D54]-[.D53])" office:value-type="float" office:value="99463.930052929" calcext:value-type="float">
            <text:p>99463.930052929</text:p>
          </table:table-cell>
          <table:table-cell/>
          <table:table-cell office:value-type="float" office:value="1442891224.85865" calcext:value-type="float">
            <text:p>1442891224.85865</text:p>
          </table:table-cell>
          <table:table-cell table:formula="of:=[.G54]-[.$B54]" office:value-type="float" office:value="0.265598773956299" calcext:value-type="float">
            <text:p>0.265598774</text:p>
          </table:table-cell>
          <table:table-cell/>
          <table:table-cell office:value-type="float" office:value="1442891224.85868" calcext:value-type="float">
            <text:p>1442891224.85868</text:p>
          </table:table-cell>
          <table:table-cell table:formula="of:=[.J54]-[.$B54]" office:value-type="float" office:value="0.265624523162842" calcext:value-type="float">
            <text:p>0.265624523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1224.67444" calcext:value-type="float">
            <text:p>1442891224.67444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4.63445138931274" calcext:value-type="float">
            <text:p>4.6344513893</text:p>
          </table:table-cell>
          <table:table-cell table:formula="of:=[.C55]/([.D55]-[.D54])" office:value-type="float" office:value="99471.2140982377" calcext:value-type="float">
            <text:p>99471.2140982377</text:p>
          </table:table-cell>
          <table:table-cell/>
          <table:table-cell office:value-type="float" office:value="1442891224.95573" calcext:value-type="float">
            <text:p>1442891224.95573</text:p>
          </table:table-cell>
          <table:table-cell table:formula="of:=[.G55]-[.$B55]" office:value-type="float" office:value="0.281287431716919" calcext:value-type="float">
            <text:p>0.2812874317</text:p>
          </table:table-cell>
          <table:table-cell/>
          <table:table-cell office:value-type="float" office:value="1442891224.95578" calcext:value-type="float">
            <text:p>1442891224.95578</text:p>
          </table:table-cell>
          <table:table-cell table:formula="of:=[.J55]-[.$B55]" office:value-type="float" office:value="0.281335353851318" calcext:value-type="float">
            <text:p>0.281335353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1224.75575" calcext:value-type="float">
            <text:p>1442891224.75575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4.71576142311096" calcext:value-type="float">
            <text:p>4.7157614231</text:p>
          </table:table-cell>
          <table:table-cell table:formula="of:=[.C56]/([.D56]-[.D55])" office:value-type="float" office:value="99569.5072528362" calcext:value-type="float">
            <text:p>99569.5072528362</text:p>
          </table:table-cell>
          <table:table-cell/>
          <table:table-cell office:value-type="float" office:value="1442891225.03713" calcext:value-type="float">
            <text:p>1442891225.03713</text:p>
          </table:table-cell>
          <table:table-cell table:formula="of:=[.G56]-[.$B56]" office:value-type="float" office:value="0.281379699707031" calcext:value-type="float">
            <text:p>0.2813796997</text:p>
          </table:table-cell>
          <table:table-cell/>
          <table:table-cell office:value-type="float" office:value="1442891225.03718" calcext:value-type="float">
            <text:p>1442891225.03718</text:p>
          </table:table-cell>
          <table:table-cell table:formula="of:=[.J56]-[.$B56]" office:value-type="float" office:value="0.281425952911377" calcext:value-type="float">
            <text:p>0.28142595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1224.83713" calcext:value-type="float">
            <text:p>1442891224.83713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4.79713439941406" calcext:value-type="float">
            <text:p>4.7971343994</text:p>
          </table:table-cell>
          <table:table-cell table:formula="of:=[.C57]/([.D57]-[.D56])" office:value-type="float" office:value="99492.4896177297" calcext:value-type="float">
            <text:p>99492.4896177297</text:p>
          </table:table-cell>
          <table:table-cell/>
          <table:table-cell office:value-type="float" office:value="1442891225.05956" calcext:value-type="float">
            <text:p>1442891225.05956</text:p>
          </table:table-cell>
          <table:table-cell table:formula="of:=[.G57]-[.$B57]" office:value-type="float" office:value="0.222432374954224" calcext:value-type="float">
            <text:p>0.222432375</text:p>
          </table:table-cell>
          <table:table-cell/>
          <table:table-cell office:value-type="float" office:value="1442891225.06172" calcext:value-type="float">
            <text:p>1442891225.06172</text:p>
          </table:table-cell>
          <table:table-cell table:formula="of:=[.J57]-[.$B57]" office:value-type="float" office:value="0.2245934009552" calcext:value-type="float">
            <text:p>0.22459340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1224.91855" calcext:value-type="float">
            <text:p>1442891224.91855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4.87855744361877" calcext:value-type="float">
            <text:p>4.8785574436</text:p>
          </table:table-cell>
          <table:table-cell table:formula="of:=[.C58]/([.D58]-[.D57])" office:value-type="float" office:value="99431.3106206792" calcext:value-type="float">
            <text:p>99431.3106206792</text:p>
          </table:table-cell>
          <table:table-cell/>
          <table:table-cell office:value-type="float" office:value="1442891225.20012" calcext:value-type="float">
            <text:p>1442891225.20012</text:p>
          </table:table-cell>
          <table:table-cell table:formula="of:=[.G58]-[.$B58]" office:value-type="float" office:value="0.28157377243042" calcext:value-type="float">
            <text:p>0.2815737724</text:p>
          </table:table-cell>
          <table:table-cell/>
          <table:table-cell office:value-type="float" office:value="1442891225.20017" calcext:value-type="float">
            <text:p>1442891225.20017</text:p>
          </table:table-cell>
          <table:table-cell table:formula="of:=[.J58]-[.$B58]" office:value-type="float" office:value="0.281616926193237" calcext:value-type="float">
            <text:p>0.281616926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1225.00006" calcext:value-type="float">
            <text:p>1442891225.00006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4.96006369590759" calcext:value-type="float">
            <text:p>4.9600636959</text:p>
          </table:table-cell>
          <table:table-cell table:formula="of:=[.C59]/([.D59]-[.D58])" office:value-type="float" office:value="99329.8032071421" calcext:value-type="float">
            <text:p>99329.8032071421</text:p>
          </table:table-cell>
          <table:table-cell/>
          <table:table-cell office:value-type="float" office:value="1442891225.26071" calcext:value-type="float">
            <text:p>1442891225.26071</text:p>
          </table:table-cell>
          <table:table-cell table:formula="of:=[.G59]-[.$B59]" office:value-type="float" office:value="0.260651111602783" calcext:value-type="float">
            <text:p>0.2606511116</text:p>
          </table:table-cell>
          <table:table-cell/>
          <table:table-cell office:value-type="float" office:value="1442891225.26075" calcext:value-type="float">
            <text:p>1442891225.26075</text:p>
          </table:table-cell>
          <table:table-cell table:formula="of:=[.J59]-[.$B59]" office:value-type="float" office:value="0.260696649551392" calcext:value-type="float">
            <text:p>0.260696649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1225.07738" calcext:value-type="float">
            <text:p>1442891225.07738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5.03738951683044" calcext:value-type="float">
            <text:p>5.0373895168</text:p>
          </table:table-cell>
          <table:table-cell table:formula="of:=[.C60]/([.D60]-[.D59])" office:value-type="float" office:value="104699.826052638" calcext:value-type="float">
            <text:p>104699.826052638</text:p>
          </table:table-cell>
          <table:table-cell/>
          <table:table-cell office:value-type="float" office:value="1442891225.35467" calcext:value-type="float">
            <text:p>1442891225.35467</text:p>
          </table:table-cell>
          <table:table-cell table:formula="of:=[.G60]-[.$B60]" office:value-type="float" office:value="0.277285099029541" calcext:value-type="float">
            <text:p>0.277285099</text:p>
          </table:table-cell>
          <table:table-cell/>
          <table:table-cell office:value-type="float" office:value="1442891225.35471" calcext:value-type="float">
            <text:p>1442891225.35471</text:p>
          </table:table-cell>
          <table:table-cell table:formula="of:=[.J60]-[.$B60]" office:value-type="float" office:value="0.277326107025146" calcext:value-type="float">
            <text:p>0.27732610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1225.15469" calcext:value-type="float">
            <text:p>1442891225.15469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5.11469984054565" calcext:value-type="float">
            <text:p>5.1146998405</text:p>
          </table:table-cell>
          <table:table-cell table:formula="of:=[.C61]/([.D61]-[.D60])" office:value-type="float" office:value="104720.813611174" calcext:value-type="float">
            <text:p>104720.813611174</text:p>
          </table:table-cell>
          <table:table-cell/>
          <table:table-cell office:value-type="float" office:value="1442891225.43204" calcext:value-type="float">
            <text:p>1442891225.43204</text:p>
          </table:table-cell>
          <table:table-cell table:formula="of:=[.G61]-[.$B61]" office:value-type="float" office:value="0.27735161781311" calcext:value-type="float">
            <text:p>0.2773516178</text:p>
          </table:table-cell>
          <table:table-cell/>
          <table:table-cell office:value-type="float" office:value="1442891225.43208" calcext:value-type="float">
            <text:p>1442891225.43208</text:p>
          </table:table-cell>
          <table:table-cell table:formula="of:=[.J61]-[.$B61]" office:value-type="float" office:value="0.277391672134399" calcext:value-type="float">
            <text:p>0.27739167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1225.23199" calcext:value-type="float">
            <text:p>1442891225.23199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5.1920018196106" calcext:value-type="float">
            <text:p>5.1920018196</text:p>
          </table:table-cell>
          <table:table-cell table:formula="of:=[.C62]/([.D62]-[.D61])" office:value-type="float" office:value="104732.118089739" calcext:value-type="float">
            <text:p>104732.118089739</text:p>
          </table:table-cell>
          <table:table-cell/>
          <table:table-cell office:value-type="float" office:value="1442891225.46156" calcext:value-type="float">
            <text:p>1442891225.46156</text:p>
          </table:table-cell>
          <table:table-cell table:formula="of:=[.G62]-[.$B62]" office:value-type="float" office:value="0.229563236236572" calcext:value-type="float">
            <text:p>0.2295632362</text:p>
          </table:table-cell>
          <table:table-cell/>
          <table:table-cell office:value-type="float" office:value="1442891225.46161" calcext:value-type="float">
            <text:p>1442891225.46161</text:p>
          </table:table-cell>
          <table:table-cell table:formula="of:=[.J62]-[.$B62]" office:value-type="float" office:value="0.2296142578125" calcext:value-type="float">
            <text:p>0.229614257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1225.30931" calcext:value-type="float">
            <text:p>1442891225.30931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5.26932144165039" calcext:value-type="float">
            <text:p>5.2693214417</text:p>
          </table:table-cell>
          <table:table-cell table:formula="of:=[.C63]/([.D63]-[.D62])" office:value-type="float" office:value="104708.220066481" calcext:value-type="float">
            <text:p>104708.220066481</text:p>
          </table:table-cell>
          <table:table-cell/>
          <table:table-cell office:value-type="float" office:value="1442891225.58672" calcext:value-type="float">
            <text:p>1442891225.58672</text:p>
          </table:table-cell>
          <table:table-cell table:formula="of:=[.G63]-[.$B63]" office:value-type="float" office:value="0.27740216255188" calcext:value-type="float">
            <text:p>0.2774021626</text:p>
          </table:table-cell>
          <table:table-cell/>
          <table:table-cell office:value-type="float" office:value="1442891225.58676" calcext:value-type="float">
            <text:p>1442891225.58676</text:p>
          </table:table-cell>
          <table:table-cell table:formula="of:=[.J63]-[.$B63]" office:value-type="float" office:value="0.277446985244751" calcext:value-type="float">
            <text:p>0.277446985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1225.38661" calcext:value-type="float">
            <text:p>1442891225.38661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5.34661936759949" calcext:value-type="float">
            <text:p>5.3466193676</text:p>
          </table:table-cell>
          <table:table-cell table:formula="of:=[.C64]/([.D64]-[.D63])" office:value-type="float" office:value="104737.609717129" calcext:value-type="float">
            <text:p>104737.609717129</text:p>
          </table:table-cell>
          <table:table-cell/>
          <table:table-cell office:value-type="float" office:value="1442891225.66275" calcext:value-type="float">
            <text:p>1442891225.66275</text:p>
          </table:table-cell>
          <table:table-cell table:formula="of:=[.G64]-[.$B64]" office:value-type="float" office:value="0.27613377571106" calcext:value-type="float">
            <text:p>0.2761337757</text:p>
          </table:table-cell>
          <table:table-cell/>
          <table:table-cell office:value-type="float" office:value="1442891225.6628" calcext:value-type="float">
            <text:p>1442891225.6628</text:p>
          </table:table-cell>
          <table:table-cell table:formula="of:=[.J64]-[.$B64]" office:value-type="float" office:value="0.276187419891357" calcext:value-type="float">
            <text:p>0.276187419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1225.46394" calcext:value-type="float">
            <text:p>1442891225.46394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5.42394304275513" calcext:value-type="float">
            <text:p>5.4239430428</text:p>
          </table:table-cell>
          <table:table-cell table:formula="of:=[.C65]/([.D65]-[.D64])" office:value-type="float" office:value="104702.731520509" calcext:value-type="float">
            <text:p>104702.731520509</text:p>
          </table:table-cell>
          <table:table-cell/>
          <table:table-cell office:value-type="float" office:value="1442891225.74133" calcext:value-type="float">
            <text:p>1442891225.74133</text:p>
          </table:table-cell>
          <table:table-cell table:formula="of:=[.G65]-[.$B65]" office:value-type="float" office:value="0.277397632598877" calcext:value-type="float">
            <text:p>0.2773976326</text:p>
          </table:table-cell>
          <table:table-cell/>
          <table:table-cell office:value-type="float" office:value="1442891225.7414" calcext:value-type="float">
            <text:p>1442891225.7414</text:p>
          </table:table-cell>
          <table:table-cell table:formula="of:=[.J65]-[.$B65]" office:value-type="float" office:value="0.277463912963867" calcext:value-type="float">
            <text:p>0.27746391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1225.54126" calcext:value-type="float">
            <text:p>1442891225.54126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5.50126934051514" calcext:value-type="float">
            <text:p>5.5012693405</text:p>
          </table:table-cell>
          <table:table-cell table:formula="of:=[.C66]/([.D66]-[.D65])" office:value-type="float" office:value="104699.180415009" calcext:value-type="float">
            <text:p>104699.180415009</text:p>
          </table:table-cell>
          <table:table-cell/>
          <table:table-cell office:value-type="float" office:value="1442891225.81873" calcext:value-type="float">
            <text:p>1442891225.81873</text:p>
          </table:table-cell>
          <table:table-cell table:formula="of:=[.G66]-[.$B66]" office:value-type="float" office:value="0.277468919754028" calcext:value-type="float">
            <text:p>0.2774689198</text:p>
          </table:table-cell>
          <table:table-cell/>
          <table:table-cell office:value-type="float" office:value="1442891225.81877" calcext:value-type="float">
            <text:p>1442891225.81877</text:p>
          </table:table-cell>
          <table:table-cell table:formula="of:=[.J66]-[.$B66]" office:value-type="float" office:value="0.277511835098267" calcext:value-type="float">
            <text:p>0.27751183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1225.61882" calcext:value-type="float">
            <text:p>1442891225.61882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5.57882928848267" calcext:value-type="float">
            <text:p>5.5788292885</text:p>
          </table:table-cell>
          <table:table-cell table:formula="of:=[.C67]/([.D67]-[.D66])" office:value-type="float" office:value="104383.772967323" calcext:value-type="float">
            <text:p>104383.772967323</text:p>
          </table:table-cell>
          <table:table-cell/>
          <table:table-cell office:value-type="float" office:value="1442891225.86374" calcext:value-type="float">
            <text:p>1442891225.86374</text:p>
          </table:table-cell>
          <table:table-cell table:formula="of:=[.G67]-[.$B67]" office:value-type="float" office:value="0.244921684265137" calcext:value-type="float">
            <text:p>0.2449216843</text:p>
          </table:table-cell>
          <table:table-cell/>
          <table:table-cell office:value-type="float" office:value="1442891225.86379" calcext:value-type="float">
            <text:p>1442891225.86379</text:p>
          </table:table-cell>
          <table:table-cell table:formula="of:=[.J67]-[.$B67]" office:value-type="float" office:value="0.244972467422485" calcext:value-type="float">
            <text:p>0.244972467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1225.69612" calcext:value-type="float">
            <text:p>1442891225.69612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5.65612435340881" calcext:value-type="float">
            <text:p>5.6561243534</text:p>
          </table:table-cell>
          <table:table-cell table:formula="of:=[.C68]/([.D68]-[.D67])" office:value-type="float" office:value="104741.486506744" calcext:value-type="float">
            <text:p>104741.486506744</text:p>
          </table:table-cell>
          <table:table-cell/>
          <table:table-cell office:value-type="float" office:value="1442891225.97337" calcext:value-type="float">
            <text:p>1442891225.97337</text:p>
          </table:table-cell>
          <table:table-cell table:formula="of:=[.G68]-[.$B68]" office:value-type="float" office:value="0.277250528335571" calcext:value-type="float">
            <text:p>0.2772505283</text:p>
          </table:table-cell>
          <table:table-cell/>
          <table:table-cell office:value-type="float" office:value="1442891225.97341" calcext:value-type="float">
            <text:p>1442891225.97341</text:p>
          </table:table-cell>
          <table:table-cell table:formula="of:=[.J68]-[.$B68]" office:value-type="float" office:value="0.277295351028442" calcext:value-type="float">
            <text:p>0.27729535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1225.77342" calcext:value-type="float">
            <text:p>1442891225.77342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5.73342633247376" calcext:value-type="float">
            <text:p>5.7334263325</text:p>
          </table:table-cell>
          <table:table-cell table:formula="of:=[.C69]/([.D69]-[.D68])" office:value-type="float" office:value="104732.118089739" calcext:value-type="float">
            <text:p>104732.118089739</text:p>
          </table:table-cell>
          <table:table-cell/>
          <table:table-cell office:value-type="float" office:value="1442891226.0508" calcext:value-type="float">
            <text:p>1442891226.0508</text:p>
          </table:table-cell>
          <table:table-cell table:formula="of:=[.G69]-[.$B69]" office:value-type="float" office:value="0.277384996414185" calcext:value-type="float">
            <text:p>0.2773849964</text:p>
          </table:table-cell>
          <table:table-cell/>
          <table:table-cell office:value-type="float" office:value="1442891226.05086" calcext:value-type="float">
            <text:p>1442891226.05086</text:p>
          </table:table-cell>
          <table:table-cell table:formula="of:=[.J69]-[.$B69]" office:value-type="float" office:value="0.277443408966064" calcext:value-type="float">
            <text:p>0.27744340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1225.85072" calcext:value-type="float">
            <text:p>1442891225.85072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5.81072759628296" calcext:value-type="float">
            <text:p>5.8107275963</text:p>
          </table:table-cell>
          <table:table-cell table:formula="of:=[.C70]/([.D70]-[.D69])" office:value-type="float" office:value="104733.087158609" calcext:value-type="float">
            <text:p>104733.087158609</text:p>
          </table:table-cell>
          <table:table-cell/>
          <table:table-cell office:value-type="float" office:value="1442891226.06469" calcext:value-type="float">
            <text:p>1442891226.06469</text:p>
          </table:table-cell>
          <table:table-cell table:formula="of:=[.G70]-[.$B70]" office:value-type="float" office:value="0.213968753814697" calcext:value-type="float">
            <text:p>0.2139687538</text:p>
          </table:table-cell>
          <table:table-cell/>
          <table:table-cell office:value-type="float" office:value="1442891226.07351" calcext:value-type="float">
            <text:p>1442891226.07351</text:p>
          </table:table-cell>
          <table:table-cell table:formula="of:=[.J70]-[.$B70]" office:value-type="float" office:value="0.222788095474243" calcext:value-type="float">
            <text:p>0.222788095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1225.92802" calcext:value-type="float">
            <text:p>1442891225.92802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5.88802838325501" calcext:value-type="float">
            <text:p>5.8880283833</text:p>
          </table:table-cell>
          <table:table-cell table:formula="of:=[.C71]/([.D71]-[.D70])" office:value-type="float" office:value="104733.733214485" calcext:value-type="float">
            <text:p>104733.733214485</text:p>
          </table:table-cell>
          <table:table-cell/>
          <table:table-cell office:value-type="float" office:value="1442891226.20518" calcext:value-type="float">
            <text:p>1442891226.20518</text:p>
          </table:table-cell>
          <table:table-cell table:formula="of:=[.G71]-[.$B71]" office:value-type="float" office:value="0.277160406112671" calcext:value-type="float">
            <text:p>0.2771604061</text:p>
          </table:table-cell>
          <table:table-cell/>
          <table:table-cell office:value-type="float" office:value="1442891226.20523" calcext:value-type="float">
            <text:p>1442891226.20523</text:p>
          </table:table-cell>
          <table:table-cell table:formula="of:=[.J71]-[.$B71]" office:value-type="float" office:value="0.27721095085144" calcext:value-type="float">
            <text:p>0.277210950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1226.00539" calcext:value-type="float">
            <text:p>1442891226.00539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5.96539926528931" calcext:value-type="float">
            <text:p>5.9653992653</text:p>
          </table:table-cell>
          <table:table-cell table:formula="of:=[.C72]/([.D72]-[.D71])" office:value-type="float" office:value="104638.84845478" calcext:value-type="float">
            <text:p>104638.84845478</text:p>
          </table:table-cell>
          <table:table-cell/>
          <table:table-cell office:value-type="float" office:value="1442891226.26567" calcext:value-type="float">
            <text:p>1442891226.26567</text:p>
          </table:table-cell>
          <table:table-cell table:formula="of:=[.G72]-[.$B72]" office:value-type="float" office:value="0.260279178619385" calcext:value-type="float">
            <text:p>0.2602791786</text:p>
          </table:table-cell>
          <table:table-cell/>
          <table:table-cell office:value-type="float" office:value="1442891226.26571" calcext:value-type="float">
            <text:p>1442891226.26571</text:p>
          </table:table-cell>
          <table:table-cell table:formula="of:=[.J72]-[.$B72]" office:value-type="float" office:value="0.260314702987671" calcext:value-type="float">
            <text:p>0.26031470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1226.07984" calcext:value-type="float">
            <text:p>1442891226.07984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6.03984975814819" calcext:value-type="float">
            <text:p>6.0398497581</text:p>
          </table:table-cell>
          <table:table-cell table:formula="of:=[.C73]/([.D73]-[.D72])" office:value-type="float" office:value="108743.403691701" calcext:value-type="float">
            <text:p>108743.403691701</text:p>
          </table:table-cell>
          <table:table-cell/>
          <table:table-cell office:value-type="float" office:value="1442891226.35421" calcext:value-type="float">
            <text:p>1442891226.35421</text:p>
          </table:table-cell>
          <table:table-cell table:formula="of:=[.G73]-[.$B73]" office:value-type="float" office:value="0.274363279342651" calcext:value-type="float">
            <text:p>0.2743632793</text:p>
          </table:table-cell>
          <table:table-cell/>
          <table:table-cell office:value-type="float" office:value="1442891226.35425" calcext:value-type="float">
            <text:p>1442891226.35425</text:p>
          </table:table-cell>
          <table:table-cell table:formula="of:=[.J73]-[.$B73]" office:value-type="float" office:value="0.27440881729126" calcext:value-type="float">
            <text:p>0.274408817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1226.15425" calcext:value-type="float">
            <text:p>1442891226.15425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6.11425447463989" calcext:value-type="float">
            <text:p>6.1142544746</text:p>
          </table:table-cell>
          <table:table-cell table:formula="of:=[.C74]/([.D74]-[.D73])" office:value-type="float" office:value="108810.306412541" calcext:value-type="float">
            <text:p>108810.306412541</text:p>
          </table:table-cell>
          <table:table-cell/>
          <table:table-cell office:value-type="float" office:value="1442891226.42848" calcext:value-type="float">
            <text:p>1442891226.42848</text:p>
          </table:table-cell>
          <table:table-cell table:formula="of:=[.G74]-[.$B74]" office:value-type="float" office:value="0.274228811264038" calcext:value-type="float">
            <text:p>0.2742288113</text:p>
          </table:table-cell>
          <table:table-cell/>
          <table:table-cell office:value-type="float" office:value="1442891226.42854" calcext:value-type="float">
            <text:p>1442891226.42854</text:p>
          </table:table-cell>
          <table:table-cell table:formula="of:=[.J74]-[.$B74]" office:value-type="float" office:value="0.274293184280395" calcext:value-type="float">
            <text:p>0.274293184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1226.22869" calcext:value-type="float">
            <text:p>1442891226.22869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6.18869829177856" calcext:value-type="float">
            <text:p>6.1886982918</text:p>
          </table:table-cell>
          <table:table-cell table:formula="of:=[.C75]/([.D75]-[.D74])" office:value-type="float" office:value="108753.155213938" calcext:value-type="float">
            <text:p>108753.155213938</text:p>
          </table:table-cell>
          <table:table-cell/>
          <table:table-cell office:value-type="float" office:value="1442891226.46663" calcext:value-type="float">
            <text:p>1442891226.46663</text:p>
          </table:table-cell>
          <table:table-cell table:formula="of:=[.G75]-[.$B75]" office:value-type="float" office:value="0.237935304641724" calcext:value-type="float">
            <text:p>0.2379353046</text:p>
          </table:table-cell>
          <table:table-cell/>
          <table:table-cell office:value-type="float" office:value="1442891226.46665" calcext:value-type="float">
            <text:p>1442891226.46665</text:p>
          </table:table-cell>
          <table:table-cell table:formula="of:=[.J75]-[.$B75]" office:value-type="float" office:value="0.237958908081055" calcext:value-type="float">
            <text:p>0.237958908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1226.30311" calcext:value-type="float">
            <text:p>1442891226.30311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6.26312065124512" calcext:value-type="float">
            <text:p>6.2631206512</text:p>
          </table:table-cell>
          <table:table-cell table:formula="of:=[.C76]/([.D76]-[.D75])" office:value-type="float" office:value="108784.51124139" calcext:value-type="float">
            <text:p>108784.51124139</text:p>
          </table:table-cell>
          <table:table-cell/>
          <table:table-cell office:value-type="float" office:value="1442891226.57742" calcext:value-type="float">
            <text:p>1442891226.57742</text:p>
          </table:table-cell>
          <table:table-cell table:formula="of:=[.G76]-[.$B76]" office:value-type="float" office:value="0.274307489395142" calcext:value-type="float">
            <text:p>0.2743074894</text:p>
          </table:table-cell>
          <table:table-cell/>
          <table:table-cell office:value-type="float" office:value="1442891226.57746" calcext:value-type="float">
            <text:p>1442891226.57746</text:p>
          </table:table-cell>
          <table:table-cell table:formula="of:=[.J76]-[.$B76]" office:value-type="float" office:value="0.274348020553589" calcext:value-type="float">
            <text:p>0.274348020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1226.37761" calcext:value-type="float">
            <text:p>1442891226.37761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6.33761477470398" calcext:value-type="float">
            <text:p>6.3376147747</text:p>
          </table:table-cell>
          <table:table-cell table:formula="of:=[.C77]/([.D77]-[.D76])" office:value-type="float" office:value="108679.713567887" calcext:value-type="float">
            <text:p>108679.713567887</text:p>
          </table:table-cell>
          <table:table-cell/>
          <table:table-cell office:value-type="float" office:value="1442891226.65186" calcext:value-type="float">
            <text:p>1442891226.65186</text:p>
          </table:table-cell>
          <table:table-cell table:formula="of:=[.G77]-[.$B77]" office:value-type="float" office:value="0.274253606796265" calcext:value-type="float">
            <text:p>0.2742536068</text:p>
          </table:table-cell>
          <table:table-cell/>
          <table:table-cell office:value-type="float" office:value="1442891226.65191" calcext:value-type="float">
            <text:p>1442891226.65191</text:p>
          </table:table-cell>
          <table:table-cell table:formula="of:=[.J77]-[.$B77]" office:value-type="float" office:value="0.274305582046509" calcext:value-type="float">
            <text:p>0.27430558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1226.45206" calcext:value-type="float">
            <text:p>1442891226.45206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6.41207051277161" calcext:value-type="float">
            <text:p>6.4120705128</text:p>
          </table:table-cell>
          <table:table-cell table:formula="of:=[.C78]/([.D78]-[.D77])" office:value-type="float" office:value="108735.743008101" calcext:value-type="float">
            <text:p>108735.743008101</text:p>
          </table:table-cell>
          <table:table-cell/>
          <table:table-cell office:value-type="float" office:value="1442891226.66759" calcext:value-type="float">
            <text:p>1442891226.66759</text:p>
          </table:table-cell>
          <table:table-cell table:formula="of:=[.G78]-[.$B78]" office:value-type="float" office:value="0.215526580810547" calcext:value-type="float">
            <text:p>0.2155265808</text:p>
          </table:table-cell>
          <table:table-cell/>
          <table:table-cell office:value-type="float" office:value="1442891226.67454" calcext:value-type="float">
            <text:p>1442891226.67454</text:p>
          </table:table-cell>
          <table:table-cell table:formula="of:=[.J78]-[.$B78]" office:value-type="float" office:value="0.22247576713562" calcext:value-type="float">
            <text:p>0.222475767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1226.52645" calcext:value-type="float">
            <text:p>1442891226.52645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6.48645448684692" calcext:value-type="float">
            <text:p>6.4864544868</text:p>
          </table:table-cell>
          <table:table-cell table:formula="of:=[.C79]/([.D79]-[.D78])" office:value-type="float" office:value="108840.648817747" calcext:value-type="float">
            <text:p>108840.648817747</text:p>
          </table:table-cell>
          <table:table-cell/>
          <table:table-cell office:value-type="float" office:value="1442891226.80096" calcext:value-type="float">
            <text:p>1442891226.80096</text:p>
          </table:table-cell>
          <table:table-cell table:formula="of:=[.G79]-[.$B79]" office:value-type="float" office:value="0.274511814117432" calcext:value-type="float">
            <text:p>0.2745118141</text:p>
          </table:table-cell>
          <table:table-cell/>
          <table:table-cell office:value-type="float" office:value="1442891226.801" calcext:value-type="float">
            <text:p>1442891226.801</text:p>
          </table:table-cell>
          <table:table-cell table:formula="of:=[.J79]-[.$B79]" office:value-type="float" office:value="0.274550437927246" calcext:value-type="float">
            <text:p>0.274550437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1226.60089" calcext:value-type="float">
            <text:p>1442891226.60089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6.56089329719543" calcext:value-type="float">
            <text:p>6.5608932972</text:p>
          </table:table-cell>
          <table:table-cell table:formula="of:=[.C80]/([.D80]-[.D79])" office:value-type="float" office:value="108760.470003427" calcext:value-type="float">
            <text:p>108760.470003427</text:p>
          </table:table-cell>
          <table:table-cell/>
          <table:table-cell office:value-type="float" office:value="1442891226.86862" calcext:value-type="float">
            <text:p>1442891226.86862</text:p>
          </table:table-cell>
          <table:table-cell table:formula="of:=[.G80]-[.$B80]" office:value-type="float" office:value="0.267736911773682" calcext:value-type="float">
            <text:p>0.2677369118</text:p>
          </table:table-cell>
          <table:table-cell/>
          <table:table-cell office:value-type="float" office:value="1442891226.86866" calcext:value-type="float">
            <text:p>1442891226.86866</text:p>
          </table:table-cell>
          <table:table-cell table:formula="of:=[.J80]-[.$B80]" office:value-type="float" office:value="0.267773151397705" calcext:value-type="float">
            <text:p>0.26777315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1226.6753" calcext:value-type="float">
            <text:p>1442891226.6753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6.63530826568604" calcext:value-type="float">
            <text:p>6.6353082657</text:p>
          </table:table-cell>
          <table:table-cell table:formula="of:=[.C81]/([.D81]-[.D80])" office:value-type="float" office:value="108795.31583787" calcext:value-type="float">
            <text:p>108795.31583787</text:p>
          </table:table-cell>
          <table:table-cell/>
          <table:table-cell office:value-type="float" office:value="1442891226.94972" calcext:value-type="float">
            <text:p>1442891226.94972</text:p>
          </table:table-cell>
          <table:table-cell table:formula="of:=[.G81]-[.$B81]" office:value-type="float" office:value="0.274421453475952" calcext:value-type="float">
            <text:p>0.2744214535</text:p>
          </table:table-cell>
          <table:table-cell/>
          <table:table-cell office:value-type="float" office:value="1442891226.94976" calcext:value-type="float">
            <text:p>1442891226.94976</text:p>
          </table:table-cell>
          <table:table-cell table:formula="of:=[.J81]-[.$B81]" office:value-type="float" office:value="0.274463415145874" calcext:value-type="float">
            <text:p>0.274463415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1226.74977" calcext:value-type="float">
            <text:p>1442891226.74977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6.70977759361267" calcext:value-type="float">
            <text:p>6.7097775936</text:p>
          </table:table-cell>
          <table:table-cell table:formula="of:=[.C82]/([.D82]-[.D81])" office:value-type="float" office:value="108715.899893388" calcext:value-type="float">
            <text:p>108715.899893388</text:p>
          </table:table-cell>
          <table:table-cell/>
          <table:table-cell office:value-type="float" office:value="1442891227.02448" calcext:value-type="float">
            <text:p>1442891227.02448</text:p>
          </table:table-cell>
          <table:table-cell table:formula="of:=[.G82]-[.$B82]" office:value-type="float" office:value="0.274708986282349" calcext:value-type="float">
            <text:p>0.2747089863</text:p>
          </table:table-cell>
          <table:table-cell/>
          <table:table-cell office:value-type="float" office:value="1442891227.02458" calcext:value-type="float">
            <text:p>1442891227.02458</text:p>
          </table:table-cell>
          <table:table-cell table:formula="of:=[.J82]-[.$B82]" office:value-type="float" office:value="0.274805784225464" calcext:value-type="float">
            <text:p>0.274805784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1226.8242" calcext:value-type="float">
            <text:p>1442891226.8242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6.78420877456665" calcext:value-type="float">
            <text:p>6.7842087746</text:p>
          </table:table-cell>
          <table:table-cell table:formula="of:=[.C83]/([.D83]-[.D82])" office:value-type="float" office:value="108771.618241631" calcext:value-type="float">
            <text:p>108771.618241631</text:p>
          </table:table-cell>
          <table:table-cell/>
          <table:table-cell office:value-type="float" office:value="1442891227.06964" calcext:value-type="float">
            <text:p>1442891227.06964</text:p>
          </table:table-cell>
          <table:table-cell table:formula="of:=[.G83]-[.$B83]" office:value-type="float" office:value="0.245443105697632" calcext:value-type="float">
            <text:p>0.2454431057</text:p>
          </table:table-cell>
          <table:table-cell/>
          <table:table-cell office:value-type="float" office:value="1442891230.03387" calcext:value-type="float">
            <text:p>1442891230.03387</text:p>
          </table:table-cell>
          <table:table-cell table:formula="of:=[.J83]-[.$B83]" office:value-type="float" office:value="3.20966792106628" calcext:value-type="float">
            <text:p>3.209667921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1226.89868" calcext:value-type="float">
            <text:p>1442891226.89868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6.85868620872498" calcext:value-type="float">
            <text:p>6.8586862087</text:p>
          </table:table-cell>
          <table:table-cell table:formula="of:=[.C84]/([.D84]-[.D83])" office:value-type="float" office:value="108704.067097551" calcext:value-type="float">
            <text:p>108704.067097551</text:p>
          </table:table-cell>
          <table:table-cell/>
          <table:table-cell office:value-type="float" office:value="1442891227.1731" calcext:value-type="float">
            <text:p>1442891227.1731</text:p>
          </table:table-cell>
          <table:table-cell table:formula="of:=[.G84]-[.$B84]" office:value-type="float" office:value="0.274417400360107" calcext:value-type="float">
            <text:p>0.2744174004</text:p>
          </table:table-cell>
          <table:table-cell/>
          <table:table-cell office:value-type="float" office:value="1442891230.06775" calcext:value-type="float">
            <text:p>1442891230.06775</text:p>
          </table:table-cell>
          <table:table-cell table:formula="of:=[.J84]-[.$B84]" office:value-type="float" office:value="3.16906833648682" calcext:value-type="float">
            <text:p>3.169068336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1226.97312" calcext:value-type="float">
            <text:p>1442891226.97312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6.93312931060791" calcext:value-type="float">
            <text:p>6.9331293106</text:p>
          </table:table-cell>
          <table:table-cell table:formula="of:=[.C85]/([.D85]-[.D84])" office:value-type="float" office:value="108754.200123624" calcext:value-type="float">
            <text:p>108754.200123624</text:p>
          </table:table-cell>
          <table:table-cell/>
          <table:table-cell office:value-type="float" office:value="1442891227.27079" calcext:value-type="float">
            <text:p>1442891227.27079</text:p>
          </table:table-cell>
          <table:table-cell table:formula="of:=[.G85]-[.$B85]" office:value-type="float" office:value="0.29767107963562" calcext:value-type="float">
            <text:p>0.2976710796</text:p>
          </table:table-cell>
          <table:table-cell/>
          <table:table-cell office:value-type="float" office:value="1442891230.10162" calcext:value-type="float">
            <text:p>1442891230.10162</text:p>
          </table:table-cell>
          <table:table-cell table:formula="of:=[.J85]-[.$B85]" office:value-type="float" office:value="3.12849831581116" calcext:value-type="float">
            <text:p>3.128498315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1240.06438" calcext:value-type="float">
            <text:p>1442891240.06438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20.0243828296661" calcext:value-type="float">
            <text:p>20.0243828297</text:p>
          </table:table-cell>
          <table:table-cell table:formula="of:=[.C86]/([.D86]-[.D85])" office:value-type="float" office:value="618.428173300124" calcext:value-type="float">
            <text:p>618.4281733001</text:p>
          </table:table-cell>
          <table:table-cell/>
          <table:table-cell office:value-type="float" office:value="1442891240.26432" calcext:value-type="float">
            <text:p>1442891240.26432</text:p>
          </table:table-cell>
          <table:table-cell table:formula="of:=[.G86]-[.$B86]" office:value-type="float" office:value="0.199945211410522" calcext:value-type="float">
            <text:p>0.1999452114</text:p>
          </table:table-cell>
          <table:table-cell/>
          <table:table-cell office:value-type="float" office:value="1442891240.26436" calcext:value-type="float">
            <text:p>1442891240.26436</text:p>
          </table:table-cell>
          <table:table-cell table:formula="of:=[.J86]-[.$B86]" office:value-type="float" office:value="0.199981927871704" calcext:value-type="float">
            <text:p>0.199981927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1240.16676" calcext:value-type="float">
            <text:p>1442891240.16676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20.1267683506012" calcext:value-type="float">
            <text:p>20.1267683506</text:p>
          </table:table-cell>
          <table:table-cell table:formula="of:=[.C87]/([.D87]-[.D86])" office:value-type="float" office:value="79073.6807906184" calcext:value-type="float">
            <text:p>79073.6807906184</text:p>
          </table:table-cell>
          <table:table-cell/>
          <table:table-cell office:value-type="float" office:value="1442891240.46525" calcext:value-type="float">
            <text:p>1442891240.46525</text:p>
          </table:table-cell>
          <table:table-cell table:formula="of:=[.G87]-[.$B87]" office:value-type="float" office:value="0.298490524291992" calcext:value-type="float">
            <text:p>0.2984905243</text:p>
          </table:table-cell>
          <table:table-cell/>
          <table:table-cell office:value-type="float" office:value="1442891240.46529" calcext:value-type="float">
            <text:p>1442891240.46529</text:p>
          </table:table-cell>
          <table:table-cell table:formula="of:=[.J87]-[.$B87]" office:value-type="float" office:value="0.298532962799072" calcext:value-type="float">
            <text:p>0.298532962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1240.26922" calcext:value-type="float">
            <text:p>1442891240.26922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20.2292251586914" calcext:value-type="float">
            <text:p>20.2292251587</text:p>
          </table:table-cell>
          <table:table-cell table:formula="of:=[.C88]/([.D88]-[.D87])" office:value-type="float" office:value="79018.6630923709" calcext:value-type="float">
            <text:p>79018.6630923709</text:p>
          </table:table-cell>
          <table:table-cell/>
          <table:table-cell office:value-type="float" office:value="1442891240.5717" calcext:value-type="float">
            <text:p>1442891240.5717</text:p>
          </table:table-cell>
          <table:table-cell table:formula="of:=[.G88]-[.$B88]" office:value-type="float" office:value="0.302485704421997" calcext:value-type="float">
            <text:p>0.3024857044</text:p>
          </table:table-cell>
          <table:table-cell/>
          <table:table-cell office:value-type="float" office:value="1442891240.57174" calcext:value-type="float">
            <text:p>1442891240.57174</text:p>
          </table:table-cell>
          <table:table-cell table:formula="of:=[.J88]-[.$B88]" office:value-type="float" office:value="0.302522659301758" calcext:value-type="float">
            <text:p>0.302522659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1240.37165" calcext:value-type="float">
            <text:p>1442891240.37165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20.3316538333893" calcext:value-type="float">
            <text:p>20.3316538334</text:p>
          </table:table-cell>
          <table:table-cell table:formula="of:=[.C89]/([.D89]-[.D88])" office:value-type="float" office:value="79040.3666149151" calcext:value-type="float">
            <text:p>79040.3666149151</text:p>
          </table:table-cell>
          <table:table-cell/>
          <table:table-cell office:value-type="float" office:value="1442891240.6663" calcext:value-type="float">
            <text:p>1442891240.6663</text:p>
          </table:table-cell>
          <table:table-cell table:formula="of:=[.G89]-[.$B89]" office:value-type="float" office:value="0.294650077819824" calcext:value-type="float">
            <text:p>0.2946500778</text:p>
          </table:table-cell>
          <table:table-cell/>
          <table:table-cell office:value-type="float" office:value="1442891240.66634" calcext:value-type="float">
            <text:p>1442891240.66634</text:p>
          </table:table-cell>
          <table:table-cell table:formula="of:=[.J89]-[.$B89]" office:value-type="float" office:value="0.294692277908325" calcext:value-type="float">
            <text:p>0.29469227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1240.47409" calcext:value-type="float">
            <text:p>1442891240.47409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20.4340975284576" calcext:value-type="float">
            <text:p>20.4340975285</text:p>
          </table:table-cell>
          <table:table-cell table:formula="of:=[.C90]/([.D90]-[.D89])" office:value-type="float" office:value="79028.7776577918" calcext:value-type="float">
            <text:p>79028.7776577918</text:p>
          </table:table-cell>
          <table:table-cell/>
          <table:table-cell office:value-type="float" office:value="1442891240.77656" calcext:value-type="float">
            <text:p>1442891240.77656</text:p>
          </table:table-cell>
          <table:table-cell table:formula="of:=[.G90]-[.$B90]" office:value-type="float" office:value="0.302470922470093" calcext:value-type="float">
            <text:p>0.3024709225</text:p>
          </table:table-cell>
          <table:table-cell/>
          <table:table-cell office:value-type="float" office:value="1442891240.7766" calcext:value-type="float">
            <text:p>1442891240.7766</text:p>
          </table:table-cell>
          <table:table-cell table:formula="of:=[.J90]-[.$B90]" office:value-type="float" office:value="0.302505731582642" calcext:value-type="float">
            <text:p>0.30250573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1240.57656" calcext:value-type="float">
            <text:p>1442891240.57656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20.5365629196167" calcext:value-type="float">
            <text:p>20.5365629196</text:p>
          </table:table-cell>
          <table:table-cell table:formula="of:=[.C91]/([.D91]-[.D90])" office:value-type="float" office:value="79012.0440513669" calcext:value-type="float">
            <text:p>79012.0440513669</text:p>
          </table:table-cell>
          <table:table-cell/>
          <table:table-cell office:value-type="float" office:value="1442891240.8672" calcext:value-type="float">
            <text:p>1442891240.8672</text:p>
          </table:table-cell>
          <table:table-cell table:formula="of:=[.G91]-[.$B91]" office:value-type="float" office:value="0.290647506713867" calcext:value-type="float">
            <text:p>0.2906475067</text:p>
          </table:table-cell>
          <table:table-cell/>
          <table:table-cell office:value-type="float" office:value="1442891240.86724" calcext:value-type="float">
            <text:p>1442891240.86724</text:p>
          </table:table-cell>
          <table:table-cell table:formula="of:=[.J91]-[.$B91]" office:value-type="float" office:value="0.290681838989258" calcext:value-type="float">
            <text:p>0.29068183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1240.67901" calcext:value-type="float">
            <text:p>1442891240.67901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20.6390154361725" calcext:value-type="float">
            <text:p>20.6390154362</text:p>
          </table:table-cell>
          <table:table-cell table:formula="of:=[.C92]/([.D92]-[.D91])" office:value-type="float" office:value="79021.9730287608" calcext:value-type="float">
            <text:p>79021.9730287608</text:p>
          </table:table-cell>
          <table:table-cell/>
          <table:table-cell office:value-type="float" office:value="1442891240.98131" calcext:value-type="float">
            <text:p>1442891240.98131</text:p>
          </table:table-cell>
          <table:table-cell table:formula="of:=[.G92]-[.$B92]" office:value-type="float" office:value="0.302303552627563" calcext:value-type="float">
            <text:p>0.3023035526</text:p>
          </table:table-cell>
          <table:table-cell/>
          <table:table-cell office:value-type="float" office:value="1442891240.98134" calcext:value-type="float">
            <text:p>1442891240.98134</text:p>
          </table:table-cell>
          <table:table-cell table:formula="of:=[.J92]-[.$B92]" office:value-type="float" office:value="0.302333831787109" calcext:value-type="float">
            <text:p>0.302333831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1240.78144" calcext:value-type="float">
            <text:p>1442891240.78144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20.7414484024048" calcext:value-type="float">
            <text:p>20.7414484024</text:p>
          </table:table-cell>
          <table:table-cell table:formula="of:=[.C93]/([.D93]-[.D92])" office:value-type="float" office:value="79037.0551375005" calcext:value-type="float">
            <text:p>79037.0551375005</text:p>
          </table:table-cell>
          <table:table-cell/>
          <table:table-cell office:value-type="float" office:value="1442891241.06817" calcext:value-type="float">
            <text:p>1442891241.06817</text:p>
          </table:table-cell>
          <table:table-cell table:formula="of:=[.G93]-[.$B93]" office:value-type="float" office:value="0.286725282669067" calcext:value-type="float">
            <text:p>0.2867252827</text:p>
          </table:table-cell>
          <table:table-cell/>
          <table:table-cell office:value-type="float" office:value="1442891241.06821" calcext:value-type="float">
            <text:p>1442891241.06821</text:p>
          </table:table-cell>
          <table:table-cell table:formula="of:=[.J93]-[.$B93]" office:value-type="float" office:value="0.286769151687622" calcext:value-type="float">
            <text:p>0.286769151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1240.88389" calcext:value-type="float">
            <text:p>1442891240.88389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20.8438920974731" calcext:value-type="float">
            <text:p>20.8438920975</text:p>
          </table:table-cell>
          <table:table-cell table:formula="of:=[.C94]/([.D94]-[.D93])" office:value-type="float" office:value="79028.7776577918" calcext:value-type="float">
            <text:p>79028.7776577918</text:p>
          </table:table-cell>
          <table:table-cell/>
          <table:table-cell office:value-type="float" office:value="1442891241.18635" calcext:value-type="float">
            <text:p>1442891241.18635</text:p>
          </table:table-cell>
          <table:table-cell table:formula="of:=[.G94]-[.$B94]" office:value-type="float" office:value="0.302464246749878" calcext:value-type="float">
            <text:p>0.3024642467</text:p>
          </table:table-cell>
          <table:table-cell/>
          <table:table-cell office:value-type="float" office:value="1442891241.18639" calcext:value-type="float">
            <text:p>1442891241.18639</text:p>
          </table:table-cell>
          <table:table-cell table:formula="of:=[.J94]-[.$B94]" office:value-type="float" office:value="0.302502155303955" calcext:value-type="float">
            <text:p>0.302502155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1240.98632" calcext:value-type="float">
            <text:p>1442891240.98632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20.9463267326355" calcext:value-type="float">
            <text:p>20.9463267326</text:p>
          </table:table-cell>
          <table:table-cell table:formula="of:=[.C95]/([.D95]-[.D94])" office:value-type="float" office:value="79035.7674156623" calcext:value-type="float">
            <text:p>79035.7674156623</text:p>
          </table:table-cell>
          <table:table-cell/>
          <table:table-cell office:value-type="float" office:value="1442891241.26909" calcext:value-type="float">
            <text:p>1442891241.26909</text:p>
          </table:table-cell>
          <table:table-cell table:formula="of:=[.G95]-[.$B95]" office:value-type="float" office:value="0.282767057418823" calcext:value-type="float">
            <text:p>0.2827670574</text:p>
          </table:table-cell>
          <table:table-cell/>
          <table:table-cell office:value-type="float" office:value="1442891241.26912" calcext:value-type="float">
            <text:p>1442891241.26912</text:p>
          </table:table-cell>
          <table:table-cell table:formula="of:=[.J95]-[.$B95]" office:value-type="float" office:value="0.282803535461426" calcext:value-type="float">
            <text:p>0.282803535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1241.08262" calcext:value-type="float">
            <text:p>1442891241.08262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21.0426223278046" calcext:value-type="float">
            <text:p>21.0426223278</text:p>
          </table:table-cell>
          <table:table-cell table:formula="of:=[.C96]/([.D96]-[.D95])" office:value-type="float" office:value="84074.4582946473" calcext:value-type="float">
            <text:p>84074.4582946473</text:p>
          </table:table-cell>
          <table:table-cell/>
          <table:table-cell office:value-type="float" office:value="1442891241.37895" calcext:value-type="float">
            <text:p>1442891241.37895</text:p>
          </table:table-cell>
          <table:table-cell table:formula="of:=[.G96]-[.$B96]" office:value-type="float" office:value="0.296335220336914" calcext:value-type="float">
            <text:p>0.2963352203</text:p>
          </table:table-cell>
          <table:table-cell/>
          <table:table-cell office:value-type="float" office:value="1442891241.37899" calcext:value-type="float">
            <text:p>1442891241.37899</text:p>
          </table:table-cell>
          <table:table-cell table:formula="of:=[.J96]-[.$B96]" office:value-type="float" office:value="0.29637598991394" calcext:value-type="float">
            <text:p>0.296375989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1241.17905" calcext:value-type="float">
            <text:p>1442891241.17905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21.1390562057495" calcext:value-type="float">
            <text:p>21.1390562057</text:p>
          </table:table-cell>
          <table:table-cell table:formula="of:=[.C97]/([.D97]-[.D96])" office:value-type="float" office:value="83953.8984901341" calcext:value-type="float">
            <text:p>83953.8984901341</text:p>
          </table:table-cell>
          <table:table-cell/>
          <table:table-cell office:value-type="float" office:value="1442891241.4701" calcext:value-type="float">
            <text:p>1442891241.4701</text:p>
          </table:table-cell>
          <table:table-cell table:formula="of:=[.G97]-[.$B97]" office:value-type="float" office:value="0.291049957275391" calcext:value-type="float">
            <text:p>0.2910499573</text:p>
          </table:table-cell>
          <table:table-cell/>
          <table:table-cell office:value-type="float" office:value="1442891241.47014" calcext:value-type="float">
            <text:p>1442891241.47014</text:p>
          </table:table-cell>
          <table:table-cell table:formula="of:=[.J97]-[.$B97]" office:value-type="float" office:value="0.291087627410889" calcext:value-type="float">
            <text:p>0.291087627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1241.2755" calcext:value-type="float">
            <text:p>1442891241.2755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21.235508441925" calcext:value-type="float">
            <text:p>21.2355084419</text:p>
          </table:table-cell>
          <table:table-cell table:formula="of:=[.C98]/([.D98]-[.D97])" office:value-type="float" office:value="83937.9191298974" calcext:value-type="float">
            <text:p>83937.9191298974</text:p>
          </table:table-cell>
          <table:table-cell/>
          <table:table-cell office:value-type="float" office:value="1442891241.57191" calcext:value-type="float">
            <text:p>1442891241.57191</text:p>
          </table:table-cell>
          <table:table-cell table:formula="of:=[.G98]-[.$B98]" office:value-type="float" office:value="0.296409368515015" calcext:value-type="float">
            <text:p>0.2964093685</text:p>
          </table:table-cell>
          <table:table-cell/>
          <table:table-cell office:value-type="float" office:value="1442891241.57195" calcext:value-type="float">
            <text:p>1442891241.57195</text:p>
          </table:table-cell>
          <table:table-cell table:formula="of:=[.J98]-[.$B98]" office:value-type="float" office:value="0.296452760696411" calcext:value-type="float">
            <text:p>0.296452760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1241.37196" calcext:value-type="float">
            <text:p>1442891241.37196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21.3319652080536" calcext:value-type="float">
            <text:p>21.3319652081</text:p>
          </table:table-cell>
          <table:table-cell table:formula="of:=[.C99]/([.D99]-[.D98])" office:value-type="float" office:value="83933.977106501" calcext:value-type="float">
            <text:p>83933.977106501</text:p>
          </table:table-cell>
          <table:table-cell/>
          <table:table-cell office:value-type="float" office:value="1442891241.66825" calcext:value-type="float">
            <text:p>1442891241.66825</text:p>
          </table:table-cell>
          <table:table-cell table:formula="of:=[.G99]-[.$B99]" office:value-type="float" office:value="0.296296834945679" calcext:value-type="float">
            <text:p>0.2962968349</text:p>
          </table:table-cell>
          <table:table-cell/>
          <table:table-cell office:value-type="float" office:value="1442891241.6683" calcext:value-type="float">
            <text:p>1442891241.6683</text:p>
          </table:table-cell>
          <table:table-cell table:formula="of:=[.J99]-[.$B99]" office:value-type="float" office:value="0.296338081359863" calcext:value-type="float">
            <text:p>0.296338081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1241.46838" calcext:value-type="float">
            <text:p>1442891241.46838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21.4283876419067" calcext:value-type="float">
            <text:p>21.4283876419</text:p>
          </table:table-cell>
          <table:table-cell table:formula="of:=[.C100]/([.D100]-[.D99])" office:value-type="float" office:value="83963.8627285652" calcext:value-type="float">
            <text:p>83963.8627285652</text:p>
          </table:table-cell>
          <table:table-cell/>
          <table:table-cell office:value-type="float" office:value="1442891241.67101" calcext:value-type="float">
            <text:p>1442891241.67101</text:p>
          </table:table-cell>
          <table:table-cell table:formula="of:=[.G100]-[.$B100]" office:value-type="float" office:value="0.202629804611206" calcext:value-type="float">
            <text:p>0.2026298046</text:p>
          </table:table-cell>
          <table:table-cell/>
          <table:table-cell office:value-type="float" office:value="1442891241.70108" calcext:value-type="float">
            <text:p>1442891241.70108</text:p>
          </table:table-cell>
          <table:table-cell table:formula="of:=[.J100]-[.$B100]" office:value-type="float" office:value="0.232698202133179" calcext:value-type="float">
            <text:p>0.232698202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1241.56482" calcext:value-type="float">
            <text:p>1442891241.56482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21.5248274803162" calcext:value-type="float">
            <text:p>21.5248274803</text:p>
          </table:table-cell>
          <table:table-cell table:formula="of:=[.C101]/([.D101]-[.D100])" office:value-type="float" office:value="83948.7097192075" calcext:value-type="float">
            <text:p>83948.7097192075</text:p>
          </table:table-cell>
          <table:table-cell/>
          <table:table-cell office:value-type="float" office:value="1442891241.86117" calcext:value-type="float">
            <text:p>1442891241.86117</text:p>
          </table:table-cell>
          <table:table-cell table:formula="of:=[.G101]-[.$B101]" office:value-type="float" office:value="0.296351432800293" calcext:value-type="float">
            <text:p>0.2963514328</text:p>
          </table:table-cell>
          <table:table-cell/>
          <table:table-cell office:value-type="float" office:value="1442891241.86121" calcext:value-type="float">
            <text:p>1442891241.86121</text:p>
          </table:table-cell>
          <table:table-cell table:formula="of:=[.J101]-[.$B101]" office:value-type="float" office:value="0.296387910842896" calcext:value-type="float">
            <text:p>0.29638791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1241.66126" calcext:value-type="float">
            <text:p>1442891241.66126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21.6212704181671" calcext:value-type="float">
            <text:p>21.6212704182</text:p>
          </table:table-cell>
          <table:table-cell table:formula="of:=[.C102]/([.D102]-[.D101])" office:value-type="float" office:value="83946.0118117925" calcext:value-type="float">
            <text:p>83946.0118117925</text:p>
          </table:table-cell>
          <table:table-cell/>
          <table:table-cell office:value-type="float" office:value="1442891241.87195" calcext:value-type="float">
            <text:p>1442891241.87195</text:p>
          </table:table-cell>
          <table:table-cell table:formula="of:=[.G102]-[.$B102]" office:value-type="float" office:value="0.210687875747681" calcext:value-type="float">
            <text:p>0.2106878757</text:p>
          </table:table-cell>
          <table:table-cell/>
          <table:table-cell office:value-type="float" office:value="1442891241.894" calcext:value-type="float">
            <text:p>1442891241.894</text:p>
          </table:table-cell>
          <table:table-cell table:formula="of:=[.J102]-[.$B102]" office:value-type="float" office:value="0.232741355895996" calcext:value-type="float">
            <text:p>0.232741355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1241.75772" calcext:value-type="float">
            <text:p>1442891241.75772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21.7177293300629" calcext:value-type="float">
            <text:p>21.7177293301</text:p>
          </table:table-cell>
          <table:table-cell table:formula="of:=[.C103]/([.D103]-[.D102])" office:value-type="float" office:value="83932.1099614907" calcext:value-type="float">
            <text:p>83932.1099614907</text:p>
          </table:table-cell>
          <table:table-cell/>
          <table:table-cell office:value-type="float" office:value="1442891242.05413" calcext:value-type="float">
            <text:p>1442891242.05413</text:p>
          </table:table-cell>
          <table:table-cell table:formula="of:=[.G103]-[.$B103]" office:value-type="float" office:value="0.296411514282227" calcext:value-type="float">
            <text:p>0.2964115143</text:p>
          </table:table-cell>
          <table:table-cell/>
          <table:table-cell office:value-type="float" office:value="1442891242.05418" calcext:value-type="float">
            <text:p>1442891242.05418</text:p>
          </table:table-cell>
          <table:table-cell table:formula="of:=[.J103]-[.$B103]" office:value-type="float" office:value="0.29645562171936" calcext:value-type="float">
            <text:p>0.296455621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1241.85415" calcext:value-type="float">
            <text:p>1442891241.85415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21.8141531944275" calcext:value-type="float">
            <text:p>21.8141531944</text:p>
          </table:table-cell>
          <table:table-cell table:formula="of:=[.C104]/([.D104]-[.D103])" office:value-type="float" office:value="83962.6170694136" calcext:value-type="float">
            <text:p>83962.6170694136</text:p>
          </table:table-cell>
          <table:table-cell/>
          <table:table-cell office:value-type="float" office:value="1442891242.07291" calcext:value-type="float">
            <text:p>1442891242.07291</text:p>
          </table:table-cell>
          <table:table-cell table:formula="of:=[.G104]-[.$B104]" office:value-type="float" office:value="0.218759298324585" calcext:value-type="float">
            <text:p>0.2187592983</text:p>
          </table:table-cell>
          <table:table-cell/>
          <table:table-cell office:value-type="float" office:value="1442891242.08365" calcext:value-type="float">
            <text:p>1442891242.08365</text:p>
          </table:table-cell>
          <table:table-cell table:formula="of:=[.J104]-[.$B104]" office:value-type="float" office:value="0.22950005531311" calcext:value-type="float">
            <text:p>0.229500055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1241.95056" calcext:value-type="float">
            <text:p>1442891241.95056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21.910569190979" calcext:value-type="float">
            <text:p>21.910569191</text:p>
          </table:table-cell>
          <table:table-cell table:formula="of:=[.C105]/([.D105]-[.D104])" office:value-type="float" office:value="83969.4686521694" calcext:value-type="float">
            <text:p>83969.4686521694</text:p>
          </table:table-cell>
          <table:table-cell/>
          <table:table-cell office:value-type="float" office:value="1442891242.23889" calcext:value-type="float">
            <text:p>1442891242.23889</text:p>
          </table:table-cell>
          <table:table-cell table:formula="of:=[.G105]-[.$B105]" office:value-type="float" office:value="0.288326025009155" calcext:value-type="float">
            <text:p>0.288326025</text:p>
          </table:table-cell>
          <table:table-cell/>
          <table:table-cell office:value-type="float" office:value="1442891242.23893" calcext:value-type="float">
            <text:p>1442891242.23893</text:p>
          </table:table-cell>
          <table:table-cell table:formula="of:=[.J105]-[.$B105]" office:value-type="float" office:value="0.288364887237549" calcext:value-type="float">
            <text:p>0.288364887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1242.039" calcext:value-type="float">
            <text:p>1442891242.039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21.9990096092224" calcext:value-type="float">
            <text:p>21.9990096092</text:p>
          </table:table-cell>
          <table:table-cell table:formula="of:=[.C106]/([.D106]-[.D105])" office:value-type="float" office:value="91541.8556447569" calcext:value-type="float">
            <text:p>91541.8556447569</text:p>
          </table:table-cell>
          <table:table-cell/>
          <table:table-cell office:value-type="float" office:value="1442891242.27372" calcext:value-type="float">
            <text:p>1442891242.27372</text:p>
          </table:table-cell>
          <table:table-cell table:formula="of:=[.G106]-[.$B106]" office:value-type="float" office:value="0.234715461730957" calcext:value-type="float">
            <text:p>0.2347154617</text:p>
          </table:table-cell>
          <table:table-cell/>
          <table:table-cell office:value-type="float" office:value="1442891242.27375" calcext:value-type="float">
            <text:p>1442891242.27375</text:p>
          </table:table-cell>
          <table:table-cell table:formula="of:=[.J106]-[.$B106]" office:value-type="float" office:value="0.234751462936401" calcext:value-type="float">
            <text:p>0.234751462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1242.1183" calcext:value-type="float">
            <text:p>1442891242.1183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22.0783121585846" calcext:value-type="float">
            <text:p>22.0783121586</text:p>
          </table:table-cell>
          <table:table-cell table:formula="of:=[.C107]/([.D107]-[.D106])" office:value-type="float" office:value="102090.034495925" calcext:value-type="float">
            <text:p>102090.034495925</text:p>
          </table:table-cell>
          <table:table-cell/>
          <table:table-cell office:value-type="float" office:value="1442891242.39764" calcext:value-type="float">
            <text:p>1442891242.39764</text:p>
          </table:table-cell>
          <table:table-cell table:formula="of:=[.G107]-[.$B107]" office:value-type="float" office:value="0.279339551925659" calcext:value-type="float">
            <text:p>0.2793395519</text:p>
          </table:table-cell>
          <table:table-cell/>
          <table:table-cell office:value-type="float" office:value="1442891242.39782" calcext:value-type="float">
            <text:p>1442891242.39782</text:p>
          </table:table-cell>
          <table:table-cell table:formula="of:=[.J107]-[.$B107]" office:value-type="float" office:value="0.27951979637146" calcext:value-type="float">
            <text:p>0.279519796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1242.19765" calcext:value-type="float">
            <text:p>1442891242.19765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22.1576564311981" calcext:value-type="float">
            <text:p>22.1576564312</text:p>
          </table:table-cell>
          <table:table-cell table:formula="of:=[.C108]/([.D108]-[.D107])" office:value-type="float" office:value="102036.350366894" calcext:value-type="float">
            <text:p>102036.350366894</text:p>
          </table:table-cell>
          <table:table-cell/>
          <table:table-cell office:value-type="float" office:value="1442891242.47486" calcext:value-type="float">
            <text:p>1442891242.47486</text:p>
          </table:table-cell>
          <table:table-cell table:formula="of:=[.G108]-[.$B108]" office:value-type="float" office:value="0.277209043502808" calcext:value-type="float">
            <text:p>0.2772090435</text:p>
          </table:table-cell>
          <table:table-cell/>
          <table:table-cell office:value-type="float" office:value="1442891242.4749" calcext:value-type="float">
            <text:p>1442891242.4749</text:p>
          </table:table-cell>
          <table:table-cell table:formula="of:=[.J108]-[.$B108]" office:value-type="float" office:value="0.27724814414978" calcext:value-type="float">
            <text:p>0.277248144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1242.27703" calcext:value-type="float">
            <text:p>1442891242.27703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22.2370364665985" calcext:value-type="float">
            <text:p>22.2370364666</text:p>
          </table:table-cell>
          <table:table-cell table:formula="of:=[.C109]/([.D109]-[.D108])" office:value-type="float" office:value="101990.380316209" calcext:value-type="float">
            <text:p>101990.380316209</text:p>
          </table:table-cell>
          <table:table-cell/>
          <table:table-cell office:value-type="float" office:value="1442891242.55618" calcext:value-type="float">
            <text:p>1442891242.55618</text:p>
          </table:table-cell>
          <table:table-cell table:formula="of:=[.G109]-[.$B109]" office:value-type="float" office:value="0.279153108596802" calcext:value-type="float">
            <text:p>0.2791531086</text:p>
          </table:table-cell>
          <table:table-cell/>
          <table:table-cell office:value-type="float" office:value="1442891242.55623" calcext:value-type="float">
            <text:p>1442891242.55623</text:p>
          </table:table-cell>
          <table:table-cell table:formula="of:=[.J109]-[.$B109]" office:value-type="float" office:value="0.279198884963989" calcext:value-type="float">
            <text:p>0.27919888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1242.35633" calcext:value-type="float">
            <text:p>1442891242.35633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22.3163409233093" calcext:value-type="float">
            <text:p>22.3163409233</text:p>
          </table:table-cell>
          <table:table-cell table:formula="of:=[.C110]/([.D110]-[.D109])" office:value-type="float" office:value="102087.579132181" calcext:value-type="float">
            <text:p>102087.579132181</text:p>
          </table:table-cell>
          <table:table-cell/>
          <table:table-cell office:value-type="float" office:value="1442891242.63546" calcext:value-type="float">
            <text:p>1442891242.63546</text:p>
          </table:table-cell>
          <table:table-cell table:formula="of:=[.G110]-[.$B110]" office:value-type="float" office:value="0.279122352600098" calcext:value-type="float">
            <text:p>0.2791223526</text:p>
          </table:table-cell>
          <table:table-cell/>
          <table:table-cell office:value-type="float" office:value="1442891242.63549" calcext:value-type="float">
            <text:p>1442891242.63549</text:p>
          </table:table-cell>
          <table:table-cell table:formula="of:=[.J110]-[.$B110]" office:value-type="float" office:value="0.279160261154175" calcext:value-type="float">
            <text:p>0.279160261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1242.43563" calcext:value-type="float">
            <text:p>1442891242.43563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22.3956401348114" calcext:value-type="float">
            <text:p>22.3956401348</text:p>
          </table:table-cell>
          <table:table-cell table:formula="of:=[.C111]/([.D111]-[.D110])" office:value-type="float" office:value="102094.331666692" calcext:value-type="float">
            <text:p>102094.331666692</text:p>
          </table:table-cell>
          <table:table-cell/>
          <table:table-cell office:value-type="float" office:value="1442891242.67576" calcext:value-type="float">
            <text:p>1442891242.67576</text:p>
          </table:table-cell>
          <table:table-cell table:formula="of:=[.G111]-[.$B111]" office:value-type="float" office:value="0.240130424499512" calcext:value-type="float">
            <text:p>0.2401304245</text:p>
          </table:table-cell>
          <table:table-cell/>
          <table:table-cell office:value-type="float" office:value="1442891242.6758" calcext:value-type="float">
            <text:p>1442891242.6758</text:p>
          </table:table-cell>
          <table:table-cell table:formula="of:=[.J111]-[.$B111]" office:value-type="float" office:value="0.240162372589111" calcext:value-type="float">
            <text:p>0.240162372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1242.51493" calcext:value-type="float">
            <text:p>1442891242.51493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22.4749419689178" calcext:value-type="float">
            <text:p>22.4749419689</text:p>
          </table:table-cell>
          <table:table-cell table:formula="of:=[.C112]/([.D112]-[.D111])" office:value-type="float" office:value="102090.955287779" calcext:value-type="float">
            <text:p>102090.955287779</text:p>
          </table:table-cell>
          <table:table-cell/>
          <table:table-cell office:value-type="float" office:value="1442891242.79427" calcext:value-type="float">
            <text:p>1442891242.79427</text:p>
          </table:table-cell>
          <table:table-cell table:formula="of:=[.G112]-[.$B112]" office:value-type="float" office:value="0.27933669090271" calcext:value-type="float">
            <text:p>0.2793366909</text:p>
          </table:table-cell>
          <table:table-cell/>
          <table:table-cell office:value-type="float" office:value="1442891242.79431" calcext:value-type="float">
            <text:p>1442891242.79431</text:p>
          </table:table-cell>
          <table:table-cell table:formula="of:=[.J112]-[.$B112]" office:value-type="float" office:value="0.27937388420105" calcext:value-type="float">
            <text:p>0.279373884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1242.59436" calcext:value-type="float">
            <text:p>1442891242.59436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22.5543677806854" calcext:value-type="float">
            <text:p>22.5543677807</text:p>
          </table:table-cell>
          <table:table-cell table:formula="of:=[.C113]/([.D113]-[.D112])" office:value-type="float" office:value="101931.599058643" calcext:value-type="float">
            <text:p>101931.599058643</text:p>
          </table:table-cell>
          <table:table-cell/>
          <table:table-cell office:value-type="float" office:value="1442891242.87366" calcext:value-type="float">
            <text:p>1442891242.87366</text:p>
          </table:table-cell>
          <table:table-cell table:formula="of:=[.G113]-[.$B113]" office:value-type="float" office:value="0.279304265975952" calcext:value-type="float">
            <text:p>0.279304266</text:p>
          </table:table-cell>
          <table:table-cell/>
          <table:table-cell office:value-type="float" office:value="1442891242.8737" calcext:value-type="float">
            <text:p>1442891242.8737</text:p>
          </table:table-cell>
          <table:table-cell table:formula="of:=[.J113]-[.$B113]" office:value-type="float" office:value="0.279339551925659" calcext:value-type="float">
            <text:p>0.279339551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1242.67367" calcext:value-type="float">
            <text:p>1442891242.67367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22.6336784362793" calcext:value-type="float">
            <text:p>22.6336784363</text:p>
          </table:table-cell>
          <table:table-cell table:formula="of:=[.C114]/([.D114]-[.D113])" office:value-type="float" office:value="102079.600015632" calcext:value-type="float">
            <text:p>102079.600015632</text:p>
          </table:table-cell>
          <table:table-cell/>
          <table:table-cell office:value-type="float" office:value="1442891242.87679" calcext:value-type="float">
            <text:p>1442891242.87679</text:p>
          </table:table-cell>
          <table:table-cell table:formula="of:=[.G114]-[.$B114]" office:value-type="float" office:value="0.20311975479126" calcext:value-type="float">
            <text:p>0.2031197548</text:p>
          </table:table-cell>
          <table:table-cell/>
          <table:table-cell office:value-type="float" office:value="1442891242.90317" calcext:value-type="float">
            <text:p>1442891242.90317</text:p>
          </table:table-cell>
          <table:table-cell table:formula="of:=[.J114]-[.$B114]" office:value-type="float" office:value="0.229500532150269" calcext:value-type="float">
            <text:p>0.229500532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1242.75307" calcext:value-type="float">
            <text:p>1442891242.75307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22.7130751609802" calcext:value-type="float">
            <text:p>22.713075161</text:p>
          </table:table-cell>
          <table:table-cell table:formula="of:=[.C115]/([.D115]-[.D114])" office:value-type="float" office:value="101968.941798243" calcext:value-type="float">
            <text:p>101968.941798243</text:p>
          </table:table-cell>
          <table:table-cell/>
          <table:table-cell office:value-type="float" office:value="1442891243.03245" calcext:value-type="float">
            <text:p>1442891243.03245</text:p>
          </table:table-cell>
          <table:table-cell table:formula="of:=[.G115]-[.$B115]" office:value-type="float" office:value="0.279377460479736" calcext:value-type="float">
            <text:p>0.2793774605</text:p>
          </table:table-cell>
          <table:table-cell/>
          <table:table-cell office:value-type="float" office:value="1442891243.03257" calcext:value-type="float">
            <text:p>1442891243.03257</text:p>
          </table:table-cell>
          <table:table-cell table:formula="of:=[.J115]-[.$B115]" office:value-type="float" office:value="0.279497146606445" calcext:value-type="float">
            <text:p>0.279497146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1242.83246" calcext:value-type="float">
            <text:p>1442891242.83246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22.7924671173096" calcext:value-type="float">
            <text:p>22.7924671173</text:p>
          </table:table-cell>
          <table:table-cell table:formula="of:=[.C116]/([.D116]-[.D115])" office:value-type="float" office:value="101975.06616936" calcext:value-type="float">
            <text:p>101975.06616936</text:p>
          </table:table-cell>
          <table:table-cell/>
          <table:table-cell office:value-type="float" office:value="1442891243.07795" calcext:value-type="float">
            <text:p>1442891243.07795</text:p>
          </table:table-cell>
          <table:table-cell table:formula="of:=[.G116]-[.$B116]" office:value-type="float" office:value="0.245486497879028" calcext:value-type="float">
            <text:p>0.2454864979</text:p>
          </table:table-cell>
          <table:table-cell/>
          <table:table-cell office:value-type="float" office:value="1442891243.07799" calcext:value-type="float">
            <text:p>1442891243.07799</text:p>
          </table:table-cell>
          <table:table-cell table:formula="of:=[.J116]-[.$B116]" office:value-type="float" office:value="0.245525598526001" calcext:value-type="float">
            <text:p>0.245525598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1242.91182" calcext:value-type="float">
            <text:p>1442891242.9118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22.8718264102936" calcext:value-type="float">
            <text:p>22.8718264103</text:p>
          </table:table-cell>
          <table:table-cell table:formula="of:=[.C117]/([.D117]-[.D116])" office:value-type="float" office:value="102017.037899158" calcext:value-type="float">
            <text:p>102017.037899158</text:p>
          </table:table-cell>
          <table:table-cell/>
          <table:table-cell office:value-type="float" office:value="1442891243.19122" calcext:value-type="float">
            <text:p>1442891243.19122</text:p>
          </table:table-cell>
          <table:table-cell table:formula="of:=[.G117]-[.$B117]" office:value-type="float" office:value="0.279405355453491" calcext:value-type="float">
            <text:p>0.2794053555</text:p>
          </table:table-cell>
          <table:table-cell/>
          <table:table-cell office:value-type="float" office:value="1442891243.19131" calcext:value-type="float">
            <text:p>1442891243.19131</text:p>
          </table:table-cell>
          <table:table-cell table:formula="of:=[.J117]-[.$B117]" office:value-type="float" office:value="0.279490232467651" calcext:value-type="float">
            <text:p>0.279490232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1242.99115" calcext:value-type="float">
            <text:p>1442891242.99115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22.9511568546295" calcext:value-type="float">
            <text:p>22.9511568546</text:p>
          </table:table-cell>
          <table:table-cell table:formula="of:=[.C118]/([.D118]-[.D117])" office:value-type="float" office:value="102054.136564724" calcext:value-type="float">
            <text:p>102054.136564724</text:p>
          </table:table-cell>
          <table:table-cell/>
          <table:table-cell office:value-type="float" office:value="1442891243.27259" calcext:value-type="float">
            <text:p>1442891243.27259</text:p>
          </table:table-cell>
          <table:table-cell table:formula="of:=[.G118]-[.$B118]" office:value-type="float" office:value="0.281443119049072" calcext:value-type="float">
            <text:p>0.281443119</text:p>
          </table:table-cell>
          <table:table-cell/>
          <table:table-cell office:value-type="float" office:value="1442891243.27265" calcext:value-type="float">
            <text:p>1442891243.27265</text:p>
          </table:table-cell>
          <table:table-cell table:formula="of:=[.J118]-[.$B118]" office:value-type="float" office:value="0.281499147415161" calcext:value-type="float">
            <text:p>0.281499147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1243.07255" calcext:value-type="float">
            <text:p>1442891243.07255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23.0325546264648" calcext:value-type="float">
            <text:p>23.0325546265</text:p>
          </table:table-cell>
          <table:table-cell table:formula="of:=[.C119]/([.D119]-[.D118])" office:value-type="float" office:value="99462.18204079" calcext:value-type="float">
            <text:p>99462.18204079</text:p>
          </table:table-cell>
          <table:table-cell/>
          <table:table-cell office:value-type="float" office:value="1442891243.27894" calcext:value-type="float">
            <text:p>1442891243.27894</text:p>
          </table:table-cell>
          <table:table-cell table:formula="of:=[.G119]-[.$B119]" office:value-type="float" office:value="0.206389665603638" calcext:value-type="float">
            <text:p>0.2063896656</text:p>
          </table:table-cell>
          <table:table-cell/>
          <table:table-cell office:value-type="float" office:value="1442891243.29958" calcext:value-type="float">
            <text:p>1442891243.29958</text:p>
          </table:table-cell>
          <table:table-cell table:formula="of:=[.J119]-[.$B119]" office:value-type="float" office:value="0.227033376693726" calcext:value-type="float">
            <text:p>0.227033376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1243.15393" calcext:value-type="float">
            <text:p>1442891243.15393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23.1139323711395" calcext:value-type="float">
            <text:p>23.1139323711</text:p>
          </table:table-cell>
          <table:table-cell table:formula="of:=[.C120]/([.D120]-[.D119])" office:value-type="float" office:value="99486.6598031776" calcext:value-type="float">
            <text:p>99486.6598031776</text:p>
          </table:table-cell>
          <table:table-cell/>
          <table:table-cell office:value-type="float" office:value="1442891243.43539" calcext:value-type="float">
            <text:p>1442891243.43539</text:p>
          </table:table-cell>
          <table:table-cell table:formula="of:=[.G120]-[.$B120]" office:value-type="float" office:value="0.281464099884033" calcext:value-type="float">
            <text:p>0.2814640999</text:p>
          </table:table-cell>
          <table:table-cell/>
          <table:table-cell office:value-type="float" office:value="1442891243.43544" calcext:value-type="float">
            <text:p>1442891243.43544</text:p>
          </table:table-cell>
          <table:table-cell table:formula="of:=[.J120]-[.$B120]" office:value-type="float" office:value="0.281511545181274" calcext:value-type="float">
            <text:p>0.281511545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1243.23534" calcext:value-type="float">
            <text:p>1442891243.23534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23.1953485012054" calcext:value-type="float">
            <text:p>23.1953485012</text:p>
          </table:table-cell>
          <table:table-cell table:formula="of:=[.C121]/([.D121]-[.D120])" office:value-type="float" office:value="99439.7546707898" calcext:value-type="float">
            <text:p>99439.7546707898</text:p>
          </table:table-cell>
          <table:table-cell/>
          <table:table-cell office:value-type="float" office:value="1442891243.48008" calcext:value-type="float">
            <text:p>1442891243.48008</text:p>
          </table:table-cell>
          <table:table-cell table:formula="of:=[.G121]-[.$B121]" office:value-type="float" office:value="0.244742155075073" calcext:value-type="float">
            <text:p>0.2447421551</text:p>
          </table:table-cell>
          <table:table-cell/>
          <table:table-cell office:value-type="float" office:value="1442891243.48014" calcext:value-type="float">
            <text:p>1442891243.48014</text:p>
          </table:table-cell>
          <table:table-cell table:formula="of:=[.J121]-[.$B121]" office:value-type="float" office:value="0.244794368743896" calcext:value-type="float">
            <text:p>0.24479436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1243.31676" calcext:value-type="float">
            <text:p>1442891243.31676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23.2767693996429" calcext:value-type="float">
            <text:p>23.2767693996</text:p>
          </table:table-cell>
          <table:table-cell table:formula="of:=[.C122]/([.D122]-[.D121])" office:value-type="float" office:value="99433.9310344828" calcext:value-type="float">
            <text:p>99433.9310344828</text:p>
          </table:table-cell>
          <table:table-cell/>
          <table:table-cell office:value-type="float" office:value="1442891243.59807" calcext:value-type="float">
            <text:p>1442891243.59807</text:p>
          </table:table-cell>
          <table:table-cell table:formula="of:=[.G122]-[.$B122]" office:value-type="float" office:value="0.281309127807617" calcext:value-type="float">
            <text:p>0.2813091278</text:p>
          </table:table-cell>
          <table:table-cell/>
          <table:table-cell office:value-type="float" office:value="1442891243.59812" calcext:value-type="float">
            <text:p>1442891243.59812</text:p>
          </table:table-cell>
          <table:table-cell table:formula="of:=[.J122]-[.$B122]" office:value-type="float" office:value="0.281354188919067" calcext:value-type="float">
            <text:p>0.281354188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1243.39815" calcext:value-type="float">
            <text:p>1442891243.39815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23.3581602573395" calcext:value-type="float">
            <text:p>23.3581602573</text:p>
          </table:table-cell>
          <table:table-cell table:formula="of:=[.C123]/([.D123]-[.D122])" office:value-type="float" office:value="99470.6313353526" calcext:value-type="float">
            <text:p>99470.6313353526</text:p>
          </table:table-cell>
          <table:table-cell/>
          <table:table-cell office:value-type="float" office:value="1442891243.67949" calcext:value-type="float">
            <text:p>1442891243.67949</text:p>
          </table:table-cell>
          <table:table-cell table:formula="of:=[.G123]-[.$B123]" office:value-type="float" office:value="0.281339168548584" calcext:value-type="float">
            <text:p>0.2813391685</text:p>
          </table:table-cell>
          <table:table-cell/>
          <table:table-cell office:value-type="float" office:value="1442891243.67953" calcext:value-type="float">
            <text:p>1442891243.67953</text:p>
          </table:table-cell>
          <table:table-cell table:formula="of:=[.J123]-[.$B123]" office:value-type="float" office:value="0.281375646591187" calcext:value-type="float">
            <text:p>0.281375646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1243.47958" calcext:value-type="float">
            <text:p>1442891243.47958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23.4395892620087" calcext:value-type="float">
            <text:p>23.439589262</text:p>
          </table:table-cell>
          <table:table-cell table:formula="of:=[.C124]/([.D124]-[.D123])" office:value-type="float" office:value="99424.0324180618" calcext:value-type="float">
            <text:p>99424.0324180618</text:p>
          </table:table-cell>
          <table:table-cell/>
          <table:table-cell office:value-type="float" office:value="1442891243.68115" calcext:value-type="float">
            <text:p>1442891243.68115</text:p>
          </table:table-cell>
          <table:table-cell table:formula="of:=[.G124]-[.$B124]" office:value-type="float" office:value="0.201571702957153" calcext:value-type="float">
            <text:p>0.201571703</text:p>
          </table:table-cell>
          <table:table-cell/>
          <table:table-cell office:value-type="float" office:value="1442891243.70646" calcext:value-type="float">
            <text:p>1442891243.70646</text:p>
          </table:table-cell>
          <table:table-cell table:formula="of:=[.J124]-[.$B124]" office:value-type="float" office:value="0.226875305175781" calcext:value-type="float">
            <text:p>0.226875305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1243.56102" calcext:value-type="float">
            <text:p>1442891243.56102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23.5210309028625" calcext:value-type="float">
            <text:p>23.5210309029</text:p>
          </table:table-cell>
          <table:table-cell table:formula="of:=[.C125]/([.D125]-[.D124])" office:value-type="float" office:value="99408.6061518014" calcext:value-type="float">
            <text:p>99408.6061518014</text:p>
          </table:table-cell>
          <table:table-cell/>
          <table:table-cell office:value-type="float" office:value="1442891243.84248" calcext:value-type="float">
            <text:p>1442891243.84248</text:p>
          </table:table-cell>
          <table:table-cell table:formula="of:=[.G125]-[.$B125]" office:value-type="float" office:value="0.281455993652344" calcext:value-type="float">
            <text:p>0.2814559937</text:p>
          </table:table-cell>
          <table:table-cell/>
          <table:table-cell office:value-type="float" office:value="1442891243.84252" calcext:value-type="float">
            <text:p>1442891243.84252</text:p>
          </table:table-cell>
          <table:table-cell table:formula="of:=[.J125]-[.$B125]" office:value-type="float" office:value="0.281497240066528" calcext:value-type="float">
            <text:p>0.281497240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1243.64247" calcext:value-type="float">
            <text:p>1442891243.64247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23.6024739742279" calcext:value-type="float">
            <text:p>23.6024739742</text:p>
          </table:table-cell>
          <table:table-cell table:formula="of:=[.C126]/([.D126]-[.D125])" office:value-type="float" office:value="99406.8600836659" calcext:value-type="float">
            <text:p>99406.8600836659</text:p>
          </table:table-cell>
          <table:table-cell/>
          <table:table-cell office:value-type="float" office:value="1442891243.88225" calcext:value-type="float">
            <text:p>1442891243.88225</text:p>
          </table:table-cell>
          <table:table-cell table:formula="of:=[.G126]-[.$B126]" office:value-type="float" office:value="0.239778518676758" calcext:value-type="float">
            <text:p>0.2397785187</text:p>
          </table:table-cell>
          <table:table-cell/>
          <table:table-cell office:value-type="float" office:value="1442891243.88228" calcext:value-type="float">
            <text:p>1442891243.88228</text:p>
          </table:table-cell>
          <table:table-cell table:formula="of:=[.J126]-[.$B126]" office:value-type="float" office:value="0.239813566207886" calcext:value-type="float">
            <text:p>0.239813566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1243.72387" calcext:value-type="float">
            <text:p>1442891243.72387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23.6838812828064" calcext:value-type="float">
            <text:p>23.6838812828</text:p>
          </table:table-cell>
          <table:table-cell table:formula="of:=[.C127]/([.D127]-[.D126])" office:value-type="float" office:value="99450.5301964873" calcext:value-type="float">
            <text:p>99450.5301964873</text:p>
          </table:table-cell>
          <table:table-cell/>
          <table:table-cell office:value-type="float" office:value="1442891244.0053" calcext:value-type="float">
            <text:p>1442891244.0053</text:p>
          </table:table-cell>
          <table:table-cell table:formula="of:=[.G127]-[.$B127]" office:value-type="float" office:value="0.281424999237061" calcext:value-type="float">
            <text:p>0.2814249992</text:p>
          </table:table-cell>
          <table:table-cell/>
          <table:table-cell office:value-type="float" office:value="1442891244.00534" calcext:value-type="float">
            <text:p>1442891244.00534</text:p>
          </table:table-cell>
          <table:table-cell table:formula="of:=[.J127]-[.$B127]" office:value-type="float" office:value="0.281468391418457" calcext:value-type="float">
            <text:p>0.281468391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1243.80528" calcext:value-type="float">
            <text:p>1442891243.80528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23.7652821540833" calcext:value-type="float">
            <text:p>23.7652821541</text:p>
          </table:table-cell>
          <table:table-cell table:formula="of:=[.C128]/([.D128]-[.D127])" office:value-type="float" office:value="99458.394891922" calcext:value-type="float">
            <text:p>99458.394891922</text:p>
          </table:table-cell>
          <table:table-cell/>
          <table:table-cell office:value-type="float" office:value="1442891244.08335" calcext:value-type="float">
            <text:p>1442891244.08335</text:p>
          </table:table-cell>
          <table:table-cell table:formula="of:=[.G128]-[.$B128]" office:value-type="float" office:value="0.278079032897949" calcext:value-type="float">
            <text:p>0.2780790329</text:p>
          </table:table-cell>
          <table:table-cell/>
          <table:table-cell office:value-type="float" office:value="1442891244.0834" calcext:value-type="float">
            <text:p>1442891244.0834</text:p>
          </table:table-cell>
          <table:table-cell table:formula="of:=[.J128]-[.$B128]" office:value-type="float" office:value="0.278122901916504" calcext:value-type="float">
            <text:p>0.278122901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1243.88668" calcext:value-type="float">
            <text:p>1442891243.88668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23.8466875553131" calcext:value-type="float">
            <text:p>23.8466875553</text:p>
          </table:table-cell>
          <table:table-cell table:formula="of:=[.C129]/([.D129]-[.D128])" office:value-type="float" office:value="99452.8603469434" calcext:value-type="float">
            <text:p>99452.8603469434</text:p>
          </table:table-cell>
          <table:table-cell/>
          <table:table-cell office:value-type="float" office:value="1442891244.16811" calcext:value-type="float">
            <text:p>1442891244.16811</text:p>
          </table:table-cell>
          <table:table-cell table:formula="of:=[.G129]-[.$B129]" office:value-type="float" office:value="0.281427383422852" calcext:value-type="float">
            <text:p>0.2814273834</text:p>
          </table:table-cell>
          <table:table-cell/>
          <table:table-cell office:value-type="float" office:value="1442891244.16815" calcext:value-type="float">
            <text:p>1442891244.16815</text:p>
          </table:table-cell>
          <table:table-cell table:formula="of:=[.J129]-[.$B129]" office:value-type="float" office:value="0.281473398208618" calcext:value-type="float">
            <text:p>0.281473398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1243.96809" calcext:value-type="float">
            <text:p>1442891243.96809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23.9280989170074" calcext:value-type="float">
            <text:p>23.928098917</text:p>
          </table:table-cell>
          <table:table-cell table:formula="of:=[.C130]/([.D130]-[.D129])" office:value-type="float" office:value="99445.5789892932" calcext:value-type="float">
            <text:p>99445.5789892932</text:p>
          </table:table-cell>
          <table:table-cell/>
          <table:table-cell office:value-type="float" office:value="1442891244.24947" calcext:value-type="float">
            <text:p>1442891244.24947</text:p>
          </table:table-cell>
          <table:table-cell table:formula="of:=[.G130]-[.$B130]" office:value-type="float" office:value="0.281378030776978" calcext:value-type="float">
            <text:p>0.2813780308</text:p>
          </table:table-cell>
          <table:table-cell/>
          <table:table-cell office:value-type="float" office:value="1442891244.24952" calcext:value-type="float">
            <text:p>1442891244.24952</text:p>
          </table:table-cell>
          <table:table-cell table:formula="of:=[.J130]-[.$B130]" office:value-type="float" office:value="0.281424522399902" calcext:value-type="float">
            <text:p>0.28142452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1244.04962" calcext:value-type="float">
            <text:p>1442891244.04962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24.009626865387" calcext:value-type="float">
            <text:p>24.0096268654</text:p>
          </table:table-cell>
          <table:table-cell table:formula="of:=[.C131]/([.D131]-[.D130])" office:value-type="float" office:value="99303.3697145514" calcext:value-type="float">
            <text:p>99303.3697145514</text:p>
          </table:table-cell>
          <table:table-cell/>
          <table:table-cell office:value-type="float" office:value="1442891244.28427" calcext:value-type="float">
            <text:p>1442891244.28427</text:p>
          </table:table-cell>
          <table:table-cell table:formula="of:=[.G131]-[.$B131]" office:value-type="float" office:value="0.234648466110229" calcext:value-type="float">
            <text:p>0.2346484661</text:p>
          </table:table-cell>
          <table:table-cell/>
          <table:table-cell office:value-type="float" office:value="1442891244.28431" calcext:value-type="float">
            <text:p>1442891244.28431</text:p>
          </table:table-cell>
          <table:table-cell table:formula="of:=[.J131]-[.$B131]" office:value-type="float" office:value="0.234685182571411" calcext:value-type="float">
            <text:p>0.234685182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1244.13108" calcext:value-type="float">
            <text:p>1442891244.13108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24.0910840034485" calcext:value-type="float">
            <text:p>24.0910840034</text:p>
          </table:table-cell>
          <table:table-cell table:formula="of:=[.C132]/([.D132]-[.D131])" office:value-type="float" office:value="99389.6936801929" calcext:value-type="float">
            <text:p>99389.6936801929</text:p>
          </table:table-cell>
          <table:table-cell/>
          <table:table-cell office:value-type="float" office:value="1442891244.41248" calcext:value-type="float">
            <text:p>1442891244.41248</text:p>
          </table:table-cell>
          <table:table-cell table:formula="of:=[.G132]-[.$B132]" office:value-type="float" office:value="0.281400680541992" calcext:value-type="float">
            <text:p>0.2814006805</text:p>
          </table:table-cell>
          <table:table-cell/>
          <table:table-cell office:value-type="float" office:value="1442891244.41255" calcext:value-type="float">
            <text:p>1442891244.41255</text:p>
          </table:table-cell>
          <table:table-cell table:formula="of:=[.J132]-[.$B132]" office:value-type="float" office:value="0.281474590301514" calcext:value-type="float">
            <text:p>0.281474590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1244.21251" calcext:value-type="float">
            <text:p>1442891244.21251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24.172513961792" calcext:value-type="float">
            <text:p>24.1725139618</text:p>
          </table:table-cell>
          <table:table-cell table:formula="of:=[.C133]/([.D133]-[.D132])" office:value-type="float" office:value="99422.8680045207" calcext:value-type="float">
            <text:p>99422.8680045207</text:p>
          </table:table-cell>
          <table:table-cell/>
          <table:table-cell office:value-type="float" office:value="1442891244.48515" calcext:value-type="float">
            <text:p>1442891244.48515</text:p>
          </table:table-cell>
          <table:table-cell table:formula="of:=[.G133]-[.$B133]" office:value-type="float" office:value="0.272643327713013" calcext:value-type="float">
            <text:p>0.2726433277</text:p>
          </table:table-cell>
          <table:table-cell/>
          <table:table-cell office:value-type="float" office:value="1442891244.48518" calcext:value-type="float">
            <text:p>1442891244.48518</text:p>
          </table:table-cell>
          <table:table-cell table:formula="of:=[.J133]-[.$B133]" office:value-type="float" office:value="0.272677659988403" calcext:value-type="float">
            <text:p>0.2726776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1244.29391" calcext:value-type="float">
            <text:p>1442891244.29391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24.2539167404175" calcext:value-type="float">
            <text:p>24.2539167404</text:p>
          </table:table-cell>
          <table:table-cell table:formula="of:=[.C134]/([.D134]-[.D133])" office:value-type="float" office:value="99456.0644821163" calcext:value-type="float">
            <text:p>99456.0644821163</text:p>
          </table:table-cell>
          <table:table-cell/>
          <table:table-cell office:value-type="float" office:value="1442891244.57509" calcext:value-type="float">
            <text:p>1442891244.57509</text:p>
          </table:table-cell>
          <table:table-cell table:formula="of:=[.G134]-[.$B134]" office:value-type="float" office:value="0.281177282333374" calcext:value-type="float">
            <text:p>0.2811772823</text:p>
          </table:table-cell>
          <table:table-cell/>
          <table:table-cell office:value-type="float" office:value="1442891244.57513" calcext:value-type="float">
            <text:p>1442891244.57513</text:p>
          </table:table-cell>
          <table:table-cell table:formula="of:=[.J134]-[.$B134]" office:value-type="float" office:value="0.28122353553772" calcext:value-type="float">
            <text:p>0.281223535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1244.37532" calcext:value-type="float">
            <text:p>1442891244.37532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24.3353288173676" calcext:value-type="float">
            <text:p>24.3353288174</text:p>
          </table:table-cell>
          <table:table-cell table:formula="of:=[.C135]/([.D135]-[.D134])" office:value-type="float" office:value="99444.705298023" calcext:value-type="float">
            <text:p>99444.705298023</text:p>
          </table:table-cell>
          <table:table-cell/>
          <table:table-cell office:value-type="float" office:value="1442891244.65661" calcext:value-type="float">
            <text:p>1442891244.65661</text:p>
          </table:table-cell>
          <table:table-cell table:formula="of:=[.G135]-[.$B135]" office:value-type="float" office:value="0.281287908554077" calcext:value-type="float">
            <text:p>0.2812879086</text:p>
          </table:table-cell>
          <table:table-cell/>
          <table:table-cell office:value-type="float" office:value="1442891244.65665" calcext:value-type="float">
            <text:p>1442891244.65665</text:p>
          </table:table-cell>
          <table:table-cell table:formula="of:=[.J135]-[.$B135]" office:value-type="float" office:value="0.281323909759521" calcext:value-type="float">
            <text:p>0.281323909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1244.45666" calcext:value-type="float">
            <text:p>1442891244.45666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24.4166707992554" calcext:value-type="float">
            <text:p>24.4166707993</text:p>
          </table:table-cell>
          <table:table-cell table:formula="of:=[.C136]/([.D136]-[.D135])" office:value-type="float" office:value="99530.4000726904" calcext:value-type="float">
            <text:p>99530.4000726904</text:p>
          </table:table-cell>
          <table:table-cell/>
          <table:table-cell office:value-type="float" office:value="1442891244.68592" calcext:value-type="float">
            <text:p>1442891244.68592</text:p>
          </table:table-cell>
          <table:table-cell table:formula="of:=[.G136]-[.$B136]" office:value-type="float" office:value="0.229251384735107" calcext:value-type="float">
            <text:p>0.2292513847</text:p>
          </table:table-cell>
          <table:table-cell/>
          <table:table-cell office:value-type="float" office:value="1442891244.68595" calcext:value-type="float">
            <text:p>1442891244.68595</text:p>
          </table:table-cell>
          <table:table-cell table:formula="of:=[.J136]-[.$B136]" office:value-type="float" office:value="0.229286193847656" calcext:value-type="float">
            <text:p>0.229286193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1244.53802" calcext:value-type="float">
            <text:p>1442891244.53802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24.4980270862579" calcext:value-type="float">
            <text:p>24.4980270863</text:p>
          </table:table-cell>
          <table:table-cell table:formula="of:=[.C137]/([.D137]-[.D136])" office:value-type="float" office:value="99512.8993502973" calcext:value-type="float">
            <text:p>99512.8993502973</text:p>
          </table:table-cell>
          <table:table-cell/>
          <table:table-cell office:value-type="float" office:value="1442891244.81929" calcext:value-type="float">
            <text:p>1442891244.81929</text:p>
          </table:table-cell>
          <table:table-cell table:formula="of:=[.G137]-[.$B137]" office:value-type="float" office:value="0.281271696090698" calcext:value-type="float">
            <text:p>0.2812716961</text:p>
          </table:table-cell>
          <table:table-cell/>
          <table:table-cell office:value-type="float" office:value="1442891244.81933" calcext:value-type="float">
            <text:p>1442891244.81933</text:p>
          </table:table-cell>
          <table:table-cell table:formula="of:=[.J137]-[.$B137]" office:value-type="float" office:value="0.281312704086304" calcext:value-type="float">
            <text:p>0.281312704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1244.61939" calcext:value-type="float">
            <text:p>1442891244.61939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24.5794005393982" calcext:value-type="float">
            <text:p>24.5794005394</text:p>
          </table:table-cell>
          <table:table-cell table:formula="of:=[.C138]/([.D138]-[.D137])" office:value-type="float" office:value="99491.9066055288" calcext:value-type="float">
            <text:p>99491.9066055288</text:p>
          </table:table-cell>
          <table:table-cell/>
          <table:table-cell office:value-type="float" office:value="1442891244.88697" calcext:value-type="float">
            <text:p>1442891244.88697</text:p>
          </table:table-cell>
          <table:table-cell table:formula="of:=[.G138]-[.$B138]" office:value-type="float" office:value="0.267579317092895" calcext:value-type="float">
            <text:p>0.2675793171</text:p>
          </table:table-cell>
          <table:table-cell/>
          <table:table-cell office:value-type="float" office:value="1442891244.88702" calcext:value-type="float">
            <text:p>1442891244.88702</text:p>
          </table:table-cell>
          <table:table-cell table:formula="of:=[.J138]-[.$B138]" office:value-type="float" office:value="0.267629861831665" calcext:value-type="float">
            <text:p>0.267629861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1244.70076" calcext:value-type="float">
            <text:p>1442891244.70076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24.6607649326324" calcext:value-type="float">
            <text:p>24.6607649326</text:p>
          </table:table-cell>
          <table:table-cell table:formula="of:=[.C139]/([.D139]-[.D138])" office:value-type="float" office:value="99502.9850058752" calcext:value-type="float">
            <text:p>99502.9850058752</text:p>
          </table:table-cell>
          <table:table-cell/>
          <table:table-cell office:value-type="float" office:value="1442891244.98219" calcext:value-type="float">
            <text:p>1442891244.98219</text:p>
          </table:table-cell>
          <table:table-cell table:formula="of:=[.G139]-[.$B139]" office:value-type="float" office:value="0.281435966491699" calcext:value-type="float">
            <text:p>0.2814359665</text:p>
          </table:table-cell>
          <table:table-cell/>
          <table:table-cell office:value-type="float" office:value="1442891244.98223" calcext:value-type="float">
            <text:p>1442891244.98223</text:p>
          </table:table-cell>
          <table:table-cell table:formula="of:=[.J139]-[.$B139]" office:value-type="float" office:value="0.281475305557251" calcext:value-type="float">
            <text:p>0.281475305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1244.78214" calcext:value-type="float">
            <text:p>1442891244.78214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24.7421455383301" calcext:value-type="float">
            <text:p>24.7421455383</text:p>
          </table:table-cell>
          <table:table-cell table:formula="of:=[.C140]/([.D140]-[.D139])" office:value-type="float" office:value="99483.1622423719" calcext:value-type="float">
            <text:p>99483.1622423719</text:p>
          </table:table-cell>
          <table:table-cell/>
          <table:table-cell office:value-type="float" office:value="1442891245.06352" calcext:value-type="float">
            <text:p>1442891245.06352</text:p>
          </table:table-cell>
          <table:table-cell table:formula="of:=[.G140]-[.$B140]" office:value-type="float" office:value="0.281385183334351" calcext:value-type="float">
            <text:p>0.2813851833</text:p>
          </table:table-cell>
          <table:table-cell/>
          <table:table-cell office:value-type="float" office:value="1442891245.06356" calcext:value-type="float">
            <text:p>1442891245.06356</text:p>
          </table:table-cell>
          <table:table-cell table:formula="of:=[.J140]-[.$B140]" office:value-type="float" office:value="0.28142523765564" calcext:value-type="float">
            <text:p>0.28142523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1244.86355" calcext:value-type="float">
            <text:p>1442891244.86355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24.8235609531403" calcext:value-type="float">
            <text:p>24.8235609531</text:p>
          </table:table-cell>
          <table:table-cell table:formula="of:=[.C141]/([.D141]-[.D140])" office:value-type="float" office:value="99440.6282750724" calcext:value-type="float">
            <text:p>99440.6282750724</text:p>
          </table:table-cell>
          <table:table-cell/>
          <table:table-cell office:value-type="float" office:value="1442891245.088" calcext:value-type="float">
            <text:p>1442891245.088</text:p>
          </table:table-cell>
          <table:table-cell table:formula="of:=[.G141]-[.$B141]" office:value-type="float" office:value="0.224442481994629" calcext:value-type="float">
            <text:p>0.224442482</text:p>
          </table:table-cell>
          <table:table-cell/>
          <table:table-cell office:value-type="float" office:value="1442891245.08809" calcext:value-type="float">
            <text:p>1442891245.08809</text:p>
          </table:table-cell>
          <table:table-cell table:formula="of:=[.J141]-[.$B141]" office:value-type="float" office:value="0.224539756774902" calcext:value-type="float">
            <text:p>0.224539756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1244.94501" calcext:value-type="float">
            <text:p>1442891244.94501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24.9050188064575" calcext:value-type="float">
            <text:p>24.9050188065</text:p>
          </table:table-cell>
          <table:table-cell table:formula="of:=[.C142]/([.D142]-[.D141])" office:value-type="float" office:value="99388.8209706169" calcext:value-type="float">
            <text:p>99388.8209706169</text:p>
          </table:table-cell>
          <table:table-cell/>
          <table:table-cell office:value-type="float" office:value="1442891245.22536" calcext:value-type="float">
            <text:p>1442891245.22536</text:p>
          </table:table-cell>
          <table:table-cell table:formula="of:=[.G142]-[.$B142]" office:value-type="float" office:value="0.280350685119629" calcext:value-type="float">
            <text:p>0.2803506851</text:p>
          </table:table-cell>
          <table:table-cell/>
          <table:table-cell office:value-type="float" office:value="1442891245.22542" calcext:value-type="float">
            <text:p>1442891245.22542</text:p>
          </table:table-cell>
          <table:table-cell table:formula="of:=[.J142]-[.$B142]" office:value-type="float" office:value="0.280408382415771" calcext:value-type="float">
            <text:p>0.280408382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1245.02546" calcext:value-type="float">
            <text:p>1442891245.02546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24.9854655265808" calcext:value-type="float">
            <text:p>24.9854655266</text:p>
          </table:table-cell>
          <table:table-cell table:formula="of:=[.C143]/([.D143]-[.D142])" office:value-type="float" office:value="100638.037046038" calcext:value-type="float">
            <text:p>100638.037046038</text:p>
          </table:table-cell>
          <table:table-cell/>
          <table:table-cell office:value-type="float" office:value="1442891245.28913" calcext:value-type="float">
            <text:p>1442891245.28913</text:p>
          </table:table-cell>
          <table:table-cell table:formula="of:=[.G143]-[.$B143]" office:value-type="float" office:value="0.263667583465576" calcext:value-type="float">
            <text:p>0.2636675835</text:p>
          </table:table-cell>
          <table:table-cell/>
          <table:table-cell office:value-type="float" office:value="1442891245.28917" calcext:value-type="float">
            <text:p>1442891245.28917</text:p>
          </table:table-cell>
          <table:table-cell table:formula="of:=[.J143]-[.$B143]" office:value-type="float" office:value="0.263707160949707" calcext:value-type="float">
            <text:p>0.263707160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1245.10276" calcext:value-type="float">
            <text:p>1442891245.10276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25.0627679824829" calcext:value-type="float">
            <text:p>25.0627679825</text:p>
          </table:table-cell>
          <table:table-cell table:formula="of:=[.C144]/([.D144]-[.D143])" office:value-type="float" office:value="104731.472053789" calcext:value-type="float">
            <text:p>104731.472053789</text:p>
          </table:table-cell>
          <table:table-cell/>
          <table:table-cell office:value-type="float" office:value="1442891245.37995" calcext:value-type="float">
            <text:p>1442891245.37995</text:p>
          </table:table-cell>
          <table:table-cell table:formula="of:=[.G144]-[.$B144]" office:value-type="float" office:value="0.277193546295166" calcext:value-type="float">
            <text:p>0.2771935463</text:p>
          </table:table-cell>
          <table:table-cell/>
          <table:table-cell office:value-type="float" office:value="1442891245.37997" calcext:value-type="float">
            <text:p>1442891245.37997</text:p>
          </table:table-cell>
          <table:table-cell table:formula="of:=[.J144]-[.$B144]" office:value-type="float" office:value="0.27721381187439" calcext:value-type="float">
            <text:p>0.27721381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1245.18012" calcext:value-type="float">
            <text:p>1442891245.18012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25.1401224136353" calcext:value-type="float">
            <text:p>25.1401224136</text:p>
          </table:table-cell>
          <table:table-cell table:formula="of:=[.C145]/([.D145]-[.D144])" office:value-type="float" office:value="104661.101883815" calcext:value-type="float">
            <text:p>104661.101883815</text:p>
          </table:table-cell>
          <table:table-cell/>
          <table:table-cell office:value-type="float" office:value="1442891245.457" calcext:value-type="float">
            <text:p>1442891245.457</text:p>
          </table:table-cell>
          <table:table-cell table:formula="of:=[.G145]-[.$B145]" office:value-type="float" office:value="0.276889324188232" calcext:value-type="float">
            <text:p>0.2768893242</text:p>
          </table:table-cell>
          <table:table-cell/>
          <table:table-cell office:value-type="float" office:value="1442891245.45703" calcext:value-type="float">
            <text:p>1442891245.45703</text:p>
          </table:table-cell>
          <table:table-cell table:formula="of:=[.J145]-[.$B145]" office:value-type="float" office:value="0.276909589767456" calcext:value-type="float">
            <text:p>0.276909589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1245.25745" calcext:value-type="float">
            <text:p>1442891245.25745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25.217453956604" calcext:value-type="float">
            <text:p>25.2174539566</text:p>
          </table:table-cell>
          <table:table-cell table:formula="of:=[.C146]/([.D146]-[.D145])" office:value-type="float" office:value="104692.078926598" calcext:value-type="float">
            <text:p>104692.078926598</text:p>
          </table:table-cell>
          <table:table-cell/>
          <table:table-cell office:value-type="float" office:value="1442891245.48975" calcext:value-type="float">
            <text:p>1442891245.48975</text:p>
          </table:table-cell>
          <table:table-cell table:formula="of:=[.G146]-[.$B146]" office:value-type="float" office:value="0.232303619384766" calcext:value-type="float">
            <text:p>0.2323036194</text:p>
          </table:table-cell>
          <table:table-cell/>
          <table:table-cell office:value-type="float" office:value="1442891245.48977" calcext:value-type="float">
            <text:p>1442891245.48977</text:p>
          </table:table-cell>
          <table:table-cell table:formula="of:=[.J146]-[.$B146]" office:value-type="float" office:value="0.232325792312622" calcext:value-type="float">
            <text:p>0.232325792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1245.33473" calcext:value-type="float">
            <text:p>1442891245.33473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25.294734954834" calcext:value-type="float">
            <text:p>25.2947349548</text:p>
          </table:table-cell>
          <table:table-cell table:formula="of:=[.C147]/([.D147]-[.D146])" office:value-type="float" office:value="104760.551564139" calcext:value-type="float">
            <text:p>104760.551564139</text:p>
          </table:table-cell>
          <table:table-cell/>
          <table:table-cell office:value-type="float" office:value="1442891245.61155" calcext:value-type="float">
            <text:p>1442891245.61155</text:p>
          </table:table-cell>
          <table:table-cell table:formula="of:=[.G147]-[.$B147]" office:value-type="float" office:value="0.276825428009033" calcext:value-type="float">
            <text:p>0.276825428</text:p>
          </table:table-cell>
          <table:table-cell/>
          <table:table-cell office:value-type="float" office:value="1442891245.61157" calcext:value-type="float">
            <text:p>1442891245.61157</text:p>
          </table:table-cell>
          <table:table-cell table:formula="of:=[.J147]-[.$B147]" office:value-type="float" office:value="0.276844024658203" calcext:value-type="float">
            <text:p>0.27684402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1245.41195" calcext:value-type="float">
            <text:p>1442891245.41195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25.3719544410706" calcext:value-type="float">
            <text:p>25.3719544411</text:p>
          </table:table-cell>
          <table:table-cell table:formula="of:=[.C148]/([.D148]-[.D147])" office:value-type="float" office:value="104844.002395934" calcext:value-type="float">
            <text:p>104844.002395934</text:p>
          </table:table-cell>
          <table:table-cell/>
          <table:table-cell office:value-type="float" office:value="1442891245.68963" calcext:value-type="float">
            <text:p>1442891245.68963</text:p>
          </table:table-cell>
          <table:table-cell table:formula="of:=[.G148]-[.$B148]" office:value-type="float" office:value="0.277682781219482" calcext:value-type="float">
            <text:p>0.2776827812</text:p>
          </table:table-cell>
          <table:table-cell/>
          <table:table-cell office:value-type="float" office:value="1442891245.68965" calcext:value-type="float">
            <text:p>1442891245.68965</text:p>
          </table:table-cell>
          <table:table-cell table:formula="of:=[.J148]-[.$B148]" office:value-type="float" office:value="0.277704477310181" calcext:value-type="float">
            <text:p>0.277704477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1245.49019" calcext:value-type="float">
            <text:p>1442891245.49019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25.4501981735229" calcext:value-type="float">
            <text:p>25.4501981735</text:p>
          </table:table-cell>
          <table:table-cell table:formula="of:=[.C149]/([.D149]-[.D148])" office:value-type="float" office:value="103471.546490015" calcext:value-type="float">
            <text:p>103471.546490015</text:p>
          </table:table-cell>
          <table:table-cell/>
          <table:table-cell office:value-type="float" office:value="1442891245.68994" calcext:value-type="float">
            <text:p>1442891245.68994</text:p>
          </table:table-cell>
          <table:table-cell table:formula="of:=[.G149]-[.$B149]" office:value-type="float" office:value="0.199750900268555" calcext:value-type="float">
            <text:p>0.1997509003</text:p>
          </table:table-cell>
          <table:table-cell/>
          <table:table-cell office:value-type="float" office:value="1442891245.71415" calcext:value-type="float">
            <text:p>1442891245.71415</text:p>
          </table:table-cell>
          <table:table-cell table:formula="of:=[.J149]-[.$B149]" office:value-type="float" office:value="0.223958015441895" calcext:value-type="float">
            <text:p>0.223958015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1245.56843" calcext:value-type="float">
            <text:p>1442891245.56843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25.5284349918365" calcext:value-type="float">
            <text:p>25.5284349918</text:p>
          </table:table-cell>
          <table:table-cell table:formula="of:=[.C150]/([.D150]-[.D149])" office:value-type="float" office:value="103480.690735001" calcext:value-type="float">
            <text:p>103480.690735001</text:p>
          </table:table-cell>
          <table:table-cell/>
          <table:table-cell office:value-type="float" office:value="1442891245.84613" calcext:value-type="float">
            <text:p>1442891245.84613</text:p>
          </table:table-cell>
          <table:table-cell table:formula="of:=[.G150]-[.$B150]" office:value-type="float" office:value="0.277697563171387" calcext:value-type="float">
            <text:p>0.2776975632</text:p>
          </table:table-cell>
          <table:table-cell/>
          <table:table-cell office:value-type="float" office:value="1442891245.84615" calcext:value-type="float">
            <text:p>1442891245.84615</text:p>
          </table:table-cell>
          <table:table-cell table:formula="of:=[.J150]-[.$B150]" office:value-type="float" office:value="0.277717351913452" calcext:value-type="float">
            <text:p>0.277717351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1245.64666" calcext:value-type="float">
            <text:p>1442891245.64666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25.6066634654999" calcext:value-type="float">
            <text:p>25.6066634655</text:p>
          </table:table-cell>
          <table:table-cell table:formula="of:=[.C151]/([.D151]-[.D150])" office:value-type="float" office:value="103491.729045393" calcext:value-type="float">
            <text:p>103491.729045393</text:p>
          </table:table-cell>
          <table:table-cell/>
          <table:table-cell office:value-type="float" office:value="1442891245.89038" calcext:value-type="float">
            <text:p>1442891245.89038</text:p>
          </table:table-cell>
          <table:table-cell table:formula="of:=[.G151]-[.$B151]" office:value-type="float" office:value="0.243726253509521" calcext:value-type="float">
            <text:p>0.2437262535</text:p>
          </table:table-cell>
          <table:table-cell/>
          <table:table-cell office:value-type="float" office:value="1442891245.8904" calcext:value-type="float">
            <text:p>1442891245.8904</text:p>
          </table:table-cell>
          <table:table-cell table:formula="of:=[.J151]-[.$B151]" office:value-type="float" office:value="0.243746519088745" calcext:value-type="float">
            <text:p>0.24374651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1245.72489" calcext:value-type="float">
            <text:p>1442891245.72489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25.6848950386047" calcext:value-type="float">
            <text:p>25.6848950386</text:p>
          </table:table-cell>
          <table:table-cell table:formula="of:=[.C152]/([.D152]-[.D151])" office:value-type="float" office:value="103487.628826643" calcext:value-type="float">
            <text:p>103487.628826643</text:p>
          </table:table-cell>
          <table:table-cell/>
          <table:table-cell office:value-type="float" office:value="1442891246.0026" calcext:value-type="float">
            <text:p>1442891246.0026</text:p>
          </table:table-cell>
          <table:table-cell table:formula="of:=[.G152]-[.$B152]" office:value-type="float" office:value="0.277713298797607" calcext:value-type="float">
            <text:p>0.2777132988</text:p>
          </table:table-cell>
          <table:table-cell/>
          <table:table-cell office:value-type="float" office:value="1442891246.00264" calcext:value-type="float">
            <text:p>1442891246.00264</text:p>
          </table:table-cell>
          <table:table-cell table:formula="of:=[.J152]-[.$B152]" office:value-type="float" office:value="0.277754068374634" calcext:value-type="float">
            <text:p>0.277754068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1245.80314" calcext:value-type="float">
            <text:p>1442891245.80314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25.763149023056" calcext:value-type="float">
            <text:p>25.7631490231</text:p>
          </table:table-cell>
          <table:table-cell table:formula="of:=[.C153]/([.D153]-[.D152])" office:value-type="float" office:value="103457.990756228" calcext:value-type="float">
            <text:p>103457.990756228</text:p>
          </table:table-cell>
          <table:table-cell/>
          <table:table-cell office:value-type="float" office:value="1442891246.07995" calcext:value-type="float">
            <text:p>1442891246.07995</text:p>
          </table:table-cell>
          <table:table-cell table:formula="of:=[.G153]-[.$B153]" office:value-type="float" office:value="0.276807308197021" calcext:value-type="float">
            <text:p>0.2768073082</text:p>
          </table:table-cell>
          <table:table-cell/>
          <table:table-cell office:value-type="float" office:value="1442891246.07997" calcext:value-type="float">
            <text:p>1442891246.07997</text:p>
          </table:table-cell>
          <table:table-cell table:formula="of:=[.J153]-[.$B153]" office:value-type="float" office:value="0.276832342147827" calcext:value-type="float">
            <text:p>0.276832342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1245.88035" calcext:value-type="float">
            <text:p>1442891245.88035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25.8403580188751" calcext:value-type="float">
            <text:p>25.8403580189</text:p>
          </table:table-cell>
          <table:table-cell table:formula="of:=[.C154]/([.D154]-[.D153])" office:value-type="float" office:value="104858.247592932" calcext:value-type="float">
            <text:p>104858.247592932</text:p>
          </table:table-cell>
          <table:table-cell/>
          <table:table-cell office:value-type="float" office:value="1442891246.09084" calcext:value-type="float">
            <text:p>1442891246.09084</text:p>
          </table:table-cell>
          <table:table-cell table:formula="of:=[.G154]-[.$B154]" office:value-type="float" office:value="0.210493564605713" calcext:value-type="float">
            <text:p>0.2104935646</text:p>
          </table:table-cell>
          <table:table-cell/>
          <table:table-cell office:value-type="float" office:value="1442891246.10262" calcext:value-type="float">
            <text:p>1442891246.10262</text:p>
          </table:table-cell>
          <table:table-cell table:formula="of:=[.J154]-[.$B154]" office:value-type="float" office:value="0.222269058227539" calcext:value-type="float">
            <text:p>0.222269058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1245.95754" calcext:value-type="float">
            <text:p>1442891245.95754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25.9175479412079" calcext:value-type="float">
            <text:p>25.9175479412</text:p>
          </table:table-cell>
          <table:table-cell table:formula="of:=[.C155]/([.D155]-[.D154])" office:value-type="float" office:value="104884.157871002" calcext:value-type="float">
            <text:p>104884.157871002</text:p>
          </table:table-cell>
          <table:table-cell/>
          <table:table-cell office:value-type="float" office:value="1442891246.23358" calcext:value-type="float">
            <text:p>1442891246.23358</text:p>
          </table:table-cell>
          <table:table-cell table:formula="of:=[.G155]-[.$B155]" office:value-type="float" office:value="0.276043653488159" calcext:value-type="float">
            <text:p>0.2760436535</text:p>
          </table:table-cell>
          <table:table-cell/>
          <table:table-cell office:value-type="float" office:value="1442891246.23361" calcext:value-type="float">
            <text:p>1442891246.23361</text:p>
          </table:table-cell>
          <table:table-cell table:formula="of:=[.J155]-[.$B155]" office:value-type="float" office:value="0.276071071624756" calcext:value-type="float">
            <text:p>0.27607107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1246.03384" calcext:value-type="float">
            <text:p>1442891246.03384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25.9938459396362" calcext:value-type="float">
            <text:p>25.9938459396</text:p>
          </table:table-cell>
          <table:table-cell table:formula="of:=[.C156]/([.D156]-[.D155])" office:value-type="float" office:value="106110.254092751" calcext:value-type="float">
            <text:p>106110.254092751</text:p>
          </table:table-cell>
          <table:table-cell/>
          <table:table-cell office:value-type="float" office:value="1442891246.29156" calcext:value-type="float">
            <text:p>1442891246.29156</text:p>
          </table:table-cell>
          <table:table-cell table:formula="of:=[.G156]-[.$B156]" office:value-type="float" office:value="0.257717132568359" calcext:value-type="float">
            <text:p>0.2577171326</text:p>
          </table:table-cell>
          <table:table-cell/>
          <table:table-cell office:value-type="float" office:value="1442891246.29161" calcext:value-type="float">
            <text:p>1442891246.29161</text:p>
          </table:table-cell>
          <table:table-cell table:formula="of:=[.J156]-[.$B156]" office:value-type="float" office:value="0.257766485214233" calcext:value-type="float">
            <text:p>0.257766485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1246.10816" calcext:value-type="float">
            <text:p>1442891246.10816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26.0681703090668" calcext:value-type="float">
            <text:p>26.0681703091</text:p>
          </table:table-cell>
          <table:table-cell table:formula="of:=[.C157]/([.D157]-[.D156])" office:value-type="float" office:value="108927.933893417" calcext:value-type="float">
            <text:p>108927.933893417</text:p>
          </table:table-cell>
          <table:table-cell/>
          <table:table-cell office:value-type="float" office:value="1442891246.38227" calcext:value-type="float">
            <text:p>1442891246.38227</text:p>
          </table:table-cell>
          <table:table-cell table:formula="of:=[.G157]-[.$B157]" office:value-type="float" office:value="0.274107217788696" calcext:value-type="float">
            <text:p>0.2741072178</text:p>
          </table:table-cell>
          <table:table-cell/>
          <table:table-cell office:value-type="float" office:value="1442891246.38233" calcext:value-type="float">
            <text:p>1442891246.38233</text:p>
          </table:table-cell>
          <table:table-cell table:formula="of:=[.J157]-[.$B157]" office:value-type="float" office:value="0.274163246154785" calcext:value-type="float">
            <text:p>0.274163246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1246.18249" calcext:value-type="float">
            <text:p>1442891246.18249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26.1424927711487" calcext:value-type="float">
            <text:p>26.1424927711</text:p>
          </table:table-cell>
          <table:table-cell table:formula="of:=[.C158]/([.D158]-[.D157])" office:value-type="float" office:value="108930.729327529" calcext:value-type="float">
            <text:p>108930.729327529</text:p>
          </table:table-cell>
          <table:table-cell/>
          <table:table-cell office:value-type="float" office:value="1442891246.45667" calcext:value-type="float">
            <text:p>1442891246.45667</text:p>
          </table:table-cell>
          <table:table-cell table:formula="of:=[.G158]-[.$B158]" office:value-type="float" office:value="0.274184942245483" calcext:value-type="float">
            <text:p>0.2741849422</text:p>
          </table:table-cell>
          <table:table-cell/>
          <table:table-cell office:value-type="float" office:value="1442891246.45672" calcext:value-type="float">
            <text:p>1442891246.45672</text:p>
          </table:table-cell>
          <table:table-cell table:formula="of:=[.J158]-[.$B158]" office:value-type="float" office:value="0.274231910705566" calcext:value-type="float">
            <text:p>0.274231910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1246.25684" calcext:value-type="float">
            <text:p>1442891246.25684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26.216849565506" calcext:value-type="float">
            <text:p>26.2168495655</text:p>
          </table:table-cell>
          <table:table-cell table:formula="of:=[.C159]/([.D159]-[.D158])" office:value-type="float" office:value="108880.433455711" calcext:value-type="float">
            <text:p>108880.433455711</text:p>
          </table:table-cell>
          <table:table-cell/>
          <table:table-cell office:value-type="float" office:value="1442891246.49221" calcext:value-type="float">
            <text:p>1442891246.49221</text:p>
          </table:table-cell>
          <table:table-cell table:formula="of:=[.G159]-[.$B159]" office:value-type="float" office:value="0.235364437103271" calcext:value-type="float">
            <text:p>0.2353644371</text:p>
          </table:table-cell>
          <table:table-cell/>
          <table:table-cell office:value-type="float" office:value="1442891246.49225" calcext:value-type="float">
            <text:p>1442891246.49225</text:p>
          </table:table-cell>
          <table:table-cell table:formula="of:=[.J159]-[.$B159]" office:value-type="float" office:value="0.235402822494507" calcext:value-type="float">
            <text:p>0.235402822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1246.33133" calcext:value-type="float">
            <text:p>1442891246.33133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26.2913377285004" calcext:value-type="float">
            <text:p>26.2913377285</text:p>
          </table:table-cell>
          <table:table-cell table:formula="of:=[.C160]/([.D160]-[.D159])" office:value-type="float" office:value="108688.410004289" calcext:value-type="float">
            <text:p>108688.410004289</text:p>
          </table:table-cell>
          <table:table-cell/>
          <table:table-cell office:value-type="float" office:value="1442891246.60546" calcext:value-type="float">
            <text:p>1442891246.60546</text:p>
          </table:table-cell>
          <table:table-cell table:formula="of:=[.G160]-[.$B160]" office:value-type="float" office:value="0.274132966995239" calcext:value-type="float">
            <text:p>0.274132967</text:p>
          </table:table-cell>
          <table:table-cell/>
          <table:table-cell office:value-type="float" office:value="1442891246.60551" calcext:value-type="float">
            <text:p>1442891246.60551</text:p>
          </table:table-cell>
          <table:table-cell table:formula="of:=[.J160]-[.$B160]" office:value-type="float" office:value="0.274177551269531" calcext:value-type="float">
            <text:p>0.274177551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1246.40581" calcext:value-type="float">
            <text:p>1442891246.40581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26.3658215999603" calcext:value-type="float">
            <text:p>26.3658216</text:p>
          </table:table-cell>
          <table:table-cell table:formula="of:=[.C161]/([.D161]-[.D160])" office:value-type="float" office:value="108694.672300325" calcext:value-type="float">
            <text:p>108694.672300325</text:p>
          </table:table-cell>
          <table:table-cell/>
          <table:table-cell office:value-type="float" office:value="1442891246.6801" calcext:value-type="float">
            <text:p>1442891246.6801</text:p>
          </table:table-cell>
          <table:table-cell table:formula="of:=[.G161]-[.$B161]" office:value-type="float" office:value="0.274287223815918" calcext:value-type="float">
            <text:p>0.2742872238</text:p>
          </table:table-cell>
          <table:table-cell/>
          <table:table-cell office:value-type="float" office:value="1442891246.68014" calcext:value-type="float">
            <text:p>1442891246.68014</text:p>
          </table:table-cell>
          <table:table-cell table:formula="of:=[.J161]-[.$B161]" office:value-type="float" office:value="0.274325847625732" calcext:value-type="float">
            <text:p>0.274325847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1246.48033" calcext:value-type="float">
            <text:p>1442891246.48033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26.4403338432312" calcext:value-type="float">
            <text:p>26.4403338432</text:p>
          </table:table-cell>
          <table:table-cell table:formula="of:=[.C162]/([.D162]-[.D161])" office:value-type="float" office:value="108653.284944981" calcext:value-type="float">
            <text:p>108653.284944981</text:p>
          </table:table-cell>
          <table:table-cell/>
          <table:table-cell office:value-type="float" office:value="1442891246.69292" calcext:value-type="float">
            <text:p>1442891246.69292</text:p>
          </table:table-cell>
          <table:table-cell table:formula="of:=[.G162]-[.$B162]" office:value-type="float" office:value="0.212588548660278" calcext:value-type="float">
            <text:p>0.2125885487</text:p>
          </table:table-cell>
          <table:table-cell/>
          <table:table-cell office:value-type="float" office:value="1442891246.70276" calcext:value-type="float">
            <text:p>1442891246.70276</text:p>
          </table:table-cell>
          <table:table-cell table:formula="of:=[.J162]-[.$B162]" office:value-type="float" office:value="0.222437620162964" calcext:value-type="float">
            <text:p>0.222437620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1246.55473" calcext:value-type="float">
            <text:p>1442891246.55473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26.5147395133972" calcext:value-type="float">
            <text:p>26.5147395134</text:p>
          </table:table-cell>
          <table:table-cell table:formula="of:=[.C163]/([.D163]-[.D162])" office:value-type="float" office:value="108808.911766214" calcext:value-type="float">
            <text:p>108808.911766214</text:p>
          </table:table-cell>
          <table:table-cell/>
          <table:table-cell office:value-type="float" office:value="1442891246.82917" calcext:value-type="float">
            <text:p>1442891246.82917</text:p>
          </table:table-cell>
          <table:table-cell table:formula="of:=[.G163]-[.$B163]" office:value-type="float" office:value="0.274435043334961" calcext:value-type="float">
            <text:p>0.2744350433</text:p>
          </table:table-cell>
          <table:table-cell/>
          <table:table-cell office:value-type="float" office:value="1442891246.82921" calcext:value-type="float">
            <text:p>1442891246.82921</text:p>
          </table:table-cell>
          <table:table-cell table:formula="of:=[.J163]-[.$B163]" office:value-type="float" office:value="0.274479866027832" calcext:value-type="float">
            <text:p>0.27447986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1246.6292" calcext:value-type="float">
            <text:p>1442891246.6292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26.5892055034637" calcext:value-type="float">
            <text:p>26.5892055035</text:p>
          </table:table-cell>
          <table:table-cell table:formula="of:=[.C164]/([.D164]-[.D163])" office:value-type="float" office:value="108720.772969875" calcext:value-type="float">
            <text:p>108720.772969875</text:p>
          </table:table-cell>
          <table:table-cell/>
          <table:table-cell office:value-type="float" office:value="1442891246.8939" calcext:value-type="float">
            <text:p>1442891246.8939</text:p>
          </table:table-cell>
          <table:table-cell table:formula="of:=[.G164]-[.$B164]" office:value-type="float" office:value="0.26469874382019" calcext:value-type="float">
            <text:p>0.2646987438</text:p>
          </table:table-cell>
          <table:table-cell/>
          <table:table-cell office:value-type="float" office:value="1442891246.89393" calcext:value-type="float">
            <text:p>1442891246.89393</text:p>
          </table:table-cell>
          <table:table-cell table:formula="of:=[.J164]-[.$B164]" office:value-type="float" office:value="0.264735460281372" calcext:value-type="float">
            <text:p>0.264735460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1246.70369" calcext:value-type="float">
            <text:p>1442891246.70369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26.6636984348297" calcext:value-type="float">
            <text:p>26.6636984348</text:p>
          </table:table-cell>
          <table:table-cell table:formula="of:=[.C165]/([.D165]-[.D164])" office:value-type="float" office:value="108681.452743834" calcext:value-type="float">
            <text:p>108681.452743834</text:p>
          </table:table-cell>
          <table:table-cell/>
          <table:table-cell office:value-type="float" office:value="1442891246.97816" calcext:value-type="float">
            <text:p>1442891246.97816</text:p>
          </table:table-cell>
          <table:table-cell table:formula="of:=[.G165]-[.$B165]" office:value-type="float" office:value="0.274466514587402" calcext:value-type="float">
            <text:p>0.2744665146</text:p>
          </table:table-cell>
          <table:table-cell/>
          <table:table-cell office:value-type="float" office:value="1442891246.9782" calcext:value-type="float">
            <text:p>1442891246.9782</text:p>
          </table:table-cell>
          <table:table-cell table:formula="of:=[.J165]-[.$B165]" office:value-type="float" office:value="0.274511098861694" calcext:value-type="float">
            <text:p>0.274511098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1246.77812" calcext:value-type="float">
            <text:p>1442891246.77812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26.738130569458" calcext:value-type="float">
            <text:p>26.7381305695</text:p>
          </table:table-cell>
          <table:table-cell table:formula="of:=[.C166]/([.D166]-[.D165])" office:value-type="float" office:value="108770.224586872" calcext:value-type="float">
            <text:p>108770.224586872</text:p>
          </table:table-cell>
          <table:table-cell/>
          <table:table-cell office:value-type="float" office:value="1442891247.05272" calcext:value-type="float">
            <text:p>1442891247.05272</text:p>
          </table:table-cell>
          <table:table-cell table:formula="of:=[.G166]-[.$B166]" office:value-type="float" office:value="0.274600028991699" calcext:value-type="float">
            <text:p>0.274600029</text:p>
          </table:table-cell>
          <table:table-cell/>
          <table:table-cell office:value-type="float" office:value="1442891250.00124" calcext:value-type="float">
            <text:p>1442891250.00124</text:p>
          </table:table-cell>
          <table:table-cell table:formula="of:=[.J166]-[.$B166]" office:value-type="float" office:value="3.22311425209045" calcext:value-type="float">
            <text:p>3.223114252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1246.8526" calcext:value-type="float">
            <text:p>1442891246.8526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26.8126060962677" calcext:value-type="float">
            <text:p>26.8126060963</text:p>
          </table:table-cell>
          <table:table-cell table:formula="of:=[.C167]/([.D167]-[.D166])" office:value-type="float" office:value="108706.851053068" calcext:value-type="float">
            <text:p>108706.851053068</text:p>
          </table:table-cell>
          <table:table-cell/>
          <table:table-cell office:value-type="float" office:value="1442891247.09484" calcext:value-type="float">
            <text:p>1442891247.09484</text:p>
          </table:table-cell>
          <table:table-cell table:formula="of:=[.G167]-[.$B167]" office:value-type="float" office:value="0.242240428924561" calcext:value-type="float">
            <text:p>0.2422404289</text:p>
          </table:table-cell>
          <table:table-cell/>
          <table:table-cell office:value-type="float" office:value="1442891250.03513" calcext:value-type="float">
            <text:p>1442891250.03513</text:p>
          </table:table-cell>
          <table:table-cell table:formula="of:=[.J167]-[.$B167]" office:value-type="float" office:value="3.18252873420715" calcext:value-type="float">
            <text:p>3.182528734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1246.92707" calcext:value-type="float">
            <text:p>1442891246.92707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26.8870792388916" calcext:value-type="float">
            <text:p>26.8870792389</text:p>
          </table:table-cell>
          <table:table-cell table:formula="of:=[.C168]/([.D168]-[.D167])" office:value-type="float" office:value="108710.331197997" calcext:value-type="float">
            <text:p>108710.331197997</text:p>
          </table:table-cell>
          <table:table-cell/>
          <table:table-cell office:value-type="float" office:value="1442891247.29597" calcext:value-type="float">
            <text:p>1442891247.29597</text:p>
          </table:table-cell>
          <table:table-cell table:formula="of:=[.G168]-[.$B168]" office:value-type="float" office:value="0.36890172958374" calcext:value-type="float">
            <text:p>0.3689017296</text:p>
          </table:table-cell>
          <table:table-cell/>
          <table:table-cell office:value-type="float" office:value="1442891250.06902" calcext:value-type="float">
            <text:p>1442891250.06902</text:p>
          </table:table-cell>
          <table:table-cell table:formula="of:=[.J168]-[.$B168]" office:value-type="float" office:value="3.14194297790527" calcext:value-type="float">
            <text:p>3.141942977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1260.00198" calcext:value-type="float">
            <text:p>1442891260.00198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39.961984872818" calcext:value-type="float">
            <text:p>39.9619848728</text:p>
          </table:table-cell>
          <table:table-cell table:formula="of:=[.C169]/([.D169]-[.D168])" office:value-type="float" office:value="619.201409683044" calcext:value-type="float">
            <text:p>619.201409683</text:p>
          </table:table-cell>
          <table:table-cell/>
          <table:table-cell office:value-type="float" office:value="1442891260.20206" calcext:value-type="float">
            <text:p>1442891260.20206</text:p>
          </table:table-cell>
          <table:table-cell table:formula="of:=[.G169]-[.$B169]" office:value-type="float" office:value="0.200082778930664" calcext:value-type="float">
            <text:p>0.2000827789</text:p>
          </table:table-cell>
          <table:table-cell/>
          <table:table-cell office:value-type="float" office:value="1442891260.2021" calcext:value-type="float">
            <text:p>1442891260.2021</text:p>
          </table:table-cell>
          <table:table-cell table:formula="of:=[.J169]-[.$B169]" office:value-type="float" office:value="0.200124740600586" calcext:value-type="float">
            <text:p>0.200124740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1260.10442" calcext:value-type="float">
            <text:p>1442891260.10442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40.0644273757935" calcext:value-type="float">
            <text:p>40.0644273758</text:p>
          </table:table-cell>
          <table:table-cell table:formula="of:=[.C170]/([.D170]-[.D169])" office:value-type="float" office:value="79029.6972921394" calcext:value-type="float">
            <text:p>79029.6972921394</text:p>
          </table:table-cell>
          <table:table-cell/>
          <table:table-cell office:value-type="float" office:value="1442891260.40299" calcext:value-type="float">
            <text:p>1442891260.40299</text:p>
          </table:table-cell>
          <table:table-cell table:formula="of:=[.G170]-[.$B170]" office:value-type="float" office:value="0.298564672470093" calcext:value-type="float">
            <text:p>0.2985646725</text:p>
          </table:table-cell>
          <table:table-cell/>
          <table:table-cell office:value-type="float" office:value="1442891260.40304" calcext:value-type="float">
            <text:p>1442891260.40304</text:p>
          </table:table-cell>
          <table:table-cell table:formula="of:=[.J170]-[.$B170]" office:value-type="float" office:value="0.298621892929077" calcext:value-type="float">
            <text:p>0.29862189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12:02.049863170</dc:date>
    <meta:editing-duration>PT3M21S</meta:editing-duration>
    <meta:editing-cycles>3</meta:editing-cycles>
    <meta:generator>LibreOffice/4.4.2.2$Linux_X86_64 LibreOffice_project/40m0$Build-2</meta:generator>
    <meta:document-statistic meta:table-count="1" meta:cell-count="15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2.sender_i.routed_msg_pub.network'.D1:'source_2.sender_i.routed_msg_pub.network'.E170" chart:data-source-has-labels="row" svg:x="0.32cm" svg:y="0.18cm" svg:width="11.793cm" svg:height="8.64cm">
          <chartooo:coordinate-region svg:x="1.49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170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170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448463439941">
                <text:p>0.102448463439941</text:p>
              </table:table-cell>
              <table:table-cell office:value-type="float" office:value="79025.0993344194">
                <text:p>79025.0993344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059289932251">
                <text:p>0.205059289932251</text:p>
              </table:table-cell>
              <table:table-cell office:value-type="float" office:value="78900.0564244239">
                <text:p>78900.0564244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438446044922">
                <text:p>0.306438446044922</text:p>
              </table:table-cell>
              <table:table-cell office:value-type="float" office:value="79858.6248932893">
                <text:p>79858.6248932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8843040466309">
                <text:p>0.408843040466309</text:p>
              </table:table-cell>
              <table:table-cell office:value-type="float" office:value="79058.952830628">
                <text:p>79058.952830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1228799819946">
                <text:p>0.511228799819946</text:p>
              </table:table-cell>
              <table:table-cell office:value-type="float" office:value="79073.4966572512">
                <text:p>79073.4966572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2587690353394">
                <text:p>0.612587690353394</text:p>
              </table:table-cell>
              <table:table-cell office:value-type="float" office:value="79874.591734293">
                <text:p>79874.591734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090824127197">
                <text:p>0.714090824127197</text:p>
              </table:table-cell>
              <table:table-cell office:value-type="float" office:value="79761.0842049632">
                <text:p>79761.0842049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5521240234375">
                <text:p>0.815521240234375</text:p>
              </table:table-cell>
              <table:table-cell office:value-type="float" office:value="79818.2666572644">
                <text:p>79818.2666572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6842222213745">
                <text:p>0.916842222213745</text:p>
              </table:table-cell>
              <table:table-cell office:value-type="float" office:value="79904.4762677924">
                <text:p>79904.4762677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531744003296">
                <text:p>1.01531744003296</text:p>
              </table:table-cell>
              <table:table-cell office:value-type="float" office:value="82213.5779873376">
                <text:p>82213.5779873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185073852539">
                <text:p>1.11185073852539</text:p>
              </table:table-cell>
              <table:table-cell office:value-type="float" office:value="83867.4335844303">
                <text:p>83867.4335844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843267440796">
                <text:p>1.20843267440796</text:p>
              </table:table-cell>
              <table:table-cell office:value-type="float" office:value="83825.199050097">
                <text:p>83825.199050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496740341187">
                <text:p>1.30496740341187</text:p>
              </table:table-cell>
              <table:table-cell office:value-type="float" office:value="83866.1907847941">
                <text:p>83866.1907847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045809745789">
                <text:p>1.40045809745789</text:p>
              </table:table-cell>
              <table:table-cell office:value-type="float" office:value="84783.1307634882">
                <text:p>84783.1307634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592471122742">
                <text:p>1.49592471122742</text:p>
              </table:table-cell>
              <table:table-cell office:value-type="float" office:value="84804.5162630864">
                <text:p>84804.5162630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249114990234">
                <text:p>1.59249114990234</text:p>
              </table:table-cell>
              <table:table-cell office:value-type="float" office:value="83838.6515138422">
                <text:p>83838.6515138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8802189826965">
                <text:p>1.68802189826965</text:p>
              </table:table-cell>
              <table:table-cell office:value-type="float" office:value="84747.5827245841">
                <text:p>84747.5827245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8349852561951">
                <text:p>1.78349852561951</text:p>
              </table:table-cell>
              <table:table-cell office:value-type="float" office:value="84795.6219728411">
                <text:p>84795.6219728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01953792572">
                <text:p>1.8801953792572</text:p>
              </table:table-cell>
              <table:table-cell office:value-type="float" office:value="83725.5783971438">
                <text:p>83725.5783971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7382760047913">
                <text:p>1.97382760047913</text:p>
              </table:table-cell>
              <table:table-cell office:value-type="float" office:value="86465.9611226262">
                <text:p>86465.9611226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5332708358765">
                <text:p>2.05332708358765</text:p>
              </table:table-cell>
              <table:table-cell office:value-type="float" office:value="101837.140110063">
                <text:p>101837.140110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3266801834106">
                <text:p>2.13266801834106</text:p>
              </table:table-cell>
              <table:table-cell office:value-type="float" office:value="102040.643019412">
                <text:p>102040.643019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205759048462">
                <text:p>2.21205759048462</text:p>
              </table:table-cell>
              <table:table-cell office:value-type="float" office:value="101978.128630805">
                <text:p>101978.128630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9138827323914">
                <text:p>2.29138827323914</text:p>
              </table:table-cell>
              <table:table-cell office:value-type="float" office:value="102053.829853608">
                <text:p>102053.829853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7072420120239">
                <text:p>2.37072420120239</text:p>
              </table:table-cell>
              <table:table-cell office:value-type="float" office:value="102047.08267545">
                <text:p>102047.08267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5004534721375">
                <text:p>2.45004534721375</text:p>
              </table:table-cell>
              <table:table-cell office:value-type="float" office:value="102066.099736397">
                <text:p>102066.099736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293664932251">
                <text:p>2.5293664932251</text:p>
              </table:table-cell>
              <table:table-cell office:value-type="float" office:value="102066.099736397">
                <text:p>102066.099736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0866379737854">
                <text:p>2.60866379737854</text:p>
              </table:table-cell>
              <table:table-cell office:value-type="float" office:value="102096.787355268">
                <text:p>102096.787355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8795847892761">
                <text:p>2.68795847892761</text:p>
              </table:table-cell>
              <table:table-cell office:value-type="float" office:value="102100.164119957">
                <text:p>102100.164119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6726198196411">
                <text:p>2.76726198196411</text:p>
              </table:table-cell>
              <table:table-cell office:value-type="float" office:value="102088.806799289">
                <text:p>102088.806799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4661531448364">
                <text:p>2.84661531448364</text:p>
              </table:table-cell>
              <table:table-cell office:value-type="float" office:value="102024.700701856">
                <text:p>102024.700701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2596960067749">
                <text:p>2.92596960067749</text:p>
              </table:table-cell>
              <table:table-cell office:value-type="float" office:value="102023.474576068">
                <text:p>102023.474576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0638961791992">
                <text:p>3.00638961791992</text:p>
              </table:table-cell>
              <table:table-cell office:value-type="float" office:value="100671.453173083">
                <text:p>100671.453173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781719207764">
                <text:p>3.08781719207764</text:p>
              </table:table-cell>
              <table:table-cell office:value-type="float" office:value="99425.7790895143">
                <text:p>99425.7790895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6918730735779">
                <text:p>3.16918730735779</text:p>
              </table:table-cell>
              <table:table-cell office:value-type="float" office:value="99495.9878344287">
                <text:p>99495.9878344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5059628486633">
                <text:p>3.25059628486633</text:p>
              </table:table-cell>
              <table:table-cell office:value-type="float" office:value="99448.4914044059">
                <text:p>99448.4914044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3198165893555">
                <text:p>3.33198165893555</text:p>
              </table:table-cell>
              <table:table-cell office:value-type="float" office:value="99477.3335208214">
                <text:p>99477.3335208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1340899467468">
                <text:p>3.41340899467468</text:p>
              </table:table-cell>
              <table:table-cell office:value-type="float" office:value="99426.0702073897">
                <text:p>99426.0702073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9478220939636">
                <text:p>3.49478220939636</text:p>
              </table:table-cell>
              <table:table-cell office:value-type="float" office:value="99492.1981107752">
                <text:p>99492.1981107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761284828186">
                <text:p>3.5761284828186</text:p>
              </table:table-cell>
              <table:table-cell office:value-type="float" office:value="99525.1492096802">
                <text:p>99525.1492096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5754055976868">
                <text:p>3.65754055976868</text:p>
              </table:table-cell>
              <table:table-cell office:value-type="float" office:value="99444.705298023">
                <text:p>99444.705298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3898959159851">
                <text:p>3.73898959159851</text:p>
              </table:table-cell>
              <table:table-cell office:value-type="float" office:value="99399.5854599528">
                <text:p>99399.5854599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2038688659668">
                <text:p>3.82038688659668</text:p>
              </table:table-cell>
              <table:table-cell office:value-type="float" office:value="99462.7647046763">
                <text:p>99462.76470467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0183472633362">
                <text:p>3.90183472633362</text:p>
              </table:table-cell>
              <table:table-cell office:value-type="float" office:value="99401.0402995167">
                <text:p>99401.0402995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8322343826294">
                <text:p>3.98322343826294</text:p>
              </table:table-cell>
              <table:table-cell office:value-type="float" office:value="99473.2538221104">
                <text:p>99473.2538221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06467223167419">
                <text:p>4.06467223167419</text:p>
              </table:table-cell>
              <table:table-cell office:value-type="float" office:value="99399.8764244587">
                <text:p>99399.8764244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4608597755432">
                <text:p>4.14608597755432</text:p>
              </table:table-cell>
              <table:table-cell office:value-type="float" office:value="99442.6667447595">
                <text:p>99442.6667447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2747874259949">
                <text:p>4.22747874259949</text:p>
              </table:table-cell>
              <table:table-cell office:value-type="float" office:value="99468.3003520941">
                <text:p>99468.3003520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0891633033752">
                <text:p>4.30891633033752</text:p>
              </table:table-cell>
              <table:table-cell office:value-type="float" office:value="99413.5536779731">
                <text:p>99413.5536779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9027738571167">
                <text:p>4.39027738571167</text:p>
              </table:table-cell>
              <table:table-cell office:value-type="float" office:value="99507.0671437321">
                <text:p>99507.0671437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7166466712952">
                <text:p>4.47166466712952</text:p>
              </table:table-cell>
              <table:table-cell office:value-type="float" office:value="99475.0022234396">
                <text:p>99475.0022234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5306100845337">
                <text:p>4.55306100845337</text:p>
              </table:table-cell>
              <table:table-cell office:value-type="float" office:value="99463.930052929">
                <text:p>99463.9300529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3445138931274">
                <text:p>4.63445138931274</text:p>
              </table:table-cell>
              <table:table-cell office:value-type="float" office:value="99471.2140982377">
                <text:p>99471.2140982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71576142311096">
                <text:p>4.71576142311096</text:p>
              </table:table-cell>
              <table:table-cell office:value-type="float" office:value="99569.5072528362">
                <text:p>99569.5072528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9713439941406">
                <text:p>4.79713439941406</text:p>
              </table:table-cell>
              <table:table-cell office:value-type="float" office:value="99492.4896177297">
                <text:p>99492.4896177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7855744361877">
                <text:p>4.87855744361877</text:p>
              </table:table-cell>
              <table:table-cell office:value-type="float" office:value="99431.3106206792">
                <text:p>99431.3106206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6006369590759">
                <text:p>4.96006369590759</text:p>
              </table:table-cell>
              <table:table-cell office:value-type="float" office:value="99329.8032071421">
                <text:p>99329.80320714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3738951683044">
                <text:p>5.03738951683044</text:p>
              </table:table-cell>
              <table:table-cell office:value-type="float" office:value="104699.826052638">
                <text:p>104699.826052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11469984054565">
                <text:p>5.11469984054565</text:p>
              </table:table-cell>
              <table:table-cell office:value-type="float" office:value="104720.813611174">
                <text:p>104720.8136111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1920018196106">
                <text:p>5.1920018196106</text:p>
              </table:table-cell>
              <table:table-cell office:value-type="float" office:value="104732.118089739">
                <text:p>104732.118089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26932144165039">
                <text:p>5.26932144165039</text:p>
              </table:table-cell>
              <table:table-cell office:value-type="float" office:value="104708.220066481">
                <text:p>104708.2200664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34661936759949">
                <text:p>5.34661936759949</text:p>
              </table:table-cell>
              <table:table-cell office:value-type="float" office:value="104737.609717129">
                <text:p>104737.609717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2394304275513">
                <text:p>5.42394304275513</text:p>
              </table:table-cell>
              <table:table-cell office:value-type="float" office:value="104702.731520509">
                <text:p>104702.731520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0126934051514">
                <text:p>5.50126934051514</text:p>
              </table:table-cell>
              <table:table-cell office:value-type="float" office:value="104699.180415009">
                <text:p>104699.180415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7882928848267">
                <text:p>5.57882928848267</text:p>
              </table:table-cell>
              <table:table-cell office:value-type="float" office:value="104383.772967323">
                <text:p>104383.772967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65612435340881">
                <text:p>5.65612435340881</text:p>
              </table:table-cell>
              <table:table-cell office:value-type="float" office:value="104741.486506744">
                <text:p>104741.4865067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3342633247376">
                <text:p>5.73342633247376</text:p>
              </table:table-cell>
              <table:table-cell office:value-type="float" office:value="104732.118089739">
                <text:p>104732.1180897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81072759628296">
                <text:p>5.81072759628296</text:p>
              </table:table-cell>
              <table:table-cell office:value-type="float" office:value="104733.087158609">
                <text:p>104733.087158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88802838325501">
                <text:p>5.88802838325501</text:p>
              </table:table-cell>
              <table:table-cell office:value-type="float" office:value="104733.733214485">
                <text:p>104733.733214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96539926528931">
                <text:p>5.96539926528931</text:p>
              </table:table-cell>
              <table:table-cell office:value-type="float" office:value="104638.84845478">
                <text:p>104638.84845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03984975814819">
                <text:p>6.03984975814819</text:p>
              </table:table-cell>
              <table:table-cell office:value-type="float" office:value="108743.403691701">
                <text:p>108743.4036917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1425447463989">
                <text:p>6.11425447463989</text:p>
              </table:table-cell>
              <table:table-cell office:value-type="float" office:value="108810.306412541">
                <text:p>108810.306412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18869829177856">
                <text:p>6.18869829177856</text:p>
              </table:table-cell>
              <table:table-cell office:value-type="float" office:value="108753.155213938">
                <text:p>108753.1552139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6312065124512">
                <text:p>6.26312065124512</text:p>
              </table:table-cell>
              <table:table-cell office:value-type="float" office:value="108784.51124139">
                <text:p>108784.51124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3761477470398">
                <text:p>6.33761477470398</text:p>
              </table:table-cell>
              <table:table-cell office:value-type="float" office:value="108679.713567887">
                <text:p>108679.713567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1207051277161">
                <text:p>6.41207051277161</text:p>
              </table:table-cell>
              <table:table-cell office:value-type="float" office:value="108735.743008101">
                <text:p>108735.7430081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8645448684692">
                <text:p>6.48645448684692</text:p>
              </table:table-cell>
              <table:table-cell office:value-type="float" office:value="108840.648817747">
                <text:p>108840.648817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6089329719543">
                <text:p>6.56089329719543</text:p>
              </table:table-cell>
              <table:table-cell office:value-type="float" office:value="108760.470003427">
                <text:p>108760.4700034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3530826568604">
                <text:p>6.63530826568604</text:p>
              </table:table-cell>
              <table:table-cell office:value-type="float" office:value="108795.31583787">
                <text:p>108795.315837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0977759361267">
                <text:p>6.70977759361267</text:p>
              </table:table-cell>
              <table:table-cell office:value-type="float" office:value="108715.899893388">
                <text:p>108715.899893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8420877456665">
                <text:p>6.78420877456665</text:p>
              </table:table-cell>
              <table:table-cell office:value-type="float" office:value="108771.618241631">
                <text:p>108771.6182416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5868620872498">
                <text:p>6.85868620872498</text:p>
              </table:table-cell>
              <table:table-cell office:value-type="float" office:value="108704.067097551">
                <text:p>108704.0670975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3312931060791">
                <text:p>6.93312931060791</text:p>
              </table:table-cell>
              <table:table-cell office:value-type="float" office:value="108754.200123624">
                <text:p>108754.200123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243828296661">
                <text:p>20.0243828296661</text:p>
              </table:table-cell>
              <table:table-cell office:value-type="float" office:value="618.428173300124">
                <text:p>618.428173300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267683506012">
                <text:p>20.1267683506012</text:p>
              </table:table-cell>
              <table:table-cell office:value-type="float" office:value="79073.6807906184">
                <text:p>79073.68079061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292251586914">
                <text:p>20.2292251586914</text:p>
              </table:table-cell>
              <table:table-cell office:value-type="float" office:value="79018.6630923709">
                <text:p>79018.6630923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316538333893">
                <text:p>20.3316538333893</text:p>
              </table:table-cell>
              <table:table-cell office:value-type="float" office:value="79040.3666149151">
                <text:p>79040.36661491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340975284576">
                <text:p>20.4340975284576</text:p>
              </table:table-cell>
              <table:table-cell office:value-type="float" office:value="79028.7776577918">
                <text:p>79028.77765779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5365629196167">
                <text:p>20.5365629196167</text:p>
              </table:table-cell>
              <table:table-cell office:value-type="float" office:value="79012.0440513669">
                <text:p>79012.0440513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6390154361725">
                <text:p>20.6390154361725</text:p>
              </table:table-cell>
              <table:table-cell office:value-type="float" office:value="79021.9730287608">
                <text:p>79021.9730287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7414484024048">
                <text:p>20.7414484024048</text:p>
              </table:table-cell>
              <table:table-cell office:value-type="float" office:value="79037.0551375005">
                <text:p>79037.0551375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8438920974731">
                <text:p>20.8438920974731</text:p>
              </table:table-cell>
              <table:table-cell office:value-type="float" office:value="79028.7776577918">
                <text:p>79028.77765779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9463267326355">
                <text:p>20.9463267326355</text:p>
              </table:table-cell>
              <table:table-cell office:value-type="float" office:value="79035.7674156623">
                <text:p>79035.7674156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0426223278046">
                <text:p>21.0426223278046</text:p>
              </table:table-cell>
              <table:table-cell office:value-type="float" office:value="84074.4582946473">
                <text:p>84074.45829464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1390562057495">
                <text:p>21.1390562057495</text:p>
              </table:table-cell>
              <table:table-cell office:value-type="float" office:value="83953.8984901341">
                <text:p>83953.8984901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235508441925">
                <text:p>21.235508441925</text:p>
              </table:table-cell>
              <table:table-cell office:value-type="float" office:value="83937.9191298974">
                <text:p>83937.9191298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3319652080536">
                <text:p>21.3319652080536</text:p>
              </table:table-cell>
              <table:table-cell office:value-type="float" office:value="83933.977106501">
                <text:p>83933.9771065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4283876419067">
                <text:p>21.4283876419067</text:p>
              </table:table-cell>
              <table:table-cell office:value-type="float" office:value="83963.8627285652">
                <text:p>83963.86272856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48274803162">
                <text:p>21.5248274803162</text:p>
              </table:table-cell>
              <table:table-cell office:value-type="float" office:value="83948.7097192075">
                <text:p>83948.7097192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6212704181671">
                <text:p>21.6212704181671</text:p>
              </table:table-cell>
              <table:table-cell office:value-type="float" office:value="83946.0118117925">
                <text:p>83946.01181179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7177293300629">
                <text:p>21.7177293300629</text:p>
              </table:table-cell>
              <table:table-cell office:value-type="float" office:value="83932.1099614907">
                <text:p>83932.10996149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8141531944275">
                <text:p>21.8141531944275</text:p>
              </table:table-cell>
              <table:table-cell office:value-type="float" office:value="83962.6170694136">
                <text:p>83962.6170694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910569190979">
                <text:p>21.910569190979</text:p>
              </table:table-cell>
              <table:table-cell office:value-type="float" office:value="83969.4686521694">
                <text:p>83969.4686521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9990096092224">
                <text:p>21.9990096092224</text:p>
              </table:table-cell>
              <table:table-cell office:value-type="float" office:value="91541.8556447569">
                <text:p>91541.85564475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0783121585846">
                <text:p>22.0783121585846</text:p>
              </table:table-cell>
              <table:table-cell office:value-type="float" office:value="102090.034495925">
                <text:p>102090.034495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1576564311981">
                <text:p>22.1576564311981</text:p>
              </table:table-cell>
              <table:table-cell office:value-type="float" office:value="102036.350366894">
                <text:p>102036.350366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2370364665985">
                <text:p>22.2370364665985</text:p>
              </table:table-cell>
              <table:table-cell office:value-type="float" office:value="101990.380316209">
                <text:p>101990.380316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3163409233093">
                <text:p>22.3163409233093</text:p>
              </table:table-cell>
              <table:table-cell office:value-type="float" office:value="102087.579132181">
                <text:p>102087.5791321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3956401348114">
                <text:p>22.3956401348114</text:p>
              </table:table-cell>
              <table:table-cell office:value-type="float" office:value="102094.331666692">
                <text:p>102094.331666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4749419689178">
                <text:p>22.4749419689178</text:p>
              </table:table-cell>
              <table:table-cell office:value-type="float" office:value="102090.955287779">
                <text:p>102090.9552877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5543677806854">
                <text:p>22.5543677806854</text:p>
              </table:table-cell>
              <table:table-cell office:value-type="float" office:value="101931.599058643">
                <text:p>101931.599058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336784362793">
                <text:p>22.6336784362793</text:p>
              </table:table-cell>
              <table:table-cell office:value-type="float" office:value="102079.600015632">
                <text:p>102079.600015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7130751609802">
                <text:p>22.7130751609802</text:p>
              </table:table-cell>
              <table:table-cell office:value-type="float" office:value="101968.941798243">
                <text:p>101968.9417982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7924671173096">
                <text:p>22.7924671173096</text:p>
              </table:table-cell>
              <table:table-cell office:value-type="float" office:value="101975.06616936">
                <text:p>101975.06616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8718264102936">
                <text:p>22.8718264102936</text:p>
              </table:table-cell>
              <table:table-cell office:value-type="float" office:value="102017.037899158">
                <text:p>102017.037899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9511568546295">
                <text:p>22.9511568546295</text:p>
              </table:table-cell>
              <table:table-cell office:value-type="float" office:value="102054.136564724">
                <text:p>102054.136564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0325546264648">
                <text:p>23.0325546264648</text:p>
              </table:table-cell>
              <table:table-cell office:value-type="float" office:value="99462.18204079">
                <text:p>99462.18204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1139323711395">
                <text:p>23.1139323711395</text:p>
              </table:table-cell>
              <table:table-cell office:value-type="float" office:value="99486.6598031776">
                <text:p>99486.65980317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1953485012054">
                <text:p>23.1953485012054</text:p>
              </table:table-cell>
              <table:table-cell office:value-type="float" office:value="99439.7546707898">
                <text:p>99439.7546707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2767693996429">
                <text:p>23.2767693996429</text:p>
              </table:table-cell>
              <table:table-cell office:value-type="float" office:value="99433.9310344828">
                <text:p>99433.93103448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3581602573395">
                <text:p>23.3581602573395</text:p>
              </table:table-cell>
              <table:table-cell office:value-type="float" office:value="99470.6313353526">
                <text:p>99470.63133535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4395892620087">
                <text:p>23.4395892620087</text:p>
              </table:table-cell>
              <table:table-cell office:value-type="float" office:value="99424.0324180618">
                <text:p>99424.03241806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5210309028625">
                <text:p>23.5210309028625</text:p>
              </table:table-cell>
              <table:table-cell office:value-type="float" office:value="99408.6061518014">
                <text:p>99408.60615180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6024739742279">
                <text:p>23.6024739742279</text:p>
              </table:table-cell>
              <table:table-cell office:value-type="float" office:value="99406.8600836659">
                <text:p>99406.86008366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6838812828064">
                <text:p>23.6838812828064</text:p>
              </table:table-cell>
              <table:table-cell office:value-type="float" office:value="99450.5301964873">
                <text:p>99450.5301964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7652821540833">
                <text:p>23.7652821540833</text:p>
              </table:table-cell>
              <table:table-cell office:value-type="float" office:value="99458.394891922">
                <text:p>99458.3948919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8466875553131">
                <text:p>23.8466875553131</text:p>
              </table:table-cell>
              <table:table-cell office:value-type="float" office:value="99452.8603469434">
                <text:p>99452.86034694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9280989170074">
                <text:p>23.9280989170074</text:p>
              </table:table-cell>
              <table:table-cell office:value-type="float" office:value="99445.5789892932">
                <text:p>99445.57898929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009626865387">
                <text:p>24.009626865387</text:p>
              </table:table-cell>
              <table:table-cell office:value-type="float" office:value="99303.3697145514">
                <text:p>99303.36971455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.0910840034485">
                <text:p>24.0910840034485</text:p>
              </table:table-cell>
              <table:table-cell office:value-type="float" office:value="99389.6936801929">
                <text:p>99389.69368019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72513961792">
                <text:p>24.172513961792</text:p>
              </table:table-cell>
              <table:table-cell office:value-type="float" office:value="99422.8680045207">
                <text:p>99422.86800452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539167404175">
                <text:p>24.2539167404175</text:p>
              </table:table-cell>
              <table:table-cell office:value-type="float" office:value="99456.0644821163">
                <text:p>99456.0644821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353288173676">
                <text:p>24.3353288173676</text:p>
              </table:table-cell>
              <table:table-cell office:value-type="float" office:value="99444.705298023">
                <text:p>99444.7052980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166707992554">
                <text:p>24.4166707992554</text:p>
              </table:table-cell>
              <table:table-cell office:value-type="float" office:value="99530.4000726904">
                <text:p>99530.40007269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4980270862579">
                <text:p>24.4980270862579</text:p>
              </table:table-cell>
              <table:table-cell office:value-type="float" office:value="99512.8993502973">
                <text:p>99512.8993502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5794005393982">
                <text:p>24.5794005393982</text:p>
              </table:table-cell>
              <table:table-cell office:value-type="float" office:value="99491.9066055288">
                <text:p>99491.9066055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6607649326324">
                <text:p>24.6607649326324</text:p>
              </table:table-cell>
              <table:table-cell office:value-type="float" office:value="99502.9850058752">
                <text:p>99502.9850058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7421455383301">
                <text:p>24.7421455383301</text:p>
              </table:table-cell>
              <table:table-cell office:value-type="float" office:value="99483.1622423719">
                <text:p>99483.1622423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8235609531403">
                <text:p>24.8235609531403</text:p>
              </table:table-cell>
              <table:table-cell office:value-type="float" office:value="99440.6282750724">
                <text:p>99440.62827507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9050188064575">
                <text:p>24.9050188064575</text:p>
              </table:table-cell>
              <table:table-cell office:value-type="float" office:value="99388.8209706169">
                <text:p>99388.8209706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9854655265808">
                <text:p>24.9854655265808</text:p>
              </table:table-cell>
              <table:table-cell office:value-type="float" office:value="100638.037046038">
                <text:p>100638.037046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0627679824829">
                <text:p>25.0627679824829</text:p>
              </table:table-cell>
              <table:table-cell office:value-type="float" office:value="104731.472053789">
                <text:p>104731.472053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1401224136353">
                <text:p>25.1401224136353</text:p>
              </table:table-cell>
              <table:table-cell office:value-type="float" office:value="104661.101883815">
                <text:p>104661.101883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217453956604">
                <text:p>25.217453956604</text:p>
              </table:table-cell>
              <table:table-cell office:value-type="float" office:value="104692.078926598">
                <text:p>104692.078926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294734954834">
                <text:p>25.294734954834</text:p>
              </table:table-cell>
              <table:table-cell office:value-type="float" office:value="104760.551564139">
                <text:p>104760.551564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719544410706">
                <text:p>25.3719544410706</text:p>
              </table:table-cell>
              <table:table-cell office:value-type="float" office:value="104844.002395934">
                <text:p>104844.0023959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4501981735229">
                <text:p>25.4501981735229</text:p>
              </table:table-cell>
              <table:table-cell office:value-type="float" office:value="103471.546490015">
                <text:p>103471.546490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5284349918365">
                <text:p>25.5284349918365</text:p>
              </table:table-cell>
              <table:table-cell office:value-type="float" office:value="103480.690735001">
                <text:p>103480.690735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6066634654999">
                <text:p>25.6066634654999</text:p>
              </table:table-cell>
              <table:table-cell office:value-type="float" office:value="103491.729045393">
                <text:p>103491.7290453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6848950386047">
                <text:p>25.6848950386047</text:p>
              </table:table-cell>
              <table:table-cell office:value-type="float" office:value="103487.628826643">
                <text:p>103487.6288266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763149023056">
                <text:p>25.763149023056</text:p>
              </table:table-cell>
              <table:table-cell office:value-type="float" office:value="103457.990756228">
                <text:p>103457.9907562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8403580188751">
                <text:p>25.8403580188751</text:p>
              </table:table-cell>
              <table:table-cell office:value-type="float" office:value="104858.247592932">
                <text:p>104858.2475929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9175479412079">
                <text:p>25.9175479412079</text:p>
              </table:table-cell>
              <table:table-cell office:value-type="float" office:value="104884.157871002">
                <text:p>104884.1578710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9938459396362">
                <text:p>25.9938459396362</text:p>
              </table:table-cell>
              <table:table-cell office:value-type="float" office:value="106110.254092751">
                <text:p>106110.2540927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0681703090668">
                <text:p>26.0681703090668</text:p>
              </table:table-cell>
              <table:table-cell office:value-type="float" office:value="108927.933893417">
                <text:p>108927.9338934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1424927711487">
                <text:p>26.1424927711487</text:p>
              </table:table-cell>
              <table:table-cell office:value-type="float" office:value="108930.729327529">
                <text:p>108930.7293275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216849565506">
                <text:p>26.216849565506</text:p>
              </table:table-cell>
              <table:table-cell office:value-type="float" office:value="108880.433455711">
                <text:p>108880.4334557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2913377285004">
                <text:p>26.2913377285004</text:p>
              </table:table-cell>
              <table:table-cell office:value-type="float" office:value="108688.410004289">
                <text:p>108688.410004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3658215999603">
                <text:p>26.3658215999603</text:p>
              </table:table-cell>
              <table:table-cell office:value-type="float" office:value="108694.672300325">
                <text:p>108694.672300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4403338432312">
                <text:p>26.4403338432312</text:p>
              </table:table-cell>
              <table:table-cell office:value-type="float" office:value="108653.284944981">
                <text:p>108653.2849449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5147395133972">
                <text:p>26.5147395133972</text:p>
              </table:table-cell>
              <table:table-cell office:value-type="float" office:value="108808.911766214">
                <text:p>108808.911766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5892055034637">
                <text:p>26.5892055034637</text:p>
              </table:table-cell>
              <table:table-cell office:value-type="float" office:value="108720.772969875">
                <text:p>108720.772969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636984348297">
                <text:p>26.6636984348297</text:p>
              </table:table-cell>
              <table:table-cell office:value-type="float" office:value="108681.452743834">
                <text:p>108681.4527438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738130569458">
                <text:p>26.738130569458</text:p>
              </table:table-cell>
              <table:table-cell office:value-type="float" office:value="108770.224586872">
                <text:p>108770.224586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8126060962677">
                <text:p>26.8126060962677</text:p>
              </table:table-cell>
              <table:table-cell office:value-type="float" office:value="108706.851053068">
                <text:p>108706.8510530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8870792388916">
                <text:p>26.8870792388916</text:p>
              </table:table-cell>
              <table:table-cell office:value-type="float" office:value="108710.331197997">
                <text:p>108710.331197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961984872818">
                <text:p>39.961984872818</text:p>
              </table:table-cell>
              <table:table-cell office:value-type="float" office:value="619.201409683044">
                <text:p>619.2014096830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0644273757935">
                <text:p>40.0644273757935</text:p>
              </table:table-cell>
              <table:table-cell office:value-type="float" office:value="79029.6972921394">
                <text:p>79029.6972921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